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5.62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co19" style:family="table-column">
      <style:table-column-properties fo:break-before="auto" style:column-width="3.004cm"/>
    </style:style>
    <style:style style:name="co20" style:family="table-column">
      <style:table-column-properties fo:break-before="auto" style:column-width="2.759cm"/>
    </style:style>
    <style:style style:name="co21" style:family="table-column">
      <style:table-column-properties fo:break-before="auto" style:column-width="3.277cm"/>
    </style:style>
    <style:style style:name="co22" style:family="table-column">
      <style:table-column-properties fo:break-before="auto" style:column-width="3.768cm"/>
    </style:style>
    <style:style style:name="co23" style:family="table-column">
      <style:table-column-properties fo:break-before="auto" style:column-width="7.036cm"/>
    </style:style>
    <style:style style:name="co24" style:family="table-column">
      <style:table-column-properties fo:break-before="auto" style:column-width="2.787cm"/>
    </style:style>
    <style:style style:name="co25" style:family="table-column">
      <style:table-column-properties fo:break-before="auto" style:column-width="2.596cm"/>
    </style:style>
    <style:style style:name="co26" style:family="table-column">
      <style:table-column-properties fo:break-before="auto" style:column-width="3.82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36"/>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
      <table:table table:name="Perks" table:style-name="ta1">
        <office:forms form:automatic-focus="false" form:apply-design-mode="false"/>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8 seconds. That Survivor suffers from the Oblivious Status Effect for 40/50/6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2/8/4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30/35/40 seconds. Hysteria has a cool-down of 2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The trauma caused by your brutal attacks makes crying for help painfully difficult. When a Survivor drops a pallet, if they move 6/6/6 meters away from it within 6/6/6 seconds, they gain 5/5/5% Hindered for 3/4/5 seconds.</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8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0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2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5/6/7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5 seconds. Dance With Me has a cool-down of 25/20/15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5 seconds. Deception has a cool-down of 25/20/15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7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25/20/15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1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25/20/15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row table:style-name="ro1">
          <table:table-cell office:value-type="string" calcext:value-type="string">
            <text:p>Hex: Nothing But Misery</text:p>
          </table:table-cell>
          <table:table-cell office:value-type="string" calcext:value-type="string">
            <text:p>hexNothingButMise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ferocity of your bloodlust stirs the otherworldly forces of the Realm, awakening Hex Totems in your favor. Unleash a relentless assault on Survivors to hinder them in those crucial moments and close the gap when they’re most vulnerable. Damage a number of Survivors to turn a Dull Totem into a Hex: Totem. While the Hex is active, Survivors will become temporarily Hindered when hit with a Basic Attack.</text:p>
          </table:table-cell>
          <table:table-cell office:value-type="string" calcext:value-type="string">
            <text:p>“All of the liabilities of this world are due to the inadequacies of the person involved.” – Ken Kaneki</text:p>
          </table:table-cell>
        </table:table-row>
        <table:table-row table:style-name="ro1">
          <table:table-cell office:value-type="string" calcext:value-type="string">
            <text:p>Forever Entwined</text:p>
          </table:table-cell>
          <table:table-cell office:value-type="string" calcext:value-type="string">
            <text:p>foreverEntwin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pain you inflict spurs you on, bringing you that much closer to your next mouth-watering bite. Unleash damage upon your victims to quicken the time it takes to pick them up, drop them, and Hook them. Every second counts... Whenever a Survivor takes damage, gain a Token, up to a max of 8. For each Token, increase the speed you pick up, drop, and Hook Survivors.</text:p>
          </table:table-cell>
          <table:table-cell office:value-type="string" calcext:value-type="string">
            <text:p>“You tried to devour me so you have no room to complain if I eat you, do you?” – Ken Kaneki</text:p>
          </table:table-cell>
        </table:table-row>
        <table:table-row table:style-name="ro1">
          <table:table-cell office:value-type="string" calcext:value-type="string">
            <text:p>None Are Free</text:p>
          </table:table-cell>
          <table:table-cell office:value-type="string" calcext:value-type="string">
            <text:p>noneAreFre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Spread your violent attention and The Entity will reward your devotion. Though Survivors may take solace in completing their objective, it is in this precious moment that all hope will be swallowed. When you Hook a Survivor for the first time, gain 1 token, up to 4. When all Generators are completed, for each token, all Windows and upright Pallets are blocked for a duration.</text:p>
          </table:table-cell>
          <table:table-cell office:value-type="string" calcext:value-type="string">
            <text:p>“I’m not wrong. What’s wrong is this messed-up world!” – Ken Kaneki</text:p>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
      <table:table table:name="Killers" table:style-name="ta1">
        <table:table-column table:style-name="co19" table:default-cell-style-name="Default"/>
        <table:table-column table:style-name="co20" table:default-cell-style-name="Default"/>
        <table:table-column table:style-name="co21" table:default-cell-style-name="Default"/>
        <table:table-column table:style-name="co3" table:number-columns-repeated="2" table:default-cell-style-name="Default"/>
        <table:table-column table:style-name="co22" table:default-cell-style-name="Default"/>
        <table:table-column table:style-name="co23" table:default-cell-style-name="Default"/>
        <table:table-column table:style-name="co3" table:number-columns-repeated="3" table:default-cell-style-name="Default"/>
        <table:table-column table:style-name="co24" table:default-cell-style-name="Default"/>
        <table:table-column table:style-name="co25" table:default-cell-style-name="Default"/>
        <table:table-column table:style-name="co26" table:default-cell-style-name="Default"/>
        <table:table-column table:style-name="co3" table:number-columns-repeated="3" table:default-cell-style-name="Default"/>
        <table:table-row table:style-name="ro1">
          <table:table-cell office:value-type="string" calcext:value-type="string">
            <text:p>KillerName</text:p>
          </table:table-cell>
          <table:table-cell office:value-type="string" calcext:value-type="string">
            <text:p>KillerNumber</text:p>
          </table:table-cell>
          <table:table-cell office:value-type="string" calcext:value-type="string">
            <text:p>KillerBirthName</text:p>
          </table:table-cell>
          <table:table-cell office:value-type="string" calcext:value-type="string">
            <text:p>KillerGender</text:p>
          </table:table-cell>
          <table:table-cell office:value-type="string" calcext:value-type="string">
            <text:p>KillerOrigin</text:p>
          </table:table-cell>
          <table:table-cell office:value-type="string" calcext:value-type="string">
            <text:p>KillerRealm</text:p>
          </table:table-cell>
          <table:table-cell office:value-type="string" calcext:value-type="string">
            <text:p>KillerSpeed</text:p>
          </table:table-cell>
          <table:table-cell office:value-type="string" calcext:value-type="string">
            <text:p>KillerRadius</text:p>
          </table:table-cell>
          <table:table-cell office:value-type="string" calcext:value-type="string">
            <text:p>KillerHeight</text:p>
          </table:table-cell>
          <table:table-cell office:value-type="string" calcext:value-type="string">
            <text:p>Folder</text:p>
          </table:table-cell>
          <table:table-cell office:value-type="string" calcext:value-type="string">
            <text:p>Filename</text:p>
          </table:table-cell>
          <table:table-cell office:value-type="string" calcext:value-type="string">
            <text:p>KillerWeapon</text:p>
          </table:table-cell>
          <table:table-cell office:value-type="string" calcext:value-type="string">
            <text:p>KillerPower</text:p>
          </table:table-cell>
          <table:table-cell office:value-type="string" calcext:value-type="string">
            <text:p>KillerPowerDescription</text:p>
          </table:table-cell>
          <table:table-cell office:value-type="string" calcext:value-type="string">
            <text:p>KillerPowerQuote</text:p>
          </table:table-cell>
          <table:table-cell office:value-type="string" calcext:value-type="string">
            <text:p>KillerLore</text:p>
          </table:table-cell>
        </table:table-row>
        <table:table-row table:style-name="ro1">
          <table:table-cell office:value-type="string" calcext:value-type="string">
            <text:p>The Trapper</text:p>
          </table:table-cell>
          <table:table-cell office:value-type="float" office:value="1" calcext:value-type="float">
            <text:p>1</text:p>
          </table:table-cell>
          <table:table-cell office:value-type="string" calcext:value-type="string">
            <text:p>Evan MacMillan</text:p>
          </table:table-cell>
          <table:table-cell office:value-type="string" calcext:value-type="string">
            <text:p>Male</text:p>
          </table:table-cell>
          <table:table-cell office:value-type="string" calcext:value-type="string">
            <text:p>Americ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rapper.png</text:p>
          </table:table-cell>
          <table:table-cell office:value-type="string" calcext:value-type="string">
            <text:p>The Cleaver</text:p>
          </table:table-cell>
          <table:table-cell office:value-type="string" calcext:value-type="string">
            <text:p>Bear Trap</text:p>
          </table:table-cell>
          <table:table-cell office:value-type="string" calcext:value-type="string">
            <text:p>SPECIAL TRAP: BEAR TRAP. The Trapper starts the Trial with 2 Bear Traps equipped. Additionally, 8 Disarmed Bear Traps spawn in random locations throughout the environment. The Auras of Bear Traps are revealed to The Trapper at all times. SPECIAL INTERACTION: COLLECTING TRAPS. Press the Interaction button while standing near or above a Bear Trap to retrieve and collect it. The Trapper may carry up to 2 Bear Traps at a time. SPECIAL INTERACTION: SETTING TRAPS. Press and hold the Power button to set and arm a carried Bear Trap: Grants a +7.5 % Haste Status Effect for 5 seconds. Armed Bear Traps trap and immobilise any Survivor stepping into them. This will also injure healthy Survivors. Trapped Survivors can try to free themselves from it, which may take several attempts, or wait for another Survivor to rescue them. Armed Bear Traps also temporarily trap and immobilise The Trapper stepping into them, until he frees his foot and resets it. This will cause any carried Survivor to escape from his shoulder. SPECIAL INTERACTION: RESETTING TRAPS. Press and hold the Power button while standing above a Disarmed Bear Trap to reset and arm it. SPECIAL INTERACTION: CATCHING SURVIVORS. Press the Interaction button while standing near a Trapped Survivor to lift them out of the Bear Trap and onto The Trapper's shoulder, immediately allowing him to carry them. </text:p>
          </table:table-cell>
          <table:table-cell office:value-type="string" calcext:value-type="string">
            <text:p>"A large foothold trap made of steel. Bear Traps are found lying around throughout the Trial Grounds, waiting to be picked up and set anywhere."</text:p>
          </table:table-cell>
          <table:table-cell office:value-type="string" calcext:value-type="string">
            <text:p>Evan MacMillan idolised his father. It wasn't just that he was heir to a great fortune, it was the way he ran the estate. Raised under his firm hand, Evan had taken to running the workforce with an iron hand. Production was always high and the MacMillan Estate prospered under father and son. As Archie MacMillan's mental health slowly disintegrated, Evan protected him from the herd who wanted a piece of the fortune. No matter what his father asked of him, Evan would do. When Archie MacMillan finally snapped, Evan became his enforcer in what would become known as the worst mass murder in modern history. They never proved that Evan lead over a hundred men into those dark tunnels before detonating the explosives and sealing them to their fate. The tale of the MacMillan Estate is a tale of wealth and power gone very wrong. How many victims fell to the hands of father and son is unknown. No record is ever made of what became of Evan MacMillan. His father is another unsolved puzzle, found trapped in the locked basement of his own warehouse - starved and abandoned.</text:p>
          </table:table-cell>
        </table:table-row>
        <table:table-row table:style-name="ro1">
          <table:table-cell office:value-type="string" calcext:value-type="string">
            <text:p>The Wraith</text:p>
          </table:table-cell>
          <table:table-cell office:value-type="float" office:value="2" calcext:value-type="float">
            <text:p>2</text:p>
          </table:table-cell>
          <table:table-cell office:value-type="string" calcext:value-type="string">
            <text:p>Philip Ojomo</text:p>
          </table:table-cell>
          <table:table-cell office:value-type="string" calcext:value-type="string">
            <text:p>Male</text:p>
          </table:table-cell>
          <table:table-cell office:value-type="string" calcext:value-type="string">
            <text:p>Nigerian</text:p>
          </table:table-cell>
          <table:table-cell office:value-type="string" calcext:value-type="string">
            <text:p>Autohaven Wreckers</text:p>
          </table:table-cell>
          <table:table-cell office:value-type="string" calcext:value-type="string">
            <text:p>4.6 m/s Uncloaked, 6 m/s Cloaked</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Wraith.png</text:p>
          </table:table-cell>
          <table:table-cell office:value-type="string" calcext:value-type="string">
            <text:p>Azarov’s Skull</text:p>
          </table:table-cell>
          <table:table-cell office:value-type="string" calcext:value-type="string">
            <text:p>Wailing Bell</text:p>
          </table:table-cell>
          <table:table-cell office:value-type="string" calcext:value-type="string">
            <text:p>SPECIAL OBJECT: WAILING BELL. The Wraith starts the Trial in the Cloaked State, which has the following effects: Grants the Undetectable Status Effect. Increases his Movement speed to 6 m/s. Fully invisible to Survivors who are farther than 20 metres away from him. Partially invisible to Survivors who are within 20 metres of him. Fully transparent while stationary for a moment and for as long as he remains unmoving. Removes the ability to attack or interact with Survivors. The Wraith is still able to interact with Props. Ringing the Wailing Bell can be heard by Survivors throughout the Trial within the following ranges: The bell toll has a range of 24 metres. The accompanying *Wooosh* noise during the transition phase has a range of 40 metres. SPECIAL ABILITY: CLOAK / UNCLOAK. The Wraith must Uncloak in order to attack and interact with Survivors. Press and hold the Power button at any time to ring the Wailing Bell and Uncloak, exiting the Spirit World: Boosts his Movement speed to 150 % for 1 second. The Wraith can Cloak and re-enter the Spirit World at any time by pressing and holding the Power button again to ring the Wailing Bell.</text:p>
          </table:table-cell>
          <table:table-cell office:value-type="string" calcext:value-type="string">
            <text:p>"A heavy cast iron bell imbued with ancient powers. Allows the user to enter and walk the Spirit World when rung."</text:p>
          </table:table-cell>
          <table:table-cell office:value-type="string" calcext:value-type="string">
            <text:p>Philip Ojomo came to this country without anything than hope for a new beginning. He was happy as he got offered a job at Autohaven Wreckers. A small scrap yard where bribed cops turned a blind eye for the somewhat shady business that took place. Ojomo didn't care. He had seen criminal activity up close in his homeland and as long as he didn't get involved, he let things be. He just fixed cars and handled the crusher. Something he did really well. A car went in and a small, metallic cube came out. It was not until one gloomy day that he, just by accident, saw some blood coming from one of the un-crushed cars. As he opened the trunk he found a young man, gagged and with tied hands with panic filled eyes. Ojomo freed the man who managed to run ten feet before Ojomo's boss stopped him and slit his throat. As Ojomo demanded answers he got explained to him that he'd been nothing more than a simple executioner as more or less every car had a soul in them as this was a "service" the scrap yard provided to certain "clients". Ojomo snapped and went ballistic. He threw his boss in the crusher and let it slowly compress, as the head stuck out, Ojomo grabbed it and pulled head and spine out of the body. Then he left and was never seen again. </text:p>
          </table:table-cell>
        </table:table-row>
        <table:table-row table:style-name="ro1">
          <table:table-cell office:value-type="string" calcext:value-type="string">
            <text:p>The Hillbilly</text:p>
          </table:table-cell>
          <table:table-cell office:value-type="float" office:value="3" calcext:value-type="float">
            <text:p>3</text:p>
          </table:table-cell>
          <table:table-cell office:value-type="string" calcext:value-type="string">
            <text:p>Max Thompson Jr.</text:p>
          </table:table-cell>
          <table:table-cell office:value-type="string" calcext:value-type="string">
            <text:p>Male</text:p>
          </table:table-cell>
          <table:table-cell office:value-type="string" calcext:value-type="string">
            <text:p>American</text:p>
          </table:table-cell>
          <table:table-cell office:value-type="string" calcext:value-type="string">
            <text:p>Coldwind Farm</text:p>
          </table:table-cell>
          <table:table-cell office:value-type="string" calcext:value-type="string">
            <text:p>4.6 m/s Normal, 10.12 m/s Chainsaw Sprint</text:p>
          </table:table-cell>
          <table:table-cell office:value-type="string" calcext:value-type="string">
            <text:p>4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illbilly.png</text:p>
          </table:table-cell>
          <table:table-cell office:value-type="string" calcext:value-type="string">
            <text:p>The Hammer</text:p>
          </table:table-cell>
          <table:table-cell office:value-type="string" calcext:value-type="string">
            <text:p>Chainsaw Sprint</text:p>
          </table:table-cell>
          <table:table-cell office:value-type="string" calcext:value-type="string">
            <text:p>SPECIAL WEAPON: CHAINSAW. Press and hold the Power button to charge the Chainsaw and break into a Chainsaw Sprint: Hitting Survivors with the Chainsaw inflicts double damage. SPECIAL LOCOMOTION: CHAINSAW SPRINT. During a Chainsaw Sprint, The Hillbilly benefits from the following effects: Increases his Movement speed to 10.12 m/s. Reduces his manoeuvrability. SPECIAL STATE: OVERDRIVE. Revving the Chainsaw and sprinting with it automatically charges the Overdrive Meter. It decharges whenever the Chainsaw is not in use for a prolonged time. Once the meter is full, the Chainsaw is enhanced and benefits from the following effects for 20 seconds: Increases the Movement speed of the Chainsaw Sprint to 12 m/s. Increases the Charge speed of the Chainsaw by +5 %. Reduces the Cool-down time of the Chainsaw by -10 %.</text:p>
          </table:table-cell>
          <table:table-cell office:value-type="string" calcext:value-type="string">
            <text:p>"A hulking and deadly Chainsaw of terrifying strength. Grinds through flesh, bone, and soul. Once revved up, it sends its user into a violent frenzy."</text:p>
          </table:table-cell>
          <table:table-cell office:value-type="string" calcext:value-type="string">
            <text:p>The son of wealthy landowners Max Thompson Sr. and Evelyn Thompson, this unnamed boy was an unwanted child born to savage parents. Hideously disfigured, he was shut away from society. So ashamed of their son, they bricked him off into a room and fed him through a hole in the wall. When the boy escaped, he took his revenge savagely and terribly, slaughtering the parents that had tortured him instead of raising him. After the deed was done, he continued to live his life at the farm, taking out his deranged violence on the animals that were allowed to run free. As he finally broke free from his shackles he ran through the cornfields, chasing and slaughtering whatever he could find. They never found the bodies of Max and Evelyn, but they did find tortured and disembowelled animals all over the farm. Coldwind Farm was quickly settled and the land split up and sold off. There was never a buyer for the farmhouse. Perhaps it was the sound of the chainsaw you could hear throughout those hot summer nights.</text:p>
          </table:table-cell>
        </table:table-row>
        <table:table-row table:style-name="ro1">
          <table:table-cell office:value-type="string" calcext:value-type="string">
            <text:p>The Nurse</text:p>
          </table:table-cell>
          <table:table-cell office:value-type="float" office:value="4" calcext:value-type="float">
            <text:p>4</text:p>
          </table:table-cell>
          <table:table-cell office:value-type="string" calcext:value-type="string">
            <text:p>Sally Smithson</text:p>
          </table:table-cell>
          <table:table-cell office:value-type="string" calcext:value-type="string">
            <text:p>Fe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3.85 m/s Normal, 333.25% Blink</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urse.png</text:p>
          </table:table-cell>
          <table:table-cell office:value-type="string" calcext:value-type="string">
            <text:p>The Bonesaw</text:p>
          </table:table-cell>
          <table:table-cell office:value-type="string" calcext:value-type="string">
            <text:p>Spencer’s Last Breath</text:p>
          </table:table-cell>
          <table:table-cell office:value-type="string" calcext:value-type="string">
            <text:p>SPECIAL ABILITY: SPENCER'S LAST BREATH. The Nurse starts the Trial with 2 Tokens. Press and hold the Power button to charge a Blink. Release the Power button to initiate a Blink. Using Spencer's Last Breath consumes -1 Token per Blink / Chain Blink. SPECIAL LOCOMOTION: BLINK. A Blink allows The Nurse to pierce the Realm of the Entity and teleport through obstacles and walls in a straight line: Grants the ability to teleport for up to 20 metres. The Nurse can adjust the Teleportation distance by aiming at any point closer to her. The Nurse can teleport to other floors by aiming at the ceiling or floor of a room that has another one above or below it. SPECIAL LOCOMOTION: CHAIN BLINK. After the first Blink, if there is at least 1 Token available, the Chain Blink Window automatically opens for 1.5 seconds, during which The Nurse can initate a Chain Blink: Grants the ability to teleport for up to 12 metres. The Nurse can adjust the Teleportation distance by aiming at any point closer to her. The Nurse can teleport to other floors by aiming at the ceiling or floor of a room that has another one above or below it. SPECIAL STATE: FATIGUE. After either the Chain Blink Window closes or the final Chain Blink elapses, The Nurse enters a state of Fatigue for 2 to 3 seconds, depending on how many Blinks she chained. </text:p>
          </table:table-cell>
          <table:table-cell office:value-type="string" calcext:value-type="string">
            <text:p>"A powerful and violent last breath snatched from Crotus Prenn Asylum Warden Patrick Spencer. Channelling its energy allows The Nurse to pierce and jump through the Spirit World in a blink multiple times in a row. Doing so leaves her in a state of fatigue."</text:p>
          </table:table-cell>
          <table:table-cell office:value-type="string" calcext:value-type="string">
            <text:p>Sally Smithson came to town with dreams of children's feet and laughter in a wooden home built by her husband Andrew. But life came not with smiles but with plans of destruction. Andrew worked as a lumberjack - a job with its perils. One day, Andrew's foreman had to pay Sally a visit, forever changing her life. She was alone. Without food on the table and no other option, Sally had to find a way, but the only employment she could get was at the Crotus Prenn Asylum. Nobody sought employment there unless they were in dire need. Just like Sally. Without any education, she started at the bottom, doing the hard night shift. Over the years, her mind had reached its limits, two decades of seeing horrid things that violate the eyes. Memories that are re-played every night. Being abused verbally and physically, by people without limits. Sally saw insanity from the outside, just to catch it herself. Finally she could not take it any more and concepts of purification emerged inside her. She did what she felt was necessary. As the morning staff arrived one day in September - they found over fifty dead patients, lifeless, in their bed along four staff members, also dead. Only Sally had survived the night, but her mind was gone, rocking back and forth non-stop. Exactly what happened is only known by her, but it seems that some of them had been choked as they had marks around their necks. They got her into an ambulance, but that ambulance never reached the hospital. It was found crashed in a nearby wood, all the staff dead and Sally nowhere to be found.</text:p>
          </table:table-cell>
        </table:table-row>
        <table:table-row table:style-name="ro1">
          <table:table-cell office:value-type="string" calcext:value-type="string">
            <text:p>The Shape</text:p>
          </table:table-cell>
          <table:table-cell office:value-type="float" office:value="5" calcext:value-type="float">
            <text:p>5</text:p>
          </table:table-cell>
          <table:table-cell office:value-type="string" calcext:value-type="string">
            <text:p>Michael Myers</text:p>
          </table:table-cell>
          <table:table-cell office:value-type="string" calcext:value-type="string">
            <text:p>Male</text:p>
          </table:table-cell>
          <table:table-cell office:value-type="string" calcext:value-type="string">
            <text:p>American</text:p>
          </table:table-cell>
          <table:table-cell office:value-type="string" calcext:value-type="string">
            <text:p>Haddonfield</text:p>
          </table:table-cell>
          <table:table-cell office:value-type="string" calcext:value-type="string">
            <text:p>4.4 m/s Evil Within I, 4.6 m/s Evil Within II &amp; III</text:p>
          </table:table-cell>
          <table:table-cell office:value-type="string" calcext:value-type="string">
            <text:p>6m Evil Within I, 16m Evil Within II, 32m Evil Within III</text:p>
          </table:table-cell>
          <table:table-cell office:value-type="string" calcext:value-type="string">
            <text:p>Tall</text:p>
          </table:table-cell>
          <table:table-cell office:value-type="string" calcext:value-type="string">
            <text:p>killerphotos</text:p>
          </table:table-cell>
          <table:table-cell office:value-type="string" calcext:value-type="string">
            <text:p>TheShape.png</text:p>
          </table:table-cell>
          <table:table-cell office:value-type="string" calcext:value-type="string">
            <text:p>Kitchen Knife</text:p>
          </table:table-cell>
          <table:table-cell office:value-type="string" calcext:value-type="string">
            <text:p>Evil Within</text:p>
          </table:table-cell>
          <table:table-cell office:value-type="string" calcext:value-type="string">
            <text:p>SPECIAL ABILITY: EVIL WITHIN. Evil Within is a tiered Power that requires The Shape to stalk Survivors and drain evil from their shared pool to tier up. The more he stalks them, the deadlier he becomes. Evil Within I has the following permanent effects until a tier-up: Grants a permanent Undetectable Status Effect. Reduces his Movement speed to 4.2 m/s. Reduces the reach of his Lunge Attack by shortening the duration of its open time to 0.2 seconds. Allows him to vault Windows in the default time of 1.7 seconds. Evil Within II has the following permanent effects until a tier-up: Reduces his Terror Radius to 16 metres. Increases his Movement speed to the default speed of 4.6 m/s. Increases the reach of his Lunge Attack to the default open time of 0.5 seconds. Reduces the time to vault Windows to 1.48 seconds. Evil Within III has the following effects for 60 seconds, after which it automatically regresses back to Evil Within II: Causes all Survivors to suffer from the Exposed Status Effect. Increases his Terror Radius to the default radius of 32 metres. Increases the reach of his Lunge Attack by extending the duration of its open time to 0.6 seconds. Reduces the time to vault Windows further to 1.275 seconds. SPECIAL ABILITY: STALKING. Press and hold the Power button to stalk all visible Survivors within ~40 metres: Stalked Survivors are highlighted to The Shape. The colour of their highlight indicates the amount of evil left to drain from them, ranging from white (full) to red (drained). Stalking Survivors fills the Power Gauge. The closer to a Survivor, the quicker it fills. The Shape can only drain evil from one Survivor at a time, prioritising the closest in proximity.</text:p>
          </table:table-cell>
          <table:table-cell office:value-type="string" calcext:value-type="string">
            <text:p>"The darkness inside feeds his determination to take the life of his prey."</text:p>
          </table:table-cell>
          <table:table-cell office:value-type="string" calcext:value-type="string">
            <text:p>Some humans are simply bad seeds. Seeds infused with a distilled and pure form of evil. Michael Myers is one of those seeds. He had no issues with causing the pain of others. Instead, it was exactly what he sought. But even life can be tough on those with minds filled with terror. The difference is just how one goes about to solve those problems. For Michael, he had to kill to find some inner peace. As he took his sister’s life, the police found a silent boy dressed as a clown at the scene. When one stumbles upon a growing fire, one does not pour gasoline on it. But this was an action taken by officials that had no idea how it would shape this demon in the boy's body. Sending Michael to a mental institution was a feeble attempt to save the child. Unsuccessful therapy and nightly screams just made him even more introverted and deranged. People hoped that Michael Myers would end up a parenthesis, soon to be forgotten and buried, a failure that soon were to rot away. But then...he escaped.</text:p>
          </table:table-cell>
        </table:table-row>
        <table:table-row table:style-name="ro1">
          <table:table-cell office:value-type="string" calcext:value-type="string">
            <text:p>The Hag</text:p>
          </table:table-cell>
          <table:table-cell office:value-type="float" office:value="6" calcext:value-type="float">
            <text:p>6</text:p>
          </table:table-cell>
          <table:table-cell office:value-type="string" calcext:value-type="string">
            <text:p>Lisa Sherwood</text:p>
          </table:table-cell>
          <table:table-cell office:value-type="string" calcext:value-type="string">
            <text:p>Female</text:p>
          </table:table-cell>
          <table:table-cell office:value-type="string" calcext:value-type="string">
            <text:p>African American</text:p>
          </table:table-cell>
          <table:table-cell office:value-type="string" calcext:value-type="string">
            <text:p>Backwater Swamp</text:p>
          </table:table-cell>
          <table:table-cell office:value-type="string" calcext:value-type="string">
            <text:p>4.4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ag.png</text:p>
          </table:table-cell>
          <table:table-cell office:value-type="string" calcext:value-type="string">
            <text:p>The Claw</text:p>
          </table:table-cell>
          <table:table-cell office:value-type="string" calcext:value-type="string">
            <text:p>Blackened Catalyst</text:p>
          </table:table-cell>
          <table:table-cell office:value-type="string" calcext:value-type="string">
            <text:p>SPECIAL ABILITY: BLACKENED CATALYST. The Hag starts the Trial with 10 Phantasm Traps in her inventory. Placing additional Phantasm Traps will recycle the oldest one. SPECIAL TRAP: PHANTASM TRAP. Press the Power button to bend down and draw a muddy sign into the ground, placing and arming a Phantasm Trap. Survivors entering the Area of Effect, which is only visible to The Hag, will trip the trap, causing a Mud Phantasm to spawn that has the following effects: Yanks the camera of the Survivor who tripped the trap towards itself, disorienting them and keeps its sight trained on them. Emits a Fake Terror Radius of 8 metres. Survivors can prevent tripping the trap by doing either of the following: Crouch while inside the Area of Effect. Interact with Props while inside the Area of Effect. Survivors can safely remove a trap by wiping it away for 4 seconds when crouching above it. SPECIAL LOCOMOTION: TELEPORT. Press the Secondary Power button to teleport to any currently tripped Phantasm Trap within 48 metres, taking the place of the Mud Phantasm. In case of multiple tripped traps, a specific Mud Phantasm can be chosen by aiming at it before teleporting. </text:p>
          </table:table-cell>
          <table:table-cell office:value-type="string" calcext:value-type="string">
            <text:p>"The source of The Hag's power: a blackened finger used as a catalyst for her terrible power. She bends and shapes mud to her will. With simple ritualistic drawings, she creates deceitful duplicates of herself, made from mud and decay, which she can use for various effects."</text:p>
          </table:table-cell>
          <table:table-cell office:value-type="string" calcext:value-type="string">
            <text:p>Lisa Sherwood grew up in a quiet village, mainly isolated from the rest of civilisation. The people of the hamlet were kind and the elders kept old traditions alive, often keeping the peace by personally settling the ever-rare disputes. Lisa was particularly fond of the charms they taught her to draw for safety and good fortune. One night, as she was walking home through the woods, a terrible storm struck without warning. Howling winds whipped at her hair as she stumbled through the swamp, her rain-drenched dress plastered to her skin. In the slick, wet mud she lost her footing, careening backwards and striking her head against rock. Slipping in and out of consciousness, she strained to identify the dark shapes approaching her from between the trees. That's the last thing she could remember. Her kidnappers kept her chained to the wall in a flooded cellar. Though dimly lit, she could see others whose large open wounds swarmed with flies. It took merely a day before they returned, carving chunks from the prisoners' bodies with rusted blades, consuming their very flesh down to the bone. Most she saw did not survive long once the cannibals targeted them but somehow, deep within, Lisa persisted. Starved, infected, and mutilated after several weeks of torture, her gaunt arms became loose in their shackles. She pulled hard, the metal tearing through skin and muscle until she was free. Her flesh oozed viscous yellow pus and bones were visible beneath gangrenous wounds. She could go no further. Delirious, she thought of home; she thought of the elders. With her dying breath, she etched the symbols they had taught her into the floor using what remained of her fingers. Almost in response, a dark hunger stirred inside her. It yearned for blood. In oath, she chose vengeance. The village's search party eventually brought them to an old shack in a swamp. Inside, its previous inhabitants had been viciously dismembered and devoured by an unidentifiable animal. In the cellar, amid rotting corpses and disconnected flesh, the elders’ charms were scrawled in blood on the floor. Lisa’s body was not among the bodies and was never found. The village was never the same again.</text:p>
          </table:table-cell>
        </table:table-row>
        <table:table-row table:style-name="ro1">
          <table:table-cell office:value-type="string" calcext:value-type="string">
            <text:p>The Doctor</text:p>
          </table:table-cell>
          <table:table-cell office:value-type="float" office:value="7" calcext:value-type="float">
            <text:p>7</text:p>
          </table:table-cell>
          <table:table-cell office:value-type="string" calcext:value-type="string">
            <text:p>Herman Carter</text:p>
          </table:table-cell>
          <table:table-cell office:value-type="string" calcext:value-type="string">
            <text:p>Male</text:p>
          </table:table-cell>
          <table:table-cell office:value-type="string" calcext:value-type="string">
            <text:p>African American</text:p>
          </table:table-cell>
          <table:table-cell office:value-type="string" calcext:value-type="string">
            <text:p>Lery’s Memorial Institute</text:p>
          </table:table-cell>
          <table:table-cell office:value-type="string" calcext:value-type="string">
            <text:p>4.6 m/s Normal, 3.08 m/s Shock Therapy, 2.99 m/s Static Blas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octor.png</text:p>
          </table:table-cell>
          <table:table-cell office:value-type="string" calcext:value-type="string">
            <text:p>The Stick</text:p>
          </table:table-cell>
          <table:table-cell office:value-type="string" calcext:value-type="string">
            <text:p>Carter’s Spark</text:p>
          </table:table-cell>
          <table:table-cell office:value-type="string" calcext:value-type="string">
            <text:p>SPECIAL ABILITY: CARTER'S SPARK. Striking Survivors with his electro-convulsive abilities, The Doctor causes them to suffer from the tiered Madness Status Effect. SPECIAL AFFLICTION: MADNESS. Madness causes increasingly potent afflictions in the affected Survivors, depending on its current tier. Once Madness is obtained, Survivors are unable to lose it and may only reset it to Tier I by performing the Snap Out of It interaction. Madness I has the following permanent effects until a tier-up: Causes Survivors to scream once during the tier-up, revealing their location to The Doctor. Skill Checks have a chance of 33 % to be Madness Skill Checks. Madness II has the following permanent effects until a tier-up: Causes Survivors to scream once during the tier-up, revealing their location to The Doctor. Skill Checks have a chance of 66 % to be Madness Skill Checks. Causes Survivors to experience occasional Hallucinations in the form of Illusionary Doctors. Madness III has the following permanent effects until Survivors Snap Out of It: Causes Survivors to scream during the tier-up and then intermittently every few seconds, revealing their location to The Doctor. Skill Checks are 100 % Madness Skill Checks. Causes Survivors to experience occasional Hallucinations in the form of Illusionary Doctors. The Auras of Illusionary Doctors are revealed to The Doctor. Suppresses the ability to use any equipped Item. Suppresses the ability to perform, or have performed on themselves, any interaction with a Progress bar. Unhooking other Survivors is exempt from this restriction. SPECIAL INTERACTION: SNAP OUT OF IT. Survivors having reached Madness III can perform the Snap Out of It interaction for 12 seconds: Triggers Madness Skill Checks at each quadrant of the Progress bar. Succeeding them continues the interaction. Failing them has the following repercussions: Interrupts the action and resets its Progress to the previous quadrant. Causes the Survivor to scream and reveal their location. Completing the interaction resets Madness to Tier I. SPECIAL ABILITY: SHOCK THERAPY. Press and hold the Power button to perform a Shock Therapy Attack, unleashing a cone-shaped ranged shock attack on the ground in front of The Doctor: Reduces his Movement speed to 3.08 m/s while charging. Shock Therapy has a range of 12 metres and detonates with a delay of 0.8 seconds. Survivors struck with a Shock Therapy Attack suffer from the following effects: Increases their Madness by +0.5 Tiers, causing them to scream and reveal their location, if it coincides with a tier-up. Interrupts any on-going interaction at the moment of impact. Suppresses their ability to perform any interactions, including with Pallets and Windows for 2.5 seconds. Survivors suffering from the Oblivious Status Effect when struck by Shock Therapy have it removed immediately. SPECIAL ABILITY: STATIC BLAST. Press and hold the Secondary Power button, once the Power Gauge is full, to perform a Static Blast Attack, unleashing a ranged shock attack that propagates outwards from The Doctor: Reduces his Movement speed to 2.99 m/s while charging. Static Blast passes through any obstacles and covers his entire Terror Radius. Survivors struck with a Static Blast Attack suffer from the following effects: Increases their Madness by +1 Tier, causing them to scream and reveal their location, if it coincides with a tier-up. Interrupts any on-going interaction at the moment of impact. Survivors can prevent being struck by Static Blast by hiding inside a Locker. Survivors suffering from the Oblivious Status Effect when struck by Static Blast have it removed immediately. Static Blast has a variable cool-down: 30 seconds while no Survivors are in its range. 45 seconds while at least one Survivor is in its range.</text:p>
          </table:table-cell>
          <table:table-cell office:value-type="string" calcext:value-type="string">
            <text:p>"Is it a gift, or a curse? The Entity has ignited a corrupted and inexhaustible spark in The Doctor's heart which allows him to generate electroconvulsive power at will. His insidious treatment corrupts the minds of those it touches. Victims shocked by the corrupt spark begin to lose their grip on reality and, with repeated exposure, inevitably succumb to madness."</text:p>
          </table:table-cell>
          <table:table-cell office:value-type="string" calcext:value-type="string">
            <text:p>Showing exceptional aptitude in psychology, Herman was handpicked for special training in an advanced neuroscience program located in a secret black site facility in Illinois known as Léry's Memorial Institute, really a front for the CIA. This is where Herman met Dr Otto Stamper, where, under his guidance, Herman began to use strange and ever increasingly vicious methods to extract information from prisoners sent to the institute, which was also a covert prison and re-education centre for whoever was the USA's current nemesis. His liberal use of violent electroshock therapy revealed dramatic results and several threats to national security were uncovered. Over the years, Herman became known as The Doctor and no one ever questioned if he had even held a medical certificate or even what happened to the prisoners after they had given up their information. It was only after Léry's Memorial Institute went silent for a week that the true horror was finally discovered. The personnel, patients, and prisoners were all found dead with all types of head trauma. All personnel and prisoners' bodies were accounted for, including Dr Stamper, but no sign of Herman “The Doctor” Carter. </text:p>
          </table:table-cell>
        </table:table-row>
        <table:table-row table:style-name="ro1">
          <table:table-cell office:value-type="string" calcext:value-type="string">
            <text:p>The Huntress</text:p>
          </table:table-cell>
          <table:table-cell office:value-type="float" office:value="8" calcext:value-type="float">
            <text:p>8</text:p>
          </table:table-cell>
          <table:table-cell office:value-type="string" calcext:value-type="string">
            <text:p>Anna</text:p>
          </table:table-cell>
          <table:table-cell office:value-type="string" calcext:value-type="string">
            <text:p>Female</text:p>
          </table:table-cell>
          <table:table-cell office:value-type="string" calcext:value-type="string">
            <text:p>Russian</text:p>
          </table:table-cell>
          <table:table-cell office:value-type="string" calcext:value-type="string">
            <text:p>Red Forest</text:p>
          </table:table-cell>
          <table:table-cell office:value-type="string" calcext:value-type="string">
            <text:p>4.4 m/s Normal, 3.08 m/s Wind-Up</text:p>
          </table:table-cell>
          <table:table-cell office:value-type="string" calcext:value-type="string">
            <text:p>2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untress.png</text:p>
          </table:table-cell>
          <table:table-cell office:value-type="string" calcext:value-type="string">
            <text:p>Broad Axe</text:p>
          </table:table-cell>
          <table:table-cell office:value-type="string" calcext:value-type="string">
            <text:p>Hunting Hatchets</text:p>
          </table:table-cell>
          <table:table-cell office:value-type="string" calcext:value-type="string">
            <text:p>SPECIAL WEAPON: HUNTING HATCHETS. The Huntress stars the Trial with 7 Hunting Hatchets equipped. Press and hold the Power button to wind up and charge a Hunting Hatchet. Release the Power button to throw the Hunting Hatchet or press the Attack button to cancel the throw: Releasing at minimum charge throws them at 25 m/s. Releasing at maximum charge throws them at 40 m/s. Hunting Hatchets can be replenished at Lockers. The Auras of Hunting Hatchets inside Lockers are automatically revealed to The Huntress within 36 metres, when she is out of them. </text:p>
          </table:table-cell>
          <table:table-cell office:value-type="string" calcext:value-type="string">
            <text:p>"A skill taught by her mother and mastered in the wild. The Huntress can throw hatchets with deadly precision."</text:p>
          </table:table-cell>
          <table:table-cell office:value-type="string" calcext:value-type="string">
            <text:p>As soon as Anna was able to walk, her mother started teaching her how to survive a harsh, solitary life in the northern woods. Living in such an extremely remote and dangerous area required skill and resilience. When sunlight became too dim for productive activities, they would take refuge in their house, a sturdy old cabin constructed to resist the toughest winters. Close to the hearth’s warmth, Anna would rest in her mother's arms, surrounded by the few wooden toys and masks she had crafted for her. Drifting off to sleep with stories and lullabies, she dreamt happy dreams, ignorant of the events that would soon change everything. Anna and her mother were stalking a great elk through the woods. They knew it was dangerous prey, but it had been a particularly difficult winter and they were almost out of food. The spectre of starvation frightened them more than any forest creature. Without warning, the elk reared, bellowed and charged at Anna. She was paralysed with fear as the whole world seemed to shake under the immense beast’s pounding hooves. The elk was close enough for Anna to see the murderous fury in its eyes when her mother threw herself in its path, axe in hand. A blood-curdling scream escaped from her lips as the elk impaled her upon its antlers and hoisted her into the air. With all her strength, she brought her axe down on its head again and again while it tried to shake her loose. With a sickening crack, the antlers snapped and Anna’s mother was free. The beast collapsed. Anna was too small to move her mother’s broken body, so she sat with her in the clearing where she had fallen. To distract her from the dying elk’s cries, Anna’s mother held her and hummed her favourite lullaby. They stayed like that, the huntress and the elk getting quieter and colder, until Anna was alone in the silent forest. Eventually she stood up and started the long walk back home. Still a child, she knew just enough about life in the frozen forest to survive. She followed her instincts and became one with the wild. She got older and stronger and practised her hunt. As she grew into a dangerous predator, her humanity became a half-remembered dream. She widened her territory and lived off her hunts. She worked her way up through squirrels, hares, mink and foxes. Eventually she grew tired of them and hunted more dangerous animals like wolves and bears. When unsuspecting travellers came through her woods, she discovered her new favourite prey: humans. Unlucky souls who strayed into her territory were slaughtered like any other animal. She liked to collect their tools and colourful garments and especially toys when there were little ones. But she could never bring herself to kill the little girls. Girls she would take back to her house, deep in the woods. They were precious, and looking at them woke up something deep in her heart. She craved the closeness of a loved one, a child of her own. Among the pillaged wooden toys, dolls and story books she couldn't read, the girls would be tied by the neck with a rough and chafing rope fastened firmly to the wall. She couldn't let them wander off, or they would surely die outside. Every time, the girls would waste away and die of cold or starvation or sickness. Every time, it plunged Anna deeper into pain and sorrow and madness. She was compelled to try again, and started raiding the nearest villages to slaughter families and kidnap their daughters. She wore one of the animal masks her mother crafted for her so many years earlier to try to calm the frightened children. Villagers spread the legend of a half-beast lurking in Red Forest: The Huntress, who killed men and ate little girls. War eventually came to the forest. German soldiers began to pass through, on the march to attack the collapsing Russian Empire. During these dark times, there were no more travellers. The villagers had abandoned their homes, and no more little ones to be found; only soldiers. Many of them were found with violent axe wounds. Whole groups disappeared mysteriously. Once the war was over, the rumours of The Huntress disappeared with it, engulfed by the Red Forest.</text:p>
          </table:table-cell>
        </table:table-row>
        <table:table-row table:style-name="ro1">
          <table:table-cell office:value-type="string" calcext:value-type="string">
            <text:p>The Cannibal</text:p>
          </table:table-cell>
          <table:table-cell office:value-type="float" office:value="9" calcext:value-type="float">
            <text:p>9</text:p>
          </table:table-cell>
          <table:table-cell office:value-type="string" calcext:value-type="string">
            <text:p>Bubba Sawyer</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5.35 m/s Chainsaw Sweep</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annibal.png</text:p>
          </table:table-cell>
          <table:table-cell office:value-type="string" calcext:value-type="string">
            <text:p>The Sledge</text:p>
          </table:table-cell>
          <table:table-cell office:value-type="string" calcext:value-type="string">
            <text:p>Bubba’s Chainsaw</text:p>
          </table:table-cell>
          <table:table-cell office:value-type="string" calcext:value-type="string">
            <text:p>SPECIAL WEAPON: BUBBA'S CHAINSAW. The Cannibal starts the Trial with 3 Tokens. Tokens automatically recharge at a rate of 0.25 c/s while the Chainsaw is not in use. SPECIAL ABILITY: CHAINSAW SWEEP. Press and hold the Power button to charge the Chainsaw and break into a Chainsaw Sweep for 2.5 seconds: Increases his Movement speed gradually to 5.35 m/s. Hitting Survivors with the Chainsaw inflicts double damage. The Chainsaw can hit multiple targets in one sweep. Using Bubba's Chainsaw consumes 1 Token. SPECIAL ABILITY: CHAINSAW DASH. Press the Power button again during an on-going Chainsaw Sweep to chain a Chainsaw Dash: Resets the Power Gauge timer, extending the Chainsaw Sweep. Increases the Cool-down time of the Chainsaw by +1 second per consumed Token. SPECIAL STATE: TANTRUM. Revving the Chainsaw fills the Tantrum Meter by +33 % per second, with it discharging at the same rate when stopping to rev. Once the meter is full, or after hitting an obstacle during a Chainsaw Sweep, The Cannibal unleashes a Tantrum for a minimum of 3 seconds, wildly slashing out and damaging any Survivors in close proximity, dealing double damage: Extends the Tantrum duration by +1 second per consumed Token. Removes any remaining Tokens. Reduces his Movement speed by -90 %.</text:p>
          </table:table-cell>
          <table:table-cell office:value-type="string" calcext:value-type="string">
            <text:p>"An incredibly powerful and heavy Chainsaw which sank its teeth into countless victims. A suitable birthday gift for The Cannibal."</text:p>
          </table:table-cell>
          <table:table-cell office:value-type="string" calcext:value-type="string">
            <text:p>Whether killers perform their heinous acts by the compulsions of their diseased minds, or if they are forced into them by external pressures, has long been a matter of debate. But for one killer, nature and nurture are inextricably linked. Leatherface kills not from a desire to exert his will over others, to satisfy carnal urges, or even to quiet the voices in his head. He kills because he is scared. Scared that others will hurt him; scared that his family will be displeased with him, scared that their shared willingness to eat human flesh will be discovered. He does as he is told. His family loves him and that is all that matters. Outsiders are a threat, and threats need to be dealt with. Like those kids that came into the house, uninvited. Walked in like they owned the place. Looked around the house, trying to find out his family’s secrets, no doubt. But Leatherface deals with them, and protects his family just as he’s been taught. He is not just protector, he has many roles, and each role has its own face. He serves dinner, cares for the family, and dresses well when they eat. His Grandpa and Ma used to care for them all, but Grandpa, he is old now and Ma has been still for a while, so Leatherface and his brothers had to take over. Family is everything to him. Family is security and safety. But, even though he did his best, one of the kids got away. He tried to stop her, chasing after her as fast as he could, but she had help: another outsider, driving a truck. The evil trucker killed his brother, ran him over like he was a possum. In a fury, Leatherface leapt at him, the saw ready to avenge his family, but the trucker was too quick. He knocked Leatherface aside and turned his own saw against him. As he watched the outsiders driving away, the rage, grief and pain combined with the worry about what would happen to his family now. They would surely return with the police, and the police would take his brothers, his Grandpa. Without them, what would he do? Without their commands, he would wither and die. As his world collapsed, Leatherface spun in circles, swinging the saw all around, trying to fight off the myriad external threats that surrounded him. Then another feeling overtook him. It came from outside his vision, crawling over his skin with cold dread. He realised that no matter what outsiders could do to him, there was something worse, something bigger that lived in the shadows. He was filled with a terror unlike any he had ever felt before. But it was almost comforting, like the fear he'd felt with his family. The fear of disappointing them. He was brought to a place that was familiar but unknowable, and he instinctively knew what he had to do. He couldn't fail it, the way he had his family. Outsiders would come but he would use his skills to overcome any threats. There would be screaming, but he could make the world quiet again. Until the only sound remaining was the blessed howl of the saw. Let the outsiders come.</text:p>
          </table:table-cell>
        </table:table-row>
        <table:table-row table:style-name="ro1">
          <table:table-cell office:value-type="string" calcext:value-type="string">
            <text:p>The Nightmare</text:p>
          </table:table-cell>
          <table:table-cell office:value-type="float" office:value="10" calcext:value-type="float">
            <text:p>10</text:p>
          </table:table-cell>
          <table:table-cell office:value-type="string" calcext:value-type="string">
            <text:p>Freddy Krueger</text:p>
          </table:table-cell>
          <table:table-cell office:value-type="string" calcext:value-type="string">
            <text:p>Male</text:p>
          </table:table-cell>
          <table:table-cell office:value-type="string" calcext:value-type="string">
            <text:p>American</text:p>
          </table:table-cell>
          <table:table-cell office:value-type="string" calcext:value-type="string">
            <text:p>Springwood</text:p>
          </table:table-cell>
          <table:table-cell office:value-type="string" calcext:value-type="string">
            <text:p>4.6 m/s Normal, 4 m/s Placing Snare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ightmare.png</text:p>
          </table:table-cell>
          <table:table-cell office:value-type="string" calcext:value-type="string">
            <text:p>Clawed Glove</text:p>
          </table:table-cell>
          <table:table-cell office:value-type="string" calcext:value-type="string">
            <text:p>Dream Demon</text:p>
          </table:table-cell>
          <table:table-cell office:value-type="string" calcext:value-type="string">
            <text:p>SPECIAL ABILITY: DREAM DEMON. The Nightmare is cloaked from awake Survivors. While they can hear his Terror Radius, he is not always visible to them: The Nightmare is invisible to Survivors farther than 32 metres away. The Nightmare is intermittently visible to Survivors from 16 to 32 metres away. The Nightmare is fully visible to Survivors closer than 16 metres. SPECIAL STATE: MICROSLEEP. The mere presence of The Nightmare induces Microsleep in awake Survivors, causing them to passively fall asleep over 60 seconds. Survivors who woke up with an Alarm Clock are protected from Microsleep for 30 seconds. SPECIAL STATE: ASLEEP. Survivors who fall asleep automatically enter the Dream World and suffer from the following effects while inside it: Causes them to be susceptible to Dream Traps. Causes them to suffer from the Oblivious Status Effect. Causes them to hear a non-directional Lullaby instead. Hitting Survivors with a Basic Attack immediately pulls them into the Dream World, unless they are still protected from Microsleep. SPECIAL INTERACTION: WAKING UP. Survivors have several ways to leave the Dream World and wake up: Fail a Skill Check. Awake Survivors perform the Wake Up interaction on an asleep Survivor for 3 seconds. From the second time onwards, this interaction time is doubled to 6 seconds. Interact with their personal Alarm Clock for 3 seconds. SPECIAL TRAP: DREAM SNARES. The Nightmare starts the Trial with 5 Dream Snares in his inventory. Placing additional Dream Snares will recycle the oldest one. Press and hold the Power button to see the outline of a Dream Snare in front of The Nightmare, which also slows his Movement speed to 4.0 m/s. Release the Power button to place the trap: Causes Survivors who enter its Area of Effect to suffer from a -15 % Hindered Status Effect for as long as they remain inside it. This effect lingers for 3 seconds. Notifies The Nightmare when tripped. SPECIAL TRAP: DREAM PALLETS. The Nightmare starts the Trial with 7 Dream Pallets in his inventory, if using one of three specific Add-ons. Placing additional Dream Pallets will recycle the oldest one. Press the Power button when near a valid Spawn point for Pallets to place a Dream Pallet there: Dream Pallets are unable to stun The Nightmare and break immediately when dropped. Notify The Nightmare when dropped. SPECIAL LOCOMOTION: DREAM PROJECTION. Press and hold the Secondary Power button, once the Power Gauge is full, to perform a Dream Projection. Release the Secondary Power button prematurely to cancel the interaction: Grants the ability to teleport to any incomplete Generator. Causes blood to spew from the selected Generator during the interaction. Reduces the Cool-down duration of Dream Projection by a stack-able -15 % for each asleep Survivor, up to a maximum of -60 %. Dream Projection has a cool-down of 45 seconds. </text:p>
          </table:table-cell>
          <table:table-cell office:value-type="string" calcext:value-type="string">
            <text:p>"Death won't accept him and thus he remains, a calamity, indisputable master of his victims' nightmares."</text:p>
          </table:table-cell>
          <table:table-cell office:value-type="string" calcext:value-type="string">
            <text:p>Even while he lived, Freddy Krueger was a creature of nightmares for those who truly knew him. Hiding behind a mask of warmth and friendliness, Freddy's actual temperament was known only to his victims. When those victims were finally heard, the parents of Springwood tracked Freddy down and took the law into their own hands. They thought that fire had rid them of a monster that night, that their children were finally safe, but evil as strong as his has a way of surviving. Years passed, the horror was buried, the victims mercifully forgot. Then, somehow, Freddy returned, and dreams became nightmares once again. Freddy focused his anger on those he felt had wronged him, building up to his one true obsession, Nancy Holbrook. But he underestimated her strength and resourcefulness. Together with her friend Quentin Smith, she managed to weaken Freddy, mutilating him and leaving him for dead once more. Death didn't want Freddy the first time he encountered it, why did they think it would take him now? He emerged once more, consumed with vengeance. Then he turned his sights on the boy who had blocked his path to Nancy, his number one. Freddy invaded Quentin's dreams, terrorising him night after night, until his strength and defences would be at their lowest. When the time was right, he forced the boy to return to the dark reflection of Badham Preschool. Here he would have his final revenge. Freddy stalked the boy through the school's halls. He took his time, savouring every moment of the hunt. This was what he enjoyed the most, the smell of their sweat in the air, the ragged gasps of their terrified breath. They were his to toy with. There was the boy, at the end of a long corridor. Too tired and scared to run anymore? Resigned to his fate? Freddy closed in, arms wide, claws raking the wall. Their tips traced along a pipe, the metallic shrieking only adding to the boy’s apprehension. A shower of sparks rained on the ground, and into the liquid that covered the tiled floor. A blue flame blossomed and quickly engulfed the room. The boy took flight as Freddy burst from the flames in a fury. Rooms and walls raced past in a blur until they were in Freddy's basement. There would be no escape from here. Slowly Freddy closed in on the boy. His fear was so strong now that Freddy could almost taste it, but his eyes burned with a defiant hatred that was almost admirable. Freddy drew back his claws. Then Freddy felt another presence with him; something old, powerful and dark. A miasma enveloped him and the only sensation was a sound like wooden beams flexing and creaking in the distance. The echoing groan of metal crushed against metal. Something arcane and unknowable, half-way between language and pure terror. A moment of falling and spinning and then Freddy was back in the school. But not his school. It looked the same, but it felt different. His powers were tempered in some ways and focused in others. The boy had gone for now, but another prey walked the hallways. Some would be inconsequential; others would become his new favourites. All would fall before his claws. </text:p>
          </table:table-cell>
        </table:table-row>
        <table:table-row table:style-name="ro1">
          <table:table-cell office:value-type="string" calcext:value-type="string">
            <text:p>The Pig</text:p>
          </table:table-cell>
          <table:table-cell office:value-type="float" office:value="11" calcext:value-type="float">
            <text:p>11</text:p>
          </table:table-cell>
          <table:table-cell office:value-type="string" calcext:value-type="string">
            <text:p>Amanda Young</text:p>
          </table:table-cell>
          <table:table-cell office:value-type="string" calcext:value-type="string">
            <text:p>Female</text:p>
          </table:table-cell>
          <table:table-cell office:value-type="string" calcext:value-type="string">
            <text:p>American</text:p>
          </table:table-cell>
          <table:table-cell office:value-type="string" calcext:value-type="string">
            <text:p>Gideon Meat Plant</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Pig.png</text:p>
          </table:table-cell>
          <table:table-cell office:value-type="string" calcext:value-type="string">
            <text:p>Hidden Blade</text:p>
          </table:table-cell>
          <table:table-cell office:value-type="string" calcext:value-type="string">
            <text:p>Jigsaw’s Baptism</text:p>
          </table:table-cell>
          <table:table-cell office:value-type="string" calcext:value-type="string">
            <text:p>SPECIAL ABILITY: JIGSAW'S BAPTISM. The Pig starts the Trial with 4 Reverse Bear Traps equipped, which cannot be replenished once used. Additionally, 5 Jigsaw Boxes spawn in random locations in the environment. SPECIAL LOCOMOTION: CROUCHING. Press the Secondary Power button to transition into the Crouched State: Grants the Undetectable Status Effect. Reduces her Movement speed to 3.8 m/s. Press the Secondary Power button again to transition out of the Crouched State. SPECIAL ABILITY: AMBUSH DASH. Press and hold the Attack button while in the Crouched State to charge and perform an Ambush Dash Attack: Increases her Movement speed to 6.9 m/s for 2.3 seconds while attacking. <text:s/>Causes The Pig to automatically exit the Crouched State. SPECIAL TRAP: REVERSE BEAR TRAPS. Press the Power button while standing above a downed Survivor to attach an unarmed Inactive Reverse Bear Trap to their head. Whenever a Generator is completed, all currently Inactive Reverse Bear Traps are activated. Active Reverse Bear Traps are armed and on a Death Timer of 150 seconds, which is displayed on the Survivor's Status icon. Once the Death Timer elapses, the trap snaps open and kills the Trapped Survivor. The Death Timer is paused whenever that Survivor is downed, hooked, or actively being chased by The Pig. Trapped Survivors may only leave the Trial normally if their trap is inactive. Attempting to leave through the Exit Gates with an active trap will trigger the kill mechanism and execute the Survivor halfway into the exit area. They may still leave through the Hatch. SPECIAL INTERACTION: JIGSAW BOXES. Survivors can remove a Reverse Bear Trap by interacting with a Jigsaw Box and finding a key. The Auras of all unsearched Jigsaw Boxes are revealed permanently to Trapped Survivors. Trapped Survivors must randomly search between 1 to 4 Jigsaw Boxes: Succeeding the search will remove and discard the Reverse Bear Trap. Failing the search will cause the Jigsaw Puppet Billy to cackle at the unfortunate Survivor and hide the Aura of the Jigsaw Box.</text:p>
          </table:table-cell>
          <table:table-cell office:value-type="string" calcext:value-type="string">
            <text:p>"Forever devoted to her master's cause, she punished the ungrateful and the guilty with slyness and murderous puzzles. The Pig can move stealthily, dash in Ambush attacks and put deadly Reverse Bear Traps on Survivors' heads."</text:p>
          </table:table-cell>
          <table:table-cell office:value-type="string" calcext:value-type="string">
            <text:p>When John Kramer, better known as Jigsaw, planned for his son to be born during the Chinese Zodiac's Year of the Pig, he wanted it to represent fertility and rebirth; a new beginning for him and his wife, and the start of a charmed life for his son. But that plan was shattered on the night that a junkie broke into his wife's clinic, hoping to score. After this event resulted in the death of his unborn son, John finally caught up with the junkie, making him his first test subject, and The Pig was changed forever too. It became a representation of the disease that was rotting John from the inside, a reminder that we are just meat unless we elevate ourselves by our actions, by grasping life from the jaws of death. The Pig became a vessel, an agent of Jigsaw, conveying the subjects to their test. For some of those who emerged victorious, The Pig could still be a rebirth, into their new lives as apprentices, even disciples, of Jigsaw. That was the case for Amanda Young, a troubled soul, whose life had been a catalogue of harm, both to herself and those around her. That changed when she faced, and bested, Jigsaw's test. Deciding her life was worth something, she became devoted to Jigsaw's cause, ready to take over when cancer consumed him. But she became more dependent on John, her anguish at his impending death combining with a belief that their test subjects weren't capable of saving themselves, of being reborn in the crucible of the games. Seeing this, John presented her with another game, another chance to save herself, but Amanda let her rage and jealousy rule her actions. She failed the test and took a bullet as a consequence. Bleeding out on the tiled floor, darkness engulfed Amanda's vision, accompanied by a sound like creaking wood. Then she was in a forest, once more viewing the world through the eyes of a Pig. Trees surrounded her, their branches clawing at her from all sides. Waves of panic washed over her and she could hear her breath reverberating inside the mask. Had she been damned, cursed to spend her days here, in this guise? Or maybe this was another test? Maybe she hadn't failed at all? John always thought one step ahead of everyone else, planned for every eventuality, and he would never give up on her, surely? Jigsaw may have gone but he had passed her onto another. A being for whom she would be The Pig again. Ultimately, she saw now that she had been right in the choices she had made. The time for games was over. There was no chance of redemption for any of them. They were meat, and meat was destined for slaughter. </text:p>
          </table:table-cell>
        </table:table-row>
        <table:table-row table:style-name="ro1">
          <table:table-cell office:value-type="string" calcext:value-type="string">
            <text:p>The Clown</text:p>
          </table:table-cell>
          <table:table-cell office:value-type="float" office:value="12" calcext:value-type="float">
            <text:p>12</text:p>
          </table:table-cell>
          <table:table-cell office:value-type="string" calcext:value-type="string">
            <text:p>Jeffery Hawk</text:p>
          </table:table-cell>
          <table:table-cell office:value-type="string" calcext:value-type="string">
            <text:p>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lown.png</text:p>
          </table:table-cell>
          <table:table-cell office:value-type="string" calcext:value-type="string">
            <text:p>Madame Butterfly</text:p>
          </table:table-cell>
          <table:table-cell office:value-type="string" calcext:value-type="string">
            <text:p>The Afterpiece Tonic</text:p>
          </table:table-cell>
          <table:table-cell office:value-type="string" calcext:value-type="string">
            <text:p>SPECIAL ABILITY: THE AFTERPIECE TONIC AND ANTIDOTE. The Clown starts the Trial with a shared stock of 6 Bottles. Press the Secondary Power button to switch between the Tonic and the Antidote. Press the Power button to throw a Bottle. Hold the Power button until a shimmer travels across the Bottle to throw it with maximum strength. Press and hold the Secondary Power button to replenish the Bottles at any time: Reloading takes 3 seconds to complete. Reduces his Movement speed to 1.61 m/s. SPECIAL AFFLICTION: TONIC. Upon impact, the Tonic Bottle breaks, releasing a purple Gas Cloud that intoxicates Survivors upon contact and while inside it. The Clown is immune to its effects. Intoxicated Survivors suffer from the following effects while inside the Gas Cloud: Causes impaired vision. Causes involuntary coughing. Suppresses the ability to perform Fast Vaults. Reduces all Movement speeds through a -15 % Hindered Status Effect. These effects linger for 2 seconds after leaving the Gas Cloud. SPECIAL BENEFIT: ANTIDOTE. Upon impact, the Antidote Bottle breaks, releasing an inactive white Gas Cloud. The Gas Cloud will turn yellow after 2 seconds and invigorate all Players upon contact. Invigorated Players benefit from the following effect: Increases all Movement speeds through a +10 % Haste Status Effect for 6 seconds. SPECIAL INTERACTION: NEUTRALISATION. The two types of Gas Clouds instantly neutralise each other upon contact. Walking from one type into the other one will also neutralise any lingering effects from the former and instead apply the effect(s) of the latter. </text:p>
          </table:table-cell>
          <table:table-cell office:value-type="string" calcext:value-type="string">
            <text:p>"Throughout his years experimenting with anaesthetics and muscle relaxants, The Clown developed several effective concoctions and formulas. His favourite, The Afterpiece Tonic, he has used to great effect, intoxicating and capturing many unwilling victims. The associated Afterpiece Antidote also has useful effects."</text:p>
          </table:table-cell>
          <table:table-cell office:value-type="string" calcext:value-type="string">
            <text:p>Kenneth Chase was born in 1932 by a difficult labour, which his mother wouldn't survive. This event drove a rift between him and his father that never closed. As the boy grew, so did his father's resentment, and his drinking habit. By the time Kenneth was at school, they lived mostly separate lives. Academically, he was unremarkable, coasting by on his significant athletic prowess. He grew tall and strong, excelling at track events, but shunned any attempts to coax him into team sports. On his walk home from school, he would often find feathers on the ground and he soon began a collection, keeping them in a cigar box under his bed. With his father either at work or in an alcohol-induced stupor, Kenneth had hours to spend alone, transfixed by the regularity of the feathers' barbs and the feeling of softness as he ran them over his lips. Watching the birds that came to the feeder in his garden, he imagined how soft they must be and resolved to catch one. He ingratiated himself with the local dentist, soon procuring some anaesthetic. Using this, he rigged up a trap on the feeder, that he hoped would knock out a bird long enough that he could touch it. After a few failed attempts, he managed to trap a robin. As it lay in his hand, he felt a sudden rush, of a life at his mercy. He had planned to release it once it recovered from the anaesthetic. Instead, as its eyes flickered back into consciousness and it began to struggle, his grip remained firm. His fingers slowly tightened around its throat, squeezing until its chest feathers were finally still. He disposed of the body, keeping just a feather, with which he started a new collection, discarding the others as "fake". By the late 1940s, Kenneth had left school and started working as a busboy at a local diner. He had also escalated to larger prey, like squirrels, raccoons and dogs, becoming skilled at customising the anaesthetic dosage for each. In early 1954, a young man went missing and the town was turned upside down in the search. A few months later, Kenneth's father, while doing some work in the crawlspace under the house, found a cigar box. He broke it open and saw, to his horror, that it contained feathers, animal paws, and a man's finger. Returning from work, Kenneth saw his father leaving the crawlspace with a cigar box in his hands. He turned on his heel and never went home again. After a few weeks of living rough, he encountered a travelling circus and, with his prodigious strength, was hired to work the ropes. He assumed a new name: Jeffrey Hawk. Suddenly surrounded by a close-knit community, "Jeffrey" had to learn to socialise. He donned a new personality like a disguise, quickly becoming known as charming and helpful, and was welcomed into his new family. Over the next decade, he stayed with the circus, travelling the length and breadth of the United States. But, with the itinerant life providing few repercussions, he fell into bad habits. Drinks, junk food, drugs, he indulged in all of them to excess. For a time, these vices were enough, but then his old urges returned and his nomadic existence became a cover for him to resume killing. He stole clothes and make-up from performers, fashioning a disguise that would let him get close to his victims before he anaesthetised them, bringing them back to his caravan, where they would awake to find themselves bound and at his mercy. He would finally get to have his fun, mentally and physically torturing them, their screams fuelling him, before being lost in the night. Once their strength was at its lowest, he would carefully examine their fingers, searching for the prettiest, running them over his tongue to find the tastiest. Once he found the best, he would cut it from their hand and proudly add it to his collection, disposing of the rest of the body as pointless waste. Men, women, young, old, he didn't care. The essence of a good collection is in the variety, in the memories and stories they evoke. He removed the costume less and less, shedding his old personality with it, fully embracing the clown, his true self. With time, he became complacent and sloppy. A victim managed to work free of her bindings while he was sleeping off the drink. She escaped, screaming for help, and he awoke to find the rest of the circus bearing down on him. He whipped his horse and the caravan disappeared into the night. Since then he has roamed the country, a parasite who could always be found at a carnival or circus, but who would never be seen on any playbill. He lured those brave, or foolish enough, to come near, trapped them and moved on before they could be found missing. Somewhere along the way, he left the ordinary roads of the United States behind him, travelling through a veil of mist and entering a new realm. It was a place of transience and impermanence, perfectly suiting the life he had chosen to lead. Feeling more at home than he had in his entire life, he set up camp and waited for his first visitor. </text:p>
          </table:table-cell>
        </table:table-row>
        <table:table-row table:style-name="ro1">
          <table:table-cell office:value-type="string" calcext:value-type="string">
            <text:p>The Spirit</text:p>
          </table:table-cell>
          <table:table-cell office:value-type="float" office:value="13" calcext:value-type="float">
            <text:p>13</text:p>
          </table:table-cell>
          <table:table-cell office:value-type="string" calcext:value-type="string">
            <text:p>Run Yamaoka</text:p>
          </table:table-cell>
          <table:table-cell office:value-type="string" calcext:value-type="string">
            <text:p>Fe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4 m/s Normal, 7.04 m/s Phase Walk</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pirit.png</text:p>
          </table:table-cell>
          <table:table-cell office:value-type="string" calcext:value-type="string">
            <text:p>Shattered Katana</text:p>
          </table:table-cell>
          <table:table-cell office:value-type="string" calcext:value-type="string">
            <text:p>Yamaoka’s Haunting</text:p>
          </table:table-cell>
          <table:table-cell office:value-type="string" calcext:value-type="string">
            <text:p>SPECIAL ABILITY: YAMAOKA'S HAUNTING. Press and hold the Power button to charge Yamaoka's Haunting and initiate a Phase-Walk for up to 5 seconds: Causes The Spirit to depart her physical body and enter the Ethereal Plane, leaving behind a stationary Husk. Yamaoka's Haunting has a cool-down of 15 seconds. SPECIAL LOCOMOTION: PHASE-WALK. During a Phase-Walk, The Spirit experiences the following effects: Increases her Movement speed to 7.04 m/s. Survivors are invisible to her. She can still see and track Scratch Marks. The Spirit emits a directional sound cue audible to all Survivors within 24 metres. The Husk emits a Terror Radius of 24 metres. The Spirit retains her speed boost for 1 second after ending a Phase-Walk. SPECIAL ABILITY: PASSIVE-PHASING. The Spirit is constantly phasing in and out of view for Survivors whenever she is not currently in a Phase-Walk. </text:p>
          </table:table-cell>
          <table:table-cell office:value-type="string" calcext:value-type="string">
            <text:p>"Yamaoka is the name she carries from her ancestors, who unleashed hell on the battlefield. The Spirit draws her power from their wrath, haunting the living as retribution for her suffering. The Spirit can use Yamaoka's Haunting to enter the Ethereal Plane and re-appear at a new location."</text:p>
          </table:table-cell>
          <table:table-cell office:value-type="string" calcext:value-type="string">
            <text:p>Rin was the only child of the Yamaoka family. She was raised in the dusty halls of a traditional house in Kagawa. She studied Education at Takamatsu, a private university, which weighed heavily on her family's shaky finances. Her mother got ill that year and the bills started piling up. Rin worked part-time in a futile attempt to help lighten the load. Her father faced a debt that grew without end. He started working double-shifts in hopes of obtaining a promotion. That's when he started losing sleep. A dark whisper would keep him awake all night, reminding him of his hopeless situation. Exhausted, he started to lose grasp of reality. Fighting to deny what the voice whispered at night, Rin's father made a desperate move. He met with his superior and explained his situation. He begged for a bonus, an advance, time-off---anything. His request was denied. The company had launched a defective production line that was costing them dearly. Someone had to be held accountable and Rin's father fitted the bill perfectly. He was fired after twenty-two years of service. That evening, Rin came home from work. She'd stayed late to entertain customers that lingered at the restaurant. As she parked her bike in the shed, she heard her mother's scream come from the house. She rushed in, climbing up the stairs to her parents' room. There she found bits and pieces of her mother on the floor. Her limbs were clean-cut, tangled up in an unnatural position. Her breasts were sliced up, revealing her rib cage, which was cracked open. Rin gagged. A sharp Katana came crashing down. Rin blocked the blade, which bit into her bare forearm. The shock of recognition interrupted her pain: her father was wielding the Katana with a stoic expression. She cried out to make him stop, but he slashed her arm again. She rushed off and slid on the blood-smeared floor. Using the door frame as support, she raised herself up. The Katana ripped through the wall, cleaving her other arm. She screamed in pain as she limped into the hallway, only to be met by her father's blade. She stepped back, trembling, as she held together the soft loose flesh of her abdomen. Images of her mother's tangled limbs flashed before her eyes. Rin charged at her father, making him stumble back. He punched her torn abdomen and she recoiled in pain. As she struggled to get back up, he slashed her thigh, making her collapse on the floor. As she crawled towards the stairs, he grabbed her hair and yanked her against a partition. The glass shattered on impact and she fell through, landing one floor down. She heard footsteps somewhere above her. With effort, she moved, worming her way into a sea of broken glass. The shards gnawed at her, ripping her flesh. He had to be stopped. He would not get away with what he'd done to her--with what he'd done to her mother. Coughing up blood, her chin grazed the glass, adding to the bleeding. A low-pitched heartbeat started to ring in her ears. Her body felt so heavy she could no longer move. The ground shook with her father's footsteps. She knew she was not going to make it, but she no longer cared. She would make him pay, in this life or the next. A dark Fog slowly veiled her eyes, but it could not subdue her rage. She would not rest--not yet. The darkness whispered, promising blood and revenge. An oath was made and Rin closed her eyes. </text:p>
          </table:table-cell>
        </table:table-row>
        <table:table-row table:style-name="ro1">
          <table:table-cell office:value-type="string" calcext:value-type="string">
            <text:p>The Legion</text:p>
          </table:table-cell>
          <table:table-cell office:value-type="float" office:value="14" calcext:value-type="float">
            <text:p>14</text:p>
          </table:table-cell>
          <table:table-cell office:value-type="string" calcext:value-type="string">
            <text:p>Frank, Julie, Susie, Joey</text:p>
          </table:table-cell>
          <table:table-cell office:value-type="string" calcext:value-type="string">
            <text:p>Male (Frank, Joey) &amp; Female (Julie, Susie)</text:p>
          </table:table-cell>
          <table:table-cell office:value-type="string" calcext:value-type="string">
            <text:p>Canadian</text:p>
          </table:table-cell>
          <table:table-cell office:value-type="string" calcext:value-type="string">
            <text:p>Ormond</text:p>
          </table:table-cell>
          <table:table-cell office:value-type="string" calcext:value-type="string">
            <text:p>4.6 m/s Normal, 5.2 m/s Feral Frenzy</text:p>
          </table:table-cell>
          <table:table-cell office:value-type="string" calcext:value-type="string">
            <text:p>32m Normal, 40m Feral Frenzy</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egion.png</text:p>
          </table:table-cell>
          <table:table-cell office:value-type="string" calcext:value-type="string">
            <text:p>Hunting Knife</text:p>
          </table:table-cell>
          <table:table-cell office:value-type="string" calcext:value-type="string">
            <text:p>Feral Frenzy</text:p>
          </table:table-cell>
          <table:table-cell office:value-type="string" calcext:value-type="string">
            <text:p>SPECIAL ABILITY: FERAL FRENZY. Press the Power button to trigger Feral Frenzy: Increases their Movement speed to 5.2 m/s. Unlocks their ability to perform Feral Vaults and Feral Slashes. SPECIAL ABILITY: FERAL VAULT. Press the Interaction button during Feral Frenzy while next to a dropped Pallet or a Window to perform a Feral Vault: Grants the ability to swiftly vault over them in 0.9 seconds. SPECIAL ABILTIY: FERAL SLASH. Press the Attack button during Feral Frenzy to initiate a Feral Slash Attack. Hitting a Survivor with it applies the following effects: Injures Survivors and causes them to suffer from the Deep Wound Status Effect. Instantly refills the Power Gauge. Triggers Killer Instinct on all Survivors inside the Terror Radius who are not currently suffering from Deep Wound. Increases the Movement speed of The Legion by an additional +0.24 m/s per hit Survivor, up to a maximum of +0.8 m/s after four successful Feral Slashes. Causes the fifth Feral Slash to be lethal and apply double damage. This also affects Survivors already suffering from Deep Wound. Hitting a Survivor already suffering from Deep Wound or missing a Feral Slash automatically ends Feral Frenzy. SPECIAL STATE: FATIGUE. After Feral Frenzy either elapses or The Legion cancel it prematurely, they enter a state of Fatigue for 2.5 seconds. </text:p>
          </table:table-cell>
          <table:table-cell office:value-type="string" calcext:value-type="string">
            <text:p>"They were a plain group of friends until Frank formed them into a Legion. Now they draw power from the thrilling freedom of not abiding to any rule but their own."</text:p>
          </table:table-cell>
          <table:table-cell office:value-type="string" calcext:value-type="string">
            <text:p>Frank Morrison was nineteen and had little to show for it. He'd stopped attending school after being kicked out of the basketball team for shoving a referee into the stands. Yet Frank was a man of potential, who could light up a room despite his bleak childhood. At six years old, he'd been taken away from Calgary to start a circuit of foster homes. No matter how many times he'd lashed out, threw tantrums and got into fights, they'd kept moving him to new, unfamiliar houses. His last move had been three years prior when his last foster dad, Clive Andrews, had picked him up from the adoption centre. They'd been on the road for seven hours before reaching a small bungalow in Ormond. It would be the longest time they'd spend together. Clive was too busy trading cheques from Family Services for drinks at the bar. Ormond was a small, stale place; a remote town of six thousand inhabitants where grey winters drag on for most of the year. Frank did everything he could to get into another adoptive family, but he changed his mind when he caught the attention of Julie, a beautiful girl who was convinced that she deserved better than a life in Ormond, and Frank, as an outsider, was her ticket out. Frank attended the parties she threw where everyone was younger than him and easily impressed, which he liked. He met the impulsive Joey, who liked to show off, and the shy, naïve Susie, who was Julie's best friend. They would hang out at an abandoned lodge up Mount Ormond. Their time together was the perfect break from the boring conformity of their small, insignificant everyday lives. Frank saw it as an opportunity to shape their lack of experience into something powerful. He lined up nights of debauchery and rampage, testing their limits. Bullying, vandalism, and theft were essentially their weekend plans. It came to a point where they would do anything he asked. Nothing was off-limits when they put their masks on. One evening, Frank dared Joey to vandalise the store that had recently fired him. They snuck inside easily enough, as the building was supposed to be empty after closing hours. But a cleaner who was still there grabbed Julie as soon as she came near. Hearing her stifled cries, a dark impulse took over Frank. He rushed to her aid, knife in hand, and without hesitating, planted the blade into the cleaner's back. As the group stared at Frank in shock, he ordered them to finish the job. Joey clenched his jaw, grabbed the knife, and stabbed the bleeding man in the ribs. Susie didn't want to do it. Frank shouted at her; they had to finish what they'd started. Julie closed her eyes and slid the knife into the man's chest. She handed the wet blade to Susie: they were all in this together now. Susie stared at Julie in disbelief as Frank grabbed her trembling hands and inserted the knife deep into the man's throat. Frank told them to move fast; they mopped the blood off the floor, stashed the body in the trunk of Joey's car, and drove up Mount Ormond. All four were digging in the muddy snow to dispose of the body when Frank spotted something moving through the woods. He grabbed his knife and broke from the group to check it out. The Fog thickened around Frank, becoming so dense that he soon could no longer see ahead. He retraced his steps and stumbled onto an ominous trail. He followed the eerie path, as if called by the darkness. Julie, Susie, and Joey finished digging, but Frank was nowhere to be seen. Julie spotted his muddy footsteps in the snow and the three of them followed the trail, which took them deeper into the woods. When Julie, Susie, and Joey did not return home that night, their parents thought they'd run away with Frank. Each family came up with a different theory. The mood in the town changed, however, when a body was found by an abandoned lodge up Mount Ormond. </text:p>
          </table:table-cell>
        </table:table-row>
        <table:table-row table:style-name="ro1">
          <table:table-cell office:value-type="string" calcext:value-type="string">
            <text:p>The Plague</text:p>
          </table:table-cell>
          <table:table-cell office:value-type="float" office:value="15" calcext:value-type="float">
            <text:p>15</text:p>
          </table:table-cell>
          <table:table-cell office:value-type="string" calcext:value-type="string">
            <text:p>Adiris</text:p>
          </table:table-cell>
          <table:table-cell office:value-type="string" calcext:value-type="string">
            <text:p>Female</text:p>
          </table:table-cell>
          <table:table-cell office:value-type="string" calcext:value-type="string">
            <text:p>Babylonian</text:p>
          </table:table-cell>
          <table:table-cell office:value-type="string" calcext:value-type="string">
            <text:p>Red Forest</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Plague.png</text:p>
          </table:table-cell>
          <table:table-cell office:value-type="string" calcext:value-type="string">
            <text:p>Profane Censer</text:p>
          </table:table-cell>
          <table:table-cell office:value-type="string" calcext:value-type="string">
            <text:p>Vile Purge</text:p>
          </table:table-cell>
          <table:table-cell office:value-type="string" calcext:value-type="string">
            <text:p>SPECIAL ABILITY: VILE PURGE. Press and hold the Power button to charge Vile Purge. Release the Power button to unleash a stream of infectious bile or press the Attack button to swallow it back down: Hitting Survivors with a Vomit Projectile inflicts them with Sickness. Successive hits slowly fill the Sickness Meter. Hitting environmental objects causes them to become infectious to Survivors for 40 seconds. SPECIAL STATE: SICKNESS. Sickness is indicated on the Status HUD icon of affected Survivors, which also doubles as a Sickness Meter: Infected Survivors with a partially filled Sickness Meter vomit at random intervals, infecting both nearby environmental objects and other Survivors. Infected Survivors with a full Sickness Meter are put into the Injured State and suffer permanently from the Broken Status Effect. SPECIAL OBJECT: POOLS OF DEVOTION. Pools of Devotion spawn randomly throughout the environment: 5 Pools of Devotion spawn in the Uncorrupted State. 1 Pool of Devotion spawns in the Corrupted State. SPECIAL INTERACTION: CLEANSING INFECTION. Survivors can approach an Uncorrupted Pool of Devotion and interact with it to cleanse themselves. Cleansing removes all Sickness and automatically heals them back to full health, but corrupts the Pool of Devotion. SPECIAL INTERACTION: INGESTING CORRUPTION. The Plague can approach a Corrupted Pool of Devotion and press and hold the Interaction button to ingest its corruption and empower her purge: Replaces Vile Purge with Corrupt Purge for 60 seconds. Resets the Pool of Devotion. The Plague automatically receives Corrupt Purge when Survivors corrupt all available Pools of Devotion, resetting them all. SPECIAL ATTACK: CORRUPT PURGE. Press and hold the Power button to charge Corrupt Purge Release the Power button to unleash a stream of lethal bile or press the Attack button to swallow it back down: Hitting Survivors with a Vomit Projectile inflicts them with damage, causing them to lose a Health State. If The Plague is stunned by any means during Corrupt Purge, her Power is instantly reset to Vile Purge. </text:p>
          </table:table-cell>
          <table:table-cell office:value-type="string" calcext:value-type="string">
            <text:p>"Her condition deteriorated as the black plague overtook her body: Her toes blackened, her neck mushroomed into cysts, and her throat gagged with bloody vomit."</text:p>
          </table:table-cell>
          <table:table-cell office:value-type="string" calcext:value-type="string">
            <text:p>When she was five years old, Adiris, the youngest of a family of seven, was left on the brick-red burning steps of the Temple of Purgation at the centre of Babylon. To process her shock and sorrow, she held onto the belief that the Gods had a plan for her. Her new life was one of quiet servitude. She would tend to the gardens, prepare ceremonial meals, and polish ceremonial incense burners. At night, she would pray for a sign that would reveal her purpose. When she came of age, she attended the high-ranking priests during the yearly worshipping of the sea-goat, the God of Water and Creation. Swinging a censer down the great hypo-style hall, she cast thick black fumes that reached the cold towering stone pillars before dissipating. Her worries lifted, and the resulting bliss made her feel closer to the Gods than ever. She worked herself to the bone each day that followed, fulfilling her duties while taking on new ones, as she aided the priests during purification rituals. The priests were more and more in need of assistance. Cleansings were being performed daily to answer the demand from outside the high temple walls, where a catastrophic plague had resurfaced. Within months, the priests contracted the disease. It did not take long before they became too weak to perform any kind of ritual. Adiris, having assisted many purification rituals, was the only one able to carry on. The swelling panic had to be contained, even if by a novice. Anxious before her first ceremony, Adiris visited the priests' sanctuary chamber. When she lit the candles, she noticed a narrow opening at the back. Sliding through the gap, she reached a crypt hidden under the sanctuary. The chamber was bare except for the golden statue of a woman, who stood with outstretched hands, her fingers covered in jewels. It was the sign Adiris had been waiting for. The great hall was packed with followers who bowed down as Adiris entered. She strode to the brick altar and grabbed a ceremonial dagger forged in silver, her ruby ringed fingers wrapping around the blade like claws. The sudden display of luxury intrigued the followers, who were struck already by her youth and beauty. As she began reciting the Epic of Creation, a woman at the back swooned and collapsed. Adiris rushed to her and noticed the black blisters covering her feet. Without hesitation, Adiris grabbed her sacred blade and swung it at her own foot, severing a toe. Then she offered the bloody part to the Gods, asking them to protect the woman. A silence fell over the followers, who revered Adiris as their new priestess. Tales of her wealth, beauty, and devotion began to spread across the city as quickly as the disease. Soon, Adiris' followers called her the High Priestess of Babylon. But her faith was tried when she showed the first signs of infection; her cough became a mix of phlegm and blood, her neck erupted in abscesses, and her four-toed foot darkened. Ashamed of her condition, she began wearing a veiled headpiece and carried a censer that masked the rancid smell of sick that clang to her skin. Hoping to be saved, she kept performing the rituals, offering blessed water and food to her followers. But no ritual could save her. In a desperate attempt to appease the Gods, Adiris banished herself from the city. She traveled north with a few followers, venturing through the cold woodlands of Urashtu, until it was no longer possible to walk. They camped in a damp cave, where Adiris lay in a pool of vomit. Her foot, which had turned black, was so swollen she could not go any further. Her followers and she realised the truth in that cave: they were all infected with the plague. Kneeling among her retching followers, Adiris made one last prayer. The black fumes of incense rose into the damp air before being wiped off by a cold breeze. Neither the body of Adiris nor those of her followers were ever found. Many told tales of her return, but no one truly knew what fate had befallen the High Priestess of Babylon. </text:p>
          </table:table-cell>
        </table:table-row>
        <table:table-row table:style-name="ro1">
          <table:table-cell office:value-type="string" calcext:value-type="string">
            <text:p>The Ghost Face</text:p>
          </table:table-cell>
          <table:table-cell office:value-type="float" office:value="16" calcext:value-type="float">
            <text:p>16</text:p>
          </table:table-cell>
          <table:table-cell office:value-type="string" calcext:value-type="string">
            <text:p>Danny Johnson</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stFace.png</text:p>
          </table:table-cell>
          <table:table-cell office:value-type="string" calcext:value-type="string">
            <text:p>Tactical Knife</text:p>
          </table:table-cell>
          <table:table-cell office:value-type="string" calcext:value-type="string">
            <text:p>Night Shroud</text:p>
          </table:table-cell>
          <table:table-cell office:value-type="string" calcext:value-type="string">
            <text:p>SPECIAL ABILITY: NIGHT SHROUD. Press the Power button to enter Stealth Mode: Grants a permanent Undetectable Status Effect. Unlocks the ability to Stalk Survivors. Performing a Basic Attack automatically ends Stealth Mode and depletes the Power Gauge. Night Shroud has a cool-down of 20 seconds. SPECIAL LOCOMOTION: CROUCHING. Press the Secondary Power button to Crouch: Reduces his Movement speed to 3.8 m/s. Causes him to be harder to be spotted and revealed by Survivors. Press the Secondary Power button again to stand back upright. SPECIAL ABILITY: STALKING. Press the Power button when in Stealth Mode to stalk Survivors within 40 metres, filling their Stalk Meter at +20 pts/s. SPECIAL ABILITY: LEANING AND STALKING. Standing behind cover when in Stealth Mode shows the Lean and Stalk prompt. Stalking Survivors while leaning doubles the rate to +40 pts/s. SPECIAL STATE: MARKED. Once the Stalk Meter is full at 100 Points, the affected Survivors are Marked and suffer from the following effects for 60 seconds: Exposed Status Effect. Suppresses their ability to reveal The Ghost Face. SPECIAL INTERACTION: REVEALING. Survivors can attempt to reveal The Ghost Face when he is in Stealth Mode, forcing him out of it and disabling his ability to continue stalking them. Survivors must see at least 30 % of his model in the central part of their screen while he is within 32 metres in order to start revealing him over the course of 1.5 seconds: Triggers markers on the HUD of The Ghost Face, betraying the direction from which he is being revealed from. Triggers Killer Instinct for 4 seconds after a successful reveal.</text:p>
          </table:table-cell>
          <table:table-cell office:value-type="string" calcext:value-type="string">
            <text:p>"The Ghost Face used to study his victims for weeks, meticulously registering their habits. When the urge to kill swelled, he'd know exactly how and where to strike."</text:p>
          </table:table-cell>
          <table:table-cell office:value-type="string" calcext:value-type="string">
            <text:p>Danny Johnson, known as Jed Olsen by some, grabbed the newspaper from the kitchen counter: it was a week old, but his face was on the front page, grainy and sunken. It was one of those muggy afternoons in Florida when heat and humidity permeated everything in the kitchen, making him sweat while standing still. He slouched in a damp chair to read. This article had better be good—his work in Roseville had been outstanding. GHOST FACE DISAPPEARS June 18, 1993. At first glance, Jed Olsen was a modest and enthusiastic freelancer with experience in a variety of small newspapers. The staff at the Roseville Gazette appreciated how easy-going and honest he seemed, and so he was treated as a stranger for no more than five minutes into his interview: "Jed quickly spotted the editor-in-chief in the room, gave him a wide smile and a firm handshake, and talked about good old American values. And that was it, he was in." —Ex-Contributor at the Roseville Gazette. Olsen never justified his erratic career path, which zigzagged between several small towns from Utah to Pennsylvania. There was no verification of his previous jobs. He had a decent portfolio plus a good attitude, and they needed a contributor right away. THE ROSEVILLE MURDERS. Olsen had been working at the newspaper for five months when the Roseville Murders began: victims from young to old, stabbed to death in their homes. From the reports, the victims seemed chosen at random, yet the killer knew his way around in the houses. The multiple stab wounds indicated a personal motive. No traces of DNA were found. The local police were confounded: the murders were carried with fury akin to a crime of passion yet coldly premeditated. The murderer also liked to stalk his targets. Two victims had reported being followed on their way home by a dark figure, a few days prior their death. The killer would follow them from Walleyes, a small bar in Northern Roseville, and snap pictures of them at home, while looking for a way in. He could watch the same victim for weeks, meticulously registering their habits and routines. When he felt the urge to kill, he'd visit the most vulnerable victim on his list, and break inside the house quietly. The whole staff worked on the Roseville Murders story. Olsen was often sent to interview the family of victims and relay official statements from the police. Unknown to everyone at the time, his involvement added to the final body count. THE GHOST FACE. Panic swelled in Roseville when Olsen produced footage of a hooded figure breaking into a house at night. The masked face, a white blur in the dark, stared at the camera for a second, before disappearing inside. “The Ghost Face Caught on Tape” was the resulting article, written by Olsen. He seemed proud of his work at the time, enjoying how the whole town feared his ghost stories. Weeks later, Olsen left a note on his work desk and disappeared: "I hope you liked my stories--I enjoyed bringing them to life. Don't worry, I'm not done." –Jed Olsen. The Roseville law enforcement still refuses to comment as Jed Olsen remains at large. Danny smiled, ripping out the article from the newspaper. When the investigation had been pointing to him, he’d packed his bags and left Roseville swiftly. He got up, the clammy seat pulling his skin. An oppressive humidity engulfed him as he entered the bedroom. Condensation dribbled on a small misted-up window as bits of cracked wallpaper hung limply. Its floral pattern was covered with gruesome photos and newspaper headlines. Danny pinned the week-old article on top of a picture of lacerated scalps. A faint pang of hunger hit him, and he wondered when he had eaten last. Was it this morning, while washing his knife and clothes? Or was it last night, after following that girl down the street? He couldn't remember clearly. Taking a step back, he admired his work on the wall. His mind drifted, remembering all the articles he’d written, the stories he’d planned, and the scenes he’d brought to life. A shiver ran through him. A chilling breeze transformed the bedroom's humidity into an opaque, freezing Fog. A woman shrieked. Dead leaves crunched under his feet. He smiled in anticipation. </text:p>
          </table:table-cell>
        </table:table-row>
        <table:table-row table:style-name="ro1">
          <table:table-cell office:value-type="string" calcext:value-type="string">
            <text:p>The Demogorgon</text:p>
          </table:table-cell>
          <table:table-cell office:value-type="float" office:value="17" calcext:value-type="float">
            <text:p>17</text:p>
          </table:table-cell>
          <table:table-cell office:value-type="string" calcext:value-type="string">
            <text:p>No Name</text:p>
          </table:table-cell>
          <table:table-cell office:value-type="string" calcext:value-type="string">
            <text:p>No Gender</text:p>
          </table:table-cell>
          <table:table-cell office:value-type="string" calcext:value-type="string">
            <text:p>Extra-dimensional Origin</text:p>
          </table:table-cell>
          <table:table-cell office:value-type="string" calcext:value-type="string">
            <text:p>Hawkins National Laboratory</text:p>
          </table:table-cell>
          <table:table-cell office:value-type="string" calcext:value-type="string">
            <text:p>4.6 m/s Normal, 3.86 m/s Of The Abys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mogorgon.png</text:p>
          </table:table-cell>
          <table:table-cell office:value-type="string" calcext:value-type="string">
            <text:p>Barbarous Claw</text:p>
          </table:table-cell>
          <table:table-cell office:value-type="string" calcext:value-type="string">
            <text:p>Of The Abyss</text:p>
          </table:table-cell>
          <table:table-cell office:value-type="string" calcext:value-type="string">
            <text:p>SPECIAL ABILITY: OF THE ABYSS. Press and hold the Power button to channel Of the Abyss: Triggers Killer Instinct on Survivors inside the Area of Effect of Active Portals. Unlocks the ability to perform a Shred Attack. SPECIAL ATTACK: SHRED. Press the Attack button after charging Of the Abyss to at least 65 % to dash forwards and unleash a vicious slash: Causes The Demogorgon to lunge forwards at 18.4 m/s. Grants the ability to destroy Breakable Walls and dropped Pallets. SPECIAL OBJECTS: PORTALS. The Demogorgon starts the Trial with 6 Portals. Press and hold the Secondary Power button to bend down and create an Inactive Portal in the ground: Inactive Portals are invisible to Survivors and cannot be sealed. Inactive Portals do not have an Area of Effect and thus do not trigger Killer Instinct. When The Demogorgon interacts with Inactive Portals to traverse the Upside Down, both the Portal he travels from and the one he travels to are transformed into Active Portals: Active Portals are visible to Survivors and can be sealed. Active Portals have an Area of Effect of 4 metres around them. Survivors inside the Area of Effect suffer permanently from the Oblivious Status Effect and are revealed by Killer Instinct while The Demogorgon is channelling Of the Abyss. SPECIAL INTERACTION: SEALING PORTALS. Survivors can interact with Active Portals to seal them, either alone or together with other Survivors, though at increasingly reduced efficiency: 1 Survivor seals a Portal in 12 seconds. 2 Survivors seal a Portal in 9 seconds. 3 Survivors seal a Portal in 8 seconds. 4 Survivors seal a Portal in 6 seconds. Sealing a Portal will recycle it into the inventory of The Demogorgon. SPECIAL LOCOMOTION: TRAVERSING THE UPSIDE DOWN. Press and hold the Secondary Power button while standing atop any Portal and aiming at any Highlighted Portal to enter the first Portal and traverse the Upside Down, appearing at the second Portal: Transforms Inactive Portals into Active Portals. Grants the Undetectable Status Effect for 5 seconds.</text:p>
          </table:table-cell>
          <table:table-cell office:value-type="string" calcext:value-type="string">
            <text:p>"An unknown and otherworldly power surged through its body. Suddenly the ground ripped open, swallowing The Demogorgon whole."</text:p>
          </table:table-cell>
          <table:table-cell office:value-type="string" calcext:value-type="string">
            <text:p>A blooming mouth full of needle-like teeth for a face, large, curved, razor-sharp claws, and powerful legs to pounce on victims, make The Demogorgon a frightening monster to face in any dimension. It is a nightmare of unrestrained, feral rage as it hunts down its prey and rips it to pieces, devouring every last morsel of flesh and gore, leaving nothing for scavengers. The creature is untouched by any sense of compassion or restraint. Looming over its victim, it shows no doubt or mercy, just the pure instinct of its insatiable blood lust as it delivers the deathblow. A perfect hunter, The Demogorgon is a macabre testament to the horrors lurking in the Upside Down and why it was choice pickings for The Entity.</text:p>
          </table:table-cell>
        </table:table-row>
        <table:table-row table:style-name="ro1">
          <table:table-cell office:value-type="string" calcext:value-type="string">
            <text:p>The Oni</text:p>
          </table:table-cell>
          <table:table-cell office:value-type="float" office:value="18" calcext:value-type="float">
            <text:p>18</text:p>
          </table:table-cell>
          <table:table-cell office:value-type="string" calcext:value-type="string">
            <text:p>Kazan Yamaoka</text:p>
          </table:table-cell>
          <table:table-cell office:value-type="string" calcext:value-type="string">
            <text:p>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6 m/s Normal, 3.45 m/s Absorption, 7.82 m/s Demon Dash</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Oni.png</text:p>
          </table:table-cell>
          <table:table-cell office:value-type="string" calcext:value-type="string">
            <text:p>Yamaoka Blade</text:p>
          </table:table-cell>
          <table:table-cell office:value-type="string" calcext:value-type="string">
            <text:p>Yamaoka’s Wrath</text:p>
          </table:table-cell>
          <table:table-cell office:value-type="string" calcext:value-type="string">
            <text:p>SPECIAL ABILITY: YAMAOKA'S WRATH. Yamaoka's Wrath passively fills the Power Gauge by +0.2 c/s, up to a maximum of 98 Charges. Successful Basic Attacks on healthy Survivors fill the Power Gauge by +40 Charges. SPECIAL STATE: ABSORPTION MODE. Press and hold the Power button to absorb nearby Blood Orbs left in the environment by injured Survivors, further filling the Power Gauge: Fills the Power Gauge by +2.5 Charges per Orb. The Auras of Blood Orbs are revealed to The Oni within 8 metres. Reduces his Movement speed to 3.45 m/s. SPECIAL STATE: BLOOD FURY. Once the Power Gauge is full at 100 Charges, press the Secondary Power button to transition into Blood Fury: Grants the ability to perform Demon Dash and Demon Strike. SPECIAL LOCOMOTION: DEMON DASH. Press and hold the Power button during Blood Fury to perform a Demon Dash: Increases his Movement speed to 7.82 m/s. Reduces his manoeuvrability. SPECIAL ATTACK: DEMON STRIKE. Press and hold the Attack button during Blood Fury to perform a Demon Strike with extended reach: Striking Survivors with the Kanabo inflicts double damage. The Oni will strike his Kanabo a total of 3 times. The Oni can hit and damage multiple Survivors with his Kanabo. Hitting Survivors with the Kanabo instead by just pressing the Attack button only inflicts single damage. </text:p>
          </table:table-cell>
          <table:table-cell office:value-type="string" calcext:value-type="string">
            <text:p>"The desire to destroy weaker bloodlines shaped into a literal force."</text:p>
          </table:table-cell>
          <table:table-cell office:value-type="string" calcext:value-type="string">
            <text:p>Honouring his family name was never enough for Kazan Yamaoka. He wanted to surpass his father's reputation and end what he saw as the thinning of samurai culture with farmers often posing as samurai. His father tried to turn Kazan's attention to more noble pursuits, but Kazan refused to heed his advice, and borrowing his father's Katana, he embarked on a dark pilgrimage to prove his worth and rid Japan of impostors. Ignoring the code that had been taught to him, Kazan killed impostors in the hills and the valleys, on the beaches and in the woodland. The killings were brutal, cruel and morbid. He humiliated farmers and warriors alike, yanking off their topknots and stripping them of their armour. His rage, bloodlust and perverse sense of honour knew no bounds. Monks believed he was possessed by something dark and otherworldly and cursed him while a noble lord began to call him 'Oni-Yamaoka,' the rageful Samurai, an insult both to Kazan and his family. Determined to redeem his family's name, Kazan now butchered anyone who dared call him Oni-Yamaoka. The insult confused him. He had defeated the best and he had purified the samurai class by ridding the land of impostors. How could anyone refer to him as an ogre? Had it been because he had marched onto a battlefield to cut down the fiercest warriors. Had it been because he had taken a Kanabo and dashed hundreds of skulls with it? Or had it been because of his need to secure a 'trophy' from his victims. It didn't matter. Being called an ogre was more than he could bear and an ominous voice in his head urged him to strike down the lord who had desecrated his name. As Kazan made for the lord's town, he suddenly found himself face to face with a samurai standing on a dirt road, blocking his way. Kazan readied his Kanabo. Without a word, the samurai attacked and quickly secured the upper hand. But he hesitated. With a devastating blow, Kazan crushed the samurai's head and cracked his helmet. As Kazan approached the fallen samurai, he saw his father's face and staggered back to his haunches. His father stared at Kazan with mingled shame and regret as he issued his last breath. Kazan closed his eyes and screamed in agony until he could scream no more. When he opened his eyes again... his father was gone. Not only had he killed his father, but he had allowed thieves to steal his body for armour. Bitter, lost and disillusioned, Kazan roamed the land aimlessly with his father's voice rattling in his head, taunting him, reminding him of his failures, sending him into fits of uncontrollable black rage. One day, walking in the woods, Kazan happened upon an Oni statue. He stopped and stood motionless for a long moment. The weathered and overgrown statue seemed to be ridiculing him, accusing him of being the impostor samurai he had so desperately sought to destroy. Kazan shook the laughing voice out of his head and half remembered the lord who had ridiculed him as 'Oni-Yamaoka.' With renewed anger, Kazan journeyed to a town high up in the snowy mountains where the lord resided. A dozen samurai met Kazan at the gates of the town. A dozen samurai fell to his Kanabo. His speed and strength were unmatched. His rage was incomprehensible. Covered in blood and gore, Kazan battled through the town and soon found the lord hiding in a villa. He dragged him out of a cabinet, sliced his tendons to immobilise him and watched him beg and squirm like a dog. Without hesitation, he thrust his fist into the lord’s mouth and yanked out the wicked tongue that had desecrated his name. Satisfied, Kazan exited the villa to find himself surrounded by dozens of farmers wielding rusted scythes, sharp pitchforks, and heavy clubs. He survived the first few assaults, but there were too many attackers coming from every direction. Within moments Kazan was on the ground staring at a cold, indifferent, darkening sky as farmers took turns stabbing and torturing the 'Oni' who had butchered their beloved lord. The frenzied mob dragged Kazan into a small stone mill to continue the torture and finally left him to die a slow, agonising death. When they returned, the mill was filled with a strange black fog and Kazan’s body and the Kanabo were nowhere to be found. It was the beginning of a dark legend about a rageful Oni haunting the town. </text:p>
          </table:table-cell>
        </table:table-row>
        <table:table-row table:style-name="ro1">
          <table:table-cell office:value-type="string" calcext:value-type="string">
            <text:p>The Deathslinger</text:p>
          </table:table-cell>
          <table:table-cell office:value-type="float" office:value="19" calcext:value-type="float">
            <text:p>19</text:p>
          </table:table-cell>
          <table:table-cell office:value-type="string" calcext:value-type="string">
            <text:p>Caleb Quinn</text:p>
          </table:table-cell>
          <table:table-cell office:value-type="string" calcext:value-type="string">
            <text:p>Male</text:p>
          </table:table-cell>
          <table:table-cell office:value-type="string" calcext:value-type="string">
            <text:p>American</text:p>
          </table:table-cell>
          <table:table-cell office:value-type="string" calcext:value-type="string">
            <text:p>Grave of Glenvale</text:p>
          </table:table-cell>
          <table:table-cell office:value-type="string" calcext:value-type="string">
            <text:p>4.4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athslinger.png</text:p>
          </table:table-cell>
          <table:table-cell office:value-type="string" calcext:value-type="string">
            <text:p>Death to Bayshore</text:p>
          </table:table-cell>
          <table:table-cell office:value-type="string" calcext:value-type="string">
            <text:p>The Redeemer</text:p>
          </table:table-cell>
          <table:table-cell office:value-type="string" calcext:value-type="string">
            <text:p>SPECIAL ABILITY: THE REDEEMER. Press and hold the Power button to Aim Down Sights. SPECIAL WEAPON: SPEARGUN. Press the Attack button during ADS to shoot The Redeemer, launching a high-speed chained projectile that can spear Survivors within 18 metres, allowing The Deathslinger to reel them in. SPECIAL INTERACTION: REELING IN. Press and hold the Power button while a Survivor is speared by The Redeemer to reel them in towards you: Walking backwards increases the Reeling speed. Speared Survivors struggling against the pull of the chain slows the Reeling speed. Once a Survivor is close enough to you, press the Attack button to break the chain and strike the Survivor with a Basic Attack: Causes the Survivor to suffer from the Deep Wound Status Effect. The Deathslinger can break the chain manually by attacking at any point during the Reeling-in process. SPECIAL INTERACTION: BREAKING THE CHAIN. Whenever the chain of The Redeemer experiences tension or collides with the environment, it experiences stress that will eventually cause it to break. The more stress, the faster it will break: Causes The Deathslinger to be stunned for 2.7 seconds. Causes the Speared Survivor to break free, but suffer from the Injured State and Deep Wound. SPECIAL INTERACTION: RELOADING. Press and hold the Secondary Power button to reload The Redeemer after every shot: Reloading takes 2.6 seconds to complete. Reduces his Movement speed to 3.08 m/s.</text:p>
          </table:table-cell>
          <table:table-cell office:value-type="string" calcext:value-type="string">
            <text:p>"The Deathslinger's ingenuity affords him the ability to reel in bounties with a unique invention — a heavily modified hybrid rifle that replaces conventional ammunition with a razor-sharp spear affixed to a chain."</text:p>
          </table:table-cell>
          <table:table-cell office:value-type="string" calcext:value-type="string">
            <text:p>Born in the dust-ridden Badlands of the American Midwest, Caleb Quinn was son to struggling Irish immigrants. On the edge of the frontier, sickness, famine, and death were common sights, and pioneers contended for whatever scraps they could claim while tycoons feasted. Caleb's father, once an engineer, had few options to ply his trade as businesses posted a common sign: No Irish Need Apply. His antiquated tools laid untouched for years until Caleb uncovered them. Noticing his son's interest in the trade, he gifted him his old wrench. The devices Caleb made under his father's guidance had quaint applications, but when his father was away, they took a grim turn. He hid plans for a mask that would gouge barbed needles into a human's eyes and rip them from their sockets, complete with sketches of it fitted on boys who bullied him. With age, Caleb's engineering abilities became marketable and employers put their discrimination aside. Henry Bayshore, the owner of United West Rail, hired him. Caleb first invented a gun that shot railroad spikes into the ground. Next, he made a steam-powered tunnelling drill. But as Bayshore feigned indifference, the devices began turning up at other companies, the patents stolen from Caleb and sold. A familiar sensation coursed through Caleb's blood, feeding the sharp pain in his heart. Rage overwhelming him, he burst into Bayshore's office and smashed his face into a bloody stew. As he was pulled away, he pushed his specialised gun to his boss' gut and squeezed the trigger. A railroad spike ploughed through skin and viscera, nailing Bayshore to his desk. The only thing that saved Caleb from hanging was Bayshore's unlikely survival. For fifteen years, Caleb was confined to Hellshire Penitentiary, the nation's first private prison. In a fortress of illiterate convicts, he found an unlikely friend in the educated prison warden. He designed torture devices for him and in return received extra meals. After a time, the warden offered to commute his sentence. He spoke of something greater than monetary wealth — political capital — and that his connections could have Bayshore framed and rotting behind bars for life. He had only one request: make him rich. Fill the prison. Use ingenuity to bring outlaws in alive. Caleb returned to his workshop, and with a few modifications emerged with something new — the speargun. The first trial occurred when a thief robbed a Chinese laundry. Seizing on the opportunity, Caleb unleashed his prototype. Metal joints screeched as the spike shot forward, gouging into the target's abdomen. But as the spear tugged, it caught the thief's intestines, and, with an ungodly sound, yanked them onto the dusty road. After several iterations, the disembowelments dwindled, but Caleb had already earned his new nickname: The Deathslinger. Looking to protect his asset, the prison warden pulled strings and released Irish inmates to form Caleb's posse. The Hellshire Gang was born. For six years, they roamed the country collecting wanted outlaws for the prison, fulfilling their end of the bargain. After a bloody battle at Glenvale, Caleb caught notice of a newspaper headline: Henry Bayshore Purchases Hellshire Penitentiary. In the picture, a disfigured Bayshore proudly shook the warden's hand. Caleb's heart pounded with rage, blood swelling as if it would burst from his veins. He'd been sold out, a pawn in a rich man's game. The Hellshire Gang pledged their loyalty to Caleb and called for the warden's head. In a thundering gallop, they smashed through the prison entrance, shrieking like bloodthirsty marauders. A guard raised his pistol, but hesitated. A spear punctured his chest. Caleb grabbed the man's head and slammed it against a prison cell until it spilled through the bars. Reaching the warden's office, Caleb kicked the door and was met with a fortunate sight — it wasn't only the prison warden who cowered in a corner, but Henry Bayshore. Overpowered with rage, Caleb rushed to Bayshore, beating, bludgeoning, tearing at his flesh. The man's blood dripped from his face, crimson pooling at his feet. The Hellshire Gang swarmed the warden, snapping bones with each kick. With the two men broken and begging for death, the posse dragged them to the commons, where they were left to the growing crowd of prisoners. Soaked in blood and sweat, Caleb hobbled to his old cell, hardly paying notice to Bayshore's screams. He sat on the bed's edge as drops of blood ran from his fingertips. A thick, unnatural fog streamed through the barred window. He pulled out his old wrench, cracked and rusted, and ran a thumb along the metal, regarding it with faded eyes. He couldn't remember when it came into his possession. He didn't care to remember. At his feet, he saw a dusty path, and, at its end, silhouettes of all who had done him wrong: the boys who bullied him, the executives who took advantage of him, and, again... Henry Bayshore. Emerging from a fog were the tools to dispose of them — unforgiving steel hooks, brilliant and beautiful in their simplicity. Pain tore through his leg as he stood, but he endured, pushing onwards, walking the dusty path, leaving a trail of blood flowing behind him. </text:p>
          </table:table-cell>
        </table:table-row>
        <table:table-row table:style-name="ro1">
          <table:table-cell office:value-type="string" calcext:value-type="string">
            <text:p>The Executioner</text:p>
          </table:table-cell>
          <table:table-cell office:value-type="float" office:value="20" calcext:value-type="float">
            <text:p>20</text:p>
          </table:table-cell>
          <table:table-cell office:value-type="string" calcext:value-type="string">
            <text:p>Pyramid Head</text:p>
          </table:table-cell>
          <table:table-cell office:value-type="string" calcext:value-type="string">
            <text:p>Male</text:p>
          </table:table-cell>
          <table:table-cell office:value-type="string" calcext:value-type="string">
            <text:p>No Origin</text:p>
          </table:table-cell>
          <table:table-cell office:value-type="string" calcext:value-type="string">
            <text:p>Silent Hill</text:p>
          </table:table-cell>
          <table:table-cell office:value-type="string" calcext:value-type="string">
            <text:p>4.6 m/s Normal, 3.68 m/s Charging Torment, 4.4 m/s Torment Mod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Executioner.png</text:p>
          </table:table-cell>
          <table:table-cell office:value-type="string" calcext:value-type="string">
            <text:p>Great Knife</text:p>
          </table:table-cell>
          <table:table-cell office:value-type="string" calcext:value-type="string">
            <text:p>Rites of Judgement</text:p>
          </table:table-cell>
          <table:table-cell office:value-type="string" calcext:value-type="string">
            <text:p>SPECIAL ABILITY: RITES OF JUDGEMENT. Press and hold the power button while moving to carve a Torment Trail into the ground for up to 5 seconds. The Power Gauge pauses when standing still while carving. SPECIAL AFFLICTION: TORMENT. Survivor walking or running over the Torment Trail suffer from the following effects: Triggers Killer Instinct for 3 seconds. Inflicts Torment Survivors can avoid these afflictions by crouching over the Torment Trail and completely remove Torment by being rescued or rescuing another Survivor from a Cage of Atonement. The Executioner can choose to send downed Tormented Survivors to a Cage of Atonement instead of hooking them. SPECIAL OBJECT: CAGE OF ATONEMENT. Press the secondary power button while standing over a downed Tormented Survivor to send them to a Cage of Atonement. SPECIAL ATTACK: PUNISHMENT OF THE DAMNED. Press the attack button during Rites of Judgement to unleash a wave of force in the form of an Attack Trail, damaging any Survivors in its path. SPECIAL INTERACTION: FINAL JUDGEMENT. Press the secondary power button while standing over a downed Tormented Survivor that has reached the second Hook Stage to execute them on the spot, performing a "Mini-Mori".</text:p>
          </table:table-cell>
          <table:table-cell office:value-type="string" calcext:value-type="string">
            <text:p>"Open the Gates of Suffering and be judged! The Great Knife splits the ground, giving rise to an infernal construct and spreading agony to all who approach."</text:p>
          </table:table-cell>
          <table:table-cell office:value-type="string" calcext:value-type="string">
            <text:p>A sadistic and merciless executioner, Pyramid Head is fixated on dispensing punishment through pain. Encumbered by the steel frame upon his head and with a hulking great blade in tow, he stalked the hellish corridors of Silent Hill, committed to a duty that no one truly understood. Where he trod, even monsters fled for the shadows, and those who crossed his path fell victim to unrestrained acts of aggression. When his duty was complete and his presence no longer needed, he prepared for the long rest — and yet, his skills were required elsewhere. The Fog that streamed over him was somehow different than that he was accustomed to in Silent Hill, as if each wisp contained the nerves of a creature, writhing, seeking him out. There was an unspoken agreement in that moment. The billowing cloud was an invitation to duty and sadism, and Pyramid Head, taking a step into The Fog, accepted his obligation once more. </text:p>
          </table:table-cell>
        </table:table-row>
        <table:table-row table:style-name="ro1">
          <table:table-cell office:value-type="string" calcext:value-type="string">
            <text:p>The Blight</text:p>
          </table:table-cell>
          <table:table-cell office:value-type="float" office:value="21" calcext:value-type="float">
            <text:p>21</text:p>
          </table:table-cell>
          <table:table-cell office:value-type="string" calcext:value-type="string">
            <text:p>Talbot Grimes</text:p>
          </table:table-cell>
          <table:table-cell office:value-type="string" calcext:value-type="string">
            <text:p>Male</text:p>
          </table:table-cell>
          <table:table-cell office:value-type="string" calcext:value-type="string">
            <text:p>Scottish</text:p>
          </table:table-cell>
          <table:table-cell office:value-type="string" calcext:value-type="string">
            <text:p>No Realm</text:p>
          </table:table-cell>
          <table:table-cell office:value-type="string" calcext:value-type="string">
            <text:p>4.6 m/s Normal, 9.2 m/s Rush</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Blight.png</text:p>
          </table:table-cell>
          <table:table-cell office:value-type="string" calcext:value-type="string">
            <text:p>Bonebuster</text:p>
          </table:table-cell>
          <table:table-cell office:value-type="string" calcext:value-type="string">
            <text:p>Blighted Corruption</text:p>
          </table:table-cell>
          <table:table-cell office:value-type="string" calcext:value-type="string">
            <text:p>SPECIAL ABILITY: BLIGHTED CORRUPTION The Blight starts the Trial with 5 Tokens. Using Blighted Corruption consumes -1 Token per Rush / Lethal Rush. SPECIAL LOCOMOTION: RUSH. Press the Power button to initiate a Rush that lasts for up to 3 seconds: Increases his Movement speed to 9.2 m/s. Reduces his manoeuvrability. Suppresses his ability to perform an attack. SPECIAL INTERACTION: SLAM. Running into obstacles or walls during a Rush causes The Blight to perform a Slam and opens the Chain Rush Window. SPECIAL LOCOMOTION: LETHAL RUSH. Press the Power button during the Chain Rush Window to chain a Lethal Rush that lasts for up to 3 seconds: Increases his Movement speed to 9.2 m/s. Reduces his manoeuvrability. Grants the ability to perform an attack by pressing the Attack button. Attacking Breakable Walls or dropped Pallets breaks them. SPECIAL STATE: FATIGUE. After either the Chain Rush Window closes, the final Lethal Rush elapses, or The Blight fails to perform a Slam, he enters a state of Fatigue for 2.5 seconds. </text:p>
          </table:table-cell>
          <table:table-cell office:value-type="string" calcext:value-type="string">
            <text:p>"Pustula Serum courses through his veins, corrupting his mind and body, yet granting him unnatural physical abilities."</text:p>
          </table:table-cell>
          <table:table-cell office:value-type="string" calcext:value-type="string">
            <text:p>To understand the human condition, one must rise above it. This was the credo of Talbot Grimes, a Scottish chemist whose unrestrained ambition took him to towering heights. As a boy, he was a popular child—bright, charismatic, and unafraid to challenge authority—yet despite his social graces he was fiercely independent, spending much of his time exploring the sprawling fields near his town alone. What began as a child's curiosity nearly turned deadly after experimenting with a patch of poisonous foxglove. For days, he laid in bed dripping with sweat, purging any food that touched his stomach. When he recovered, it wasn't fear that gripped him, but fascination. There was something magical in how a single flower could so drastically affect him. Into his adult years, his ambition developed as quickly as his questionable methods. He attended the London School of Medicine and excelled despite several reprimands. His willingness to push the limits secured him a position with the British East India Company, and within seven years he was made head chemist. In time, he completed one of his greatest achievements: a chemical that could increase a worker's productivity while reducing their need for rest. He was rewarded with a secret laboratory beneath a prison camp on Dyer Island. There, off the coast of India, prisoners from the Opium War became his unwilling subjects, leading to a drug that allowed soldiers to withstand incredible amounts of pain. Though most side effects were minor, there were rumours that a small number of soldiers went mad. In feral states, they massacred villages, impaling the populace on bayonets, leaving them hanging from trees. There were no official reports on the subject, and Talbot refused to blame himself for what could only be exaggerated war stories. Though his callous brilliance seemed unflappable, he was ignorant to the enemies his questionable work had amassed. The realisation struck him quite literally—with a steel pipe to the back of his head during a trip to Mangalore. He was bound and loaded into a wagon. When his blindfold was removed, a sickly man showed him a mass grave filled with hundreds of bodies. Unbeknownst to Talbot, his productivity-increasing drug had killed nearly an entire factory's worth of workers. He knew he couldn't defend himself against the anger and accusations of his abductor—all he could do was curl up as the blows from the steel pipe rained down. His body was thrown into the grave and left for dead. Shifting between consciousness and the darkest black, he crawled for an escape, fingers sinking into rotting flesh. Black flies feasted on his uncovered skin, the sensation of a hundred pin pricks stabbing into him. As he collapsed, he came face to face with a dead woman's dazzling hazel eyes. Too weak to pull away, he could do nothing but witness his life's work. Then, from the edge of death, he was brought back. He found himself on a small bed as a kindly, wrinkled face looked over him. With each pained breath, he was nursed back to health in an ancient mystery school posing as a monastery. In verdant gardens behind tall, unassuming walls, monks studied forbidden texts, striving to expand the human mind in the search for other dimensions — believing one to be connected to the other. Talbot's knowledge proved indispensable, his mind-altering chemicals integrating seamlessly with theories of neural expansion. He realised then that his salvation was no coincidence—he was plucked from the pit specifically to advance the school's knowledge. He agreed to help until his recovery was complete, being tasked with researching what the monks called the soul chemical, a compound derived from the pineal gland that could open the mind's eye. What began as a favour to his saviours, soon became an obsession. Poring over the school's archives of lost texts, he uncovered scientific formulas that confirmed previously unthinkable ideas. He dreamt of ushering humankind into a new period of enlightenment. Perhaps then, the nightmares of hundreds of dead factory workers — and of those two hazel eyes — would fade from his mind. As he came closer to a breakthrough, the demeanour of the monks shifted. The gentle smiles they offered were paired with uneasy eyes that quickly darted away when spotted. The polite conversations he was once privy to turned to hushed murmurs. The last thing he would see of the school was the cracked ceiling above his bed, branching like a dendrite through plaster. His next memories were a shattered mosaic of images and sensations. Smearing lights, horse hoofs on cobblestone, coarse burlap scratching at his cheeks, and sharp bites into his arm. He awoke ragged and unwashed, splayed on the straw mattress of an opium den. Mind in a dense fog, his first thought was of his notes, the only record of his ground-breaking revelations. He searched frantically, scrambling through the dingy basement, pleading aloud for help. The few other denizens looked up from their hammocks, offering nothing but drug-soaked eyes and apathetic gazes that soon fell into half-slumber. Before he noticed the robed figure appear behind him, a needle plunged into his arm and the world disappeared once more. Awoken. Again. Each time, hazier than the last. He tongued at hollow gaps between his teeth. How long, he wondered. A faint memory returned. The soul chemical. His notes. The verge of a breakthrough. A faraway whisper entered his mind. He fumbled with a stone, sharpening it with shaking hands. In the dim light of the den, amongst the catatonic occupants, he carved his research from memory into the walls. He wrote for hours until his fingers bled, moving to the floor, taking in everything the voice whispered despite his inability to comprehend it. When there was nowhere left to write, he gripped the stone and carved the message into his chest. Stained with blood, he witnessed a miracle appear before him — a magnificent field of lush, orange flowers. The whispered voice beckoned to him, urging him to enter the field and discover worlds and dimensions beyond human comprehension. For a moment, Talbot felt the sense of wonder he possessed as a child. The denizens of the opium den awoke to silence, the dry scent of smoke still lingering in the air. Shambling out of their drug-hazed fog, they found the stone floor wet with blood, tiny rivulets coursing through the cracks. As eyes adjusted to the darkened room, the jagged lettering scrawled along its length began to appear. Written over and over without end, there was but one single line: Death is only the beginning. </text:p>
          </table:table-cell>
        </table:table-row>
        <table:table-row table:style-name="ro1">
          <table:table-cell office:value-type="string" calcext:value-type="string">
            <text:p>The Twins</text:p>
          </table:table-cell>
          <table:table-cell office:value-type="float" office:value="22" calcext:value-type="float">
            <text:p>22</text:p>
          </table:table-cell>
          <table:table-cell office:value-type="string" calcext:value-type="string">
            <text:p>Charlotte &amp; Victor Deshayes</text:p>
          </table:table-cell>
          <table:table-cell office:value-type="string" calcext:value-type="string">
            <text:p>Male (Victor) &amp; Female (Charlotte)</text:p>
          </table:table-cell>
          <table:table-cell office:value-type="string" calcext:value-type="string">
            <text:p>French</text:p>
          </table:table-cell>
          <table:table-cell office:value-type="string" calcext:value-type="string">
            <text:p>No Realm</text:p>
          </table:table-cell>
          <table:table-cell office:value-type="string" calcext:value-type="string">
            <text:p>4.6 m/s Charlotte, 6 m/s Victor</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wins.png</text:p>
          </table:table-cell>
          <table:table-cell office:value-type="string" calcext:value-type="string">
            <text:p>Blade of Marseille</text:p>
          </table:table-cell>
          <table:table-cell office:value-type="string" calcext:value-type="string">
            <text:p>Blood Bond</text:p>
          </table:table-cell>
          <table:table-cell office:value-type="string" calcext:value-type="string">
            <text:p>SPECIAL ABILITY: BLOOD BOND. Their shared bond allows The Twins to take control individually. The Twins see the other sibling's Aura at all times. SPECIAL INTERACTION: UNBIND VICTOR. Press the Power button while controlling Charlotte to unbind Victor from her chest, granting him control while she enters a Dormant State. SPECIAL STATE: DORMANT. While in the Dormant State, Charlotte experiences the following effects: Suppresses her Terror Radius and the Red Stain. Allows her to temporarily retain her collision with Survivors for 30 seconds. SPECIAL INTERACTION: SWITCH SIBLING. Press the Secondary Power button to switch control between Charlotte and Victor at will. SPECIAL ABILITY: VICTOR. Victor experiences the following effects while controlling him: Hides the Status HUD and disables all active effects from Charlotte's Perks and Add-ons. Suppresses the ability to see Scratch Marks. Increases his Movement speed to 6.0 m/s. Pools of Blood appear to him in bright red. Grants the ability to search Lockers for Survivors. If he finds one, control will automatically revert to Charlotte while Victor keeps the hiding Survivor trapped inside for 10 seconds. When controlling Charlotte while Victor is unbound, she benefits from the following effect: <text:s/>Survivors walking or running inside Victor's Shriek range trigger Killer Instinct. This effect lingers for 1.5 seconds after leaving the Shriek range. Crouching avoids triggering the effect altogether. SPECIAL ABILITY: POUNCE. Press and hold the Power button while controlling Victor to charge a Pounce. Press the Attack button to unleash it, causing him to leap forwards. Hitting Survivors with a Pounce causes the following effects: Victor latches onto healthy Survivors, causing control to automatically revert to Charlotte. This puts them into the Injured State. Victor downs already injured Survivors, instead of latching on, causing control to remain with him. Missing a Pounce leaves Victor vulnerable for 3 seconds, giving nearby Survivors a chance to Crush him. Pouncing onto obstacles taller than himself causes Victor to automatically dissolve and return to Charlotte. SPECIAL INTERACTION: LATCHING ON. The Survivor Victor has latched himself onto suffers permanently from the following effects until they either manage to remove him or they are downed by Charlotte: Suffers from the Broken, Incapacitated, and Oblivious Status Effects. Suppresses their ability to enter Lockers. Suppresses their ability to leave through the Exit Gates. his effect lingers for 5 seconds after removing Victor. Triggers Killer Instinct on other nearby Survivors. SPECIAL INTERACTION: REMOVING / CRUSHING VICTOR. Survivors can counter Victor in two ways: Crushing or Removing: <text:s/>Crushing is available whenever Victor is idling and control is with Charlotte, or for a short duration after a Pounce without him latching on, and takes 0.35 seconds to complete. Removing is available whenever Victor is latched onto a Survivor and takes 8 seconds to complete. SPECIAL INTERACTION: RECALLING VICTOR. Victor will automatically return to Charlotte after idling for 90 seconds. Charlotte can recall him earlier whenever she desires. </text:p>
          </table:table-cell>
          <table:table-cell office:value-type="string" calcext:value-type="string">
            <text:p>"Though forever bound through blood and trauma, The Twins have been granted the power to separate from their shared body. Together they hunt as brother and sister, doubling the threat to Survivors."</text:p>
          </table:table-cell>
          <table:table-cell office:value-type="string" calcext:value-type="string">
            <text:p>A pair of conjoined twins, Charlotte and Victor Deshayes formed an emotional bond like none other. The unlikeliness of their successful birth in the 17th century could be described as miraculous, yet it immediately brought about their life of persecution. The twins emerged with Victor's lower body affixed into the chest of his sister, legs twisted around her muscles and organs. He was smaller than Charlotte, grown as if he were an appendage of her body rather than a fully formed boy. As the new-borns screeched, so too did the midwife who delivered them, running from the home, yelling of a demon birthed by a witch. So began the hunting of Charlotte, Victor, and their mother Madeleine. The coming years were fleeting memories for the twins, yet they were the closest thing to a normal life they would know. The journey with their mother was what they believed all children underwent, the games of running and hiding through France's countryside being an ordinary occurrence. At the age of five, a new challenge to the game was presented as their mother fell ill. Pale and exhausted, Madeleine had no choice, but to pass responsibility of collecting food onto Charlotte. The girl, burdened under extra clothing that concealed Victor's protruding body, set out from their forest tent and marched to the nearby town. Though a peculiar sight, she did what she had been trained for, waiting for an opening at the market and swiping whatever food she could. It was a victory in the game, but one short-lived. After midnight, glowing flames surrounded the family's encampment, bobbing through the darkness. A single commanding shout broke the night's silence and a mob of witch hunters streamed in. Grubby hands tore the twins from their bed, Charlotte frantically kicking all who approached. Madeleine cried for her children, her voice abruptly silenced by a club to her skull. Victor shrieked, the wailing of a trapped rat. The hunters coordinated quickly. A judge on-hand declared Madeleine guilty of witchcraft, evidenced by her demon spawn. Within minutes, they shackled her unconscious body to a tree, surrounding her feet with dry twigs and moss. As she awoke, she did not struggle, only begged her children to turn away. They would be given no choice. The twins were forced to watch as the torch was lit, and they watched as flames leapt up their mother's skirt, charring and sizzling her flesh. They watched as fat dripped from her body, and her face bubbled and twisted. They watched until the screams that tore her vocal cords were no more, and all that was left was the crackling of embers and a nauseating stench. Whatever joy and goodness were in them died with their mother. Caged and transported to an old wooden temple, they were sold to a secretive group clad in dark cloaks. Victor reacted with the ferocity of a rabid beast at any who approached, clawing and biting. The only solace that could calm him was the embrace of his sister. Charlotte, bitter and hateful to all but her brother, found purpose in being his protector. Within the temple, they were exposed to unusual experiments — some cruel, many simply baffling. One day they would be made to break the neck of a small grey bird. The next, they would bleed their fingers into a vase of roses. Every seventh day, they would sleep with the branch of a damp oak beneath their pillow. Then there was the chanting: a never-ending chorus from cloaked figures on scheduled intervals. In time, a final experiment was planned. Two robed figures herded the twins to the centre of the temple, holding Charlotte upon an altar in a room lit with candelabras. The wrinkled face of a man peered from under his hood, placing a hand on the forehead of each twin, making careful examination of their skulls. Memento mori, he uttered, as he withdrew a shining blade. Charlotte rolled to her side, shifting her brother off the altar. With a screech, he stretched his arm as far as he could, knocking a candelabra to the ground. The flames took to the dry wood immediately. They swept over the floor, igniting the black robes that brushed against it. Screams of agony pierced the chaos, invigorating Charlotte. She dashed through the inferno, vision concealed with nothing, but black smoke and blazing flame. A painful heaviness filled her lungs. No exit could be found, every step leading to overwhelming heat. She fell to her knees, suffocating, and then saw it — sunlight, trees. She stumbled from the fire into dewy grass. Without looking back, she ran into the forest until she collapsed. When Charlotte opened her eyes, she reached for Victor's hand. He made no attempt to budge. His body hung helplessly from her torso. She clasped his face, stared into his sad, still eyes. The movements she was accustomed to — his body pulling at her skin, his legs prodding at the cavity in her chest — were no more. Victor was dead. Charlotte had no choice, but to continue moving as she mourned, fearing black cloaks and witch hunters were prowling. She concealed her brother's corpse under her clothing and marched for the sewers of a nearby city. There, she set up camp, emerging often to steal whatever food she could, resorting to raiding barns for pig slop when desperation set in. Throughout the years, Victor's corpse rotted as his limbs oozed and blackened, yet his body demonstrated resistance to complete decomposition, as if his sister's blood still coursed through him. Protecting his lifeless body became Charlotte's sole reason for being, refusing to ever be separated from the only family she had left. Life into her teenage years was a game of survival. Her hatred for humanity grew each day under the realisation they would never leave her be. No matter how many died during her botched robberies and desperate attempts to escape, there would always be more to pursue and sling words of condemnation at her — monster, demon, witch. And it was the black cloaks who were the worst of them. Their hunt for her was unending, forcing her to constantly abandon shelter and run. For years, Charlotte fled, drawing blood out of necessity, cradling her long-dead brother in the night. During a frigid winter, her body began to break down. Food was scarce and the refuge of rickety shacks were no use against freezing temperatures. Sickle in hand, she sheltered near her campfire in the woods, not knowing if the black cloaks would take her before the cold did. As frost crystallised around her nostrils and her lips took on a gentle blue hue, Charlotte felt something she had never experienced: acceptance. She closed her eyes, opening herself to the serenity of death when — a shriek, shrill and vicious pierced her ears. Victor spasmed and flailed from her chest, a cloud of fog encompassing him. Before she could react, he spilled from her in a bloody puddle, landing on the snow and running. Pulling herself from the edge of death, she gave chase. Calling his name, she ran through the forest until her legs could hardly carry her, until finally, within her view, was Victor, sitting at the edge of a thick fog. His face, twisted and feral, screamed as a dark hooded figure emerged from the fog, grabbed his arm, and seized him. The serenity that had crept into Charlotte was extinguished, replaced with the seething hatred and rage she had depended on for so long. With a tight grip on her sickle, she charged into the fog, prepared to eviscerate any who set foot near her brother. </text:p>
          </table:table-cell>
        </table:table-row>
        <table:table-row table:style-name="ro1">
          <table:table-cell office:value-type="string" calcext:value-type="string">
            <text:p>The Trickster</text:p>
          </table:table-cell>
          <table:table-cell office:value-type="float" office:value="23" calcext:value-type="float">
            <text:p>23</text:p>
          </table:table-cell>
          <table:table-cell office:value-type="string" calcext:value-type="string">
            <text:p>Ji-Woon Hak</text:p>
          </table:table-cell>
          <table:table-cell office:value-type="string" calcext:value-type="string">
            <text:p>Male</text:p>
          </table:table-cell>
          <table:table-cell office:value-type="string" calcext:value-type="string">
            <text:p>South Korean</text:p>
          </table:table-cell>
          <table:table-cell office:value-type="string" calcext:value-type="string">
            <text:p>No Realm</text:p>
          </table:table-cell>
          <table:table-cell office:value-type="string" calcext:value-type="string">
            <text:p>4.6 m/s Normal, 3.86 m/s Throw State &amp; Main Event</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Trickster.png</text:p>
          </table:table-cell>
          <table:table-cell office:value-type="string" calcext:value-type="string">
            <text:p>Polished Head-Smasher</text:p>
          </table:table-cell>
          <table:table-cell office:value-type="string" calcext:value-type="string">
            <text:p>Showstopper</text:p>
          </table:table-cell>
          <table:table-cell office:value-type="string" calcext:value-type="string">
            <text:p>SPECIAL ABILITY: SHOWSTOPPER. The Trickster stars the Trial with 44 Blades equipped. Press and hold the Power button to enter the Throw State and wind up the Blades. Release the Power button to exit the Throw State. SPECIAL STATE: THROW STATE. While in the Throw State, with a Blade at the ready, press the Attack button to throw a single one or press and hold it to unleash a flurry of them: Blades are launched at a rate of 3⅓ Blades per second. Blades are launched at a speed of 55 m/s for up to 128 metres. Reduces his Movement speed to 3.86 m/s. Blades can be replenished at Lockers. The Auras of Blades inside Lockers are automatically revealed to The Trickster within 36 metres, when he is out of them. SPECIAL AFFLICTION: LACERATION. Survivors hit with Blades accumulate +1 Charge of Laceration, filling their Laceration Meter. Once the Laceration Meter is full at 8 Charges, the affected Survivor suffers from the following effects: Loses 1 Health State. This causes them to stop dead in their tracks, when they transition into the Dying State. Laceration starts dissipating at a rate of -0.5 c/s, if a Survivor is not hit by a Blade for 15 seconds, and immediately loses -3 Charges, if they are hit with a Basic Attack. SPECIAL ABILITY: MAIN EVENT. In addition to filling the Laceration Meter, each successful hit with Blades simultaneously charges the Main Event Meter at the same rate. Once the Main Event Meter is full at 8 Charges, press the Secondary Power button to activate Main Event for a minimum of 6 seconds, unless The Trickster cancels it prematurely by pressing the Secondary Power button again: Grants the ability to throw an unlimited amount of Blades. Increases the Throw rate of Blades by +66 %. Increases the duration of Main Event by +0.5 seconds per obtained Combo Rank.</text:p>
          </table:table-cell>
          <table:table-cell office:value-type="string" calcext:value-type="string">
            <text:p>"A mesmerising skill honed through a lifetime of practice, Ji-Woon Hak unleashes a flurry of knives with rapid-fire speed."</text:p>
          </table:table-cell>
          <table:table-cell office:value-type="string" calcext:value-type="string">
            <text:p>Ji-Woon Hak thrived under the attention of others, energized by every eye that watched him and every tongue that spoke his name. Amidst the prestige, he had only one desire: more. Even as a child he found ways to draw crowds. Working at his family's restaurant, he attracted business with spectacles he performed using throwing knives. Gullible tourists believed this was a traditional South Korean experience, gladly parting with their money to witness it. Ji-Woon's father spent the restaurant's earnings on dancing and vocal lessons for his son, pushing him to attain the fame he never could. Ji-Woon did not disappoint. After years showcasing his abilities to nobodies at talent shows, he hit the track to stardom. Yun-Jin Lee, a producer at Mightee One Entertainment, recruited Ji-Woon into her training program. He transferred to a dormitory in Seoul where, for fourteen hours a day, he was crafted into a star, taught how to move and sing, how to carry himself with the right balance of confidence and modesty. Draining as the process was, it worked. Yun-Jin selected Ji-Woon to join the band NO SPIN, bringing a raw energy to their tracks. Fame was almost immediate. Ji-Woon lived in a daze of interviews and adoration, and though the frenzied schedule exhausted his bandmates, he was invigorated. Each day was an affirmation that he was greater than the mediocrity society spewed out. But over time, the champagne grew stale. When he looked at his fans, he saw their joy and envy split five ways, thinned out between each band member. The validation that had surged through him left a desperate yearning for more. Ji-Woon kept up impressions, mimicking a charm long buried under loathing. He recorded the latest NO SPIN album with his bandmates, never missing a beat. After a lengthy lunch break, he returned to the studio to discover fate had granted him a gift. The scent of burning wires was unmistakable. He rushed to the control room, finding the door blocked by fallen speakers. On the other side, his bandmates pounded on the door, their cries accompanied by the crackling of flames. Ji-Woon called to them, dashing to the speakers, grabbing one and—stopping. He froze. Each breath was a conscious, deliberate process requiring all his attention, the nearby cries hardly audible until, slowly, he backed away. And then he heard it. They were screaming his name as they burnt. Screaming for him to save them. Ji-Woon! Ji-Woon! Ji-Woon Hak! It was the most beautiful thing he'd ever heard. When the fire crew arrived, his tears were genuine. Ji-Woon was celebrated as a tragic figure, a hero who did all he could in a futile attempt to save his friends. Yun-Jin paraded him through interviews until it was time to rebrand. He was reborn as The Trickster, a solo artist who produced his own songs, sporting a soft heart beneath a wild exterior. But, away from concert set-ups and television stages, something darker grew. He targeted those who lived alone, coming to them in the night. The first was a college music student with a captivating voice. Ji-Woon woke him with a baseball bat to the skull, binding his arms and legs, gagging him with a rag duct taped into his mouth. He tortured him for hours, dissecting him alive. Yet there was something missing—a sound, a connection. He wanted to hear the victim's wonderous voice pleading as he cut his belly open, but all he received was muffled cries through a rag. He learnt and adjusted. Victims had to be abducted, driven to an abandoned building where he could let their voices carry unrestrained emotion. He made music from them, prodding in the right places to evoke different types of shrieks and howls. Stabbing the quadratus lumborum elicited a long, guttural wail, while slashing the carotid artery created a sound like a cat being strangled. There was honesty in their suffering. Ji-Woon recorded each session, synthesizing and working them into his songs, hiding them behind layers of melodies. He was elated with his work. He left hints for police, arranging a mink boa from a recent photoshoot around a victim's slashed throat. For his next killing, he removed the teeth from a man that a boxer in one of his music videos was without. During a particularly audacious plea for attention, he killed a fan he had met during a VIP meet-up, replacing her eyes with his diamond cufflinks and writing I HAVE SEEN GOD in blood across her chest. Each scene was a dazzling spectacle. Between music and murder, Ji-Woon's work was discussed globally. However, as violence became his preferred art style, his music career took a hit. Revenue was down and Mightee One executives pointed their fingers at him. Yun-Jin, with professional fury, came to his defence, but she was outnumbered. It was decided that Ji-Woon could no longer self-produce his songs. The decision was devastating. His tracks fused genuine humanity into music, yet executives rejected anything that wasn't generic and expected. And so be it. If they couldn't understand his art, he would incorporate them into it until they did. He had three months until he was to perform a private show for Mightee One's board members; three months to plan his magnum opus. He transferred obscene amounts of money to a veterinarian in exchange for cannisters of nitrous oxide, then bribed the stage technician of Mightee One's private theatre for access to the room. His celebrity granted him a benefit of the doubt no regular person could conceive. When the show was ready, gas seeped into the room as executives and stagehands awaited Ji-Woon, conveniently running behind schedule. When he arrived, half-conscious bodies were splayed in their seats and crawling across the floor. He worked quickly, binding everyone, pausing only when he came to Yun-Jin — the woman who had plucked him from a mudhole and set him on the path he deserved. She would be rewarded, granted special access to the coming display of wonder. Even under sedation, she fought, a raging storm within her, far stronger than the others. He propped her up as the lone audience member, prying her eyes open. The others, snivelling and sobbing, were brought on stage to perform their final act. With a contemptable sneer, he slapped makeup onto their faces and shone stage lights upon them. They became his instruments. To the sound of self-produced melodies, he tortured them, gracefully dashing from one body to another, conducting an operatic crescendo from their wailings. They shouted, whimpered, screamed, cried for their loved ones, cried for their mothers. It was a magnificent outpouring of emotion, of what it meant to be human, and they did it with eyes fixed on Ji-Woon. Viscera drained from the stage until, with the toss of his throwing knife, the final human instrument fell silent and the music stopped. Covered in sweat and blood, an exhausted Ji-Woon looked to Yun-Jin and bowed. Curtain call. He had attained perfection. With blade in hand, he made his way to Yun-Jin, prepared to tie up loose ends before the credits rolled. But as he reached her — The Fog. From where, he didn’t know, but it billowed around them, damp, cool... comfortable. He saw the grand stage: hospitals and temples, forests and slaughterhouses — an eternal plane adorned with rusted hooks, sustained by the million eyes that would watch him, run from him, experience him. All he had to do was accept, become an implement of The Fog and, most importantly, make them scream. Encore! </text:p>
          </table:table-cell>
        </table:table-row>
        <table:table-row table:style-name="ro1">
          <table:table-cell office:value-type="string" calcext:value-type="string">
            <text:p>The Nemesis</text:p>
          </table:table-cell>
          <table:table-cell office:value-type="float" office:value="24" calcext:value-type="float">
            <text:p>24</text:p>
          </table:table-cell>
          <table:table-cell office:value-type="string" calcext:value-type="string">
            <text:p>Nemesis T-Type</text:p>
          </table:table-cell>
          <table:table-cell office:value-type="string" calcext:value-type="string">
            <text:p>Male</text:p>
          </table:table-cell>
          <table:table-cell office:value-type="string" calcext:value-type="string">
            <text:p>No Origin</text:p>
          </table:table-cell>
          <table:table-cell office:value-type="string" calcext:value-type="string">
            <text:p>Raccoon City</text:p>
          </table:table-cell>
          <table:table-cell office:value-type="string" calcext:value-type="string">
            <text:p>4.6 m/s Normal, 3.8 m/s MR1/MR2 Tentacle Strike, 4 m/s MR3 Tentacle Strik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Nemesis.png</text:p>
          </table:table-cell>
          <table:table-cell office:value-type="string" calcext:value-type="string">
            <text:p>Raw Fists</text:p>
          </table:table-cell>
          <table:table-cell office:value-type="string" calcext:value-type="string">
            <text:p>T-Virus</text:p>
          </table:table-cell>
          <table:table-cell office:value-type="string" calcext:value-type="string">
            <text:p>SPECIAL ABILITY: T-VIRUS. The power of The Nemesis expands as his Mutation Rate grows. Mutation Rate 1 has no special benefits for The Nemesis: A Tentacle Strike is unable to break Breakable Walls and dropped Pallets. A Tentacle Strike has a range of 5 metres. Reduces his Movement speed wile charging a Tentacle Strike to 3.8 m/s. Mutation Rate 2 is reached at 5 Contamination Points and has the following benefits for The Nemesis: Grants the ability for a Tentacle Strike to break Breakable Walls and dropped Pallets. Mutation Rate 3 is reached at 9 Contamination Points and has the following additional benefits for The Nemesis: Increases the range of the Tentacle Strike to 6.5 metres. Increases his Movement speed wile charging a Tentacle Strike to 4.0 m/s. SPECIAL ATTACK: TENTACLE STRIKE. Press and hold the Power button to charge a Tentacle Strike, then press the Attack button to unleash it. Survivors hit with a Tentacle Strike grant The Nemesis Contamination Points towards his Mutation Rate and become afflicted by Contamination: Grants +3 Points for hitting Survivors not yet afflicted with Contamination. This also causes the hit Survivor to suffer from a -20 % Hindered Status Effect for 2 seconds. Grants +1 Point for hitting Survivors already afflicted with Contamination. The Tentacle Strike has a Cool-down time of 2.25 seconds. SPECIAL AFFLICTION: CONTAMINATION. Survivors suffering from Contamination are susceptible to damage from being either by a Tentacle Strike or by a Zombie. Contaminated Survivors occasionally cough, potentially betraying their location. SPECIAL ENEMY: ZOMBIES. During the Trial, 2 Zombies spawn and roam randomly through the environment. Both of their Auras are revealed to The Nemesis at all times. Zombies can track nearby Survivors and are attracted to Loud Noise Notifications. They can attack Survivors coming too close to them and abide by the same rules as a Tentacle Strike doing so. Destroying Zombies will cause them to respawn after 12 seconds from below a random Hook. Doing so with a Tentacle Strike as The Nemesis will also grant +1 Point towards Mutation Rate. Survivors have limited means to counter Zombies: Using Flashlight, Firecrackers, or Flash Grenades on them blinds and stuns them in place for 15 seconds. Stunning them with a Pallet or Head On destroys them and causes them to respawn after 45 seconds. SPECIAL ITEM: VACCINE. Survivors can cure themselves or other Survivors from Contamination by locating a Supply Case and searching it for a Vaccine: A total of 4 Supply Cases spawn in random locations in the environment. The Auras of Supply Cases are revealed to Contaminated Survivors at all times. Each Supply Case contains 1 single-use Vaccine. Using the Vaccine triggers Killer Instinct for 3 seconds.</text:p>
          </table:table-cell>
          <table:table-cell office:value-type="string" calcext:value-type="string">
            <text:p>"A virus that causes extreme mutations and can be transferred to others. Its effects heighten aggression and strength within The Nemesis."</text:p>
          </table:table-cell>
          <table:table-cell office:value-type="string" calcext:value-type="string">
            <text:p>Resident Evil. The Nemesis is a Model T-103 Tyrant, a superhuman bio-organic weapon mass-produced by Umbrella Corporation. Unlike previous prototypes, it possessed near-human intelligence and could follow orders. It was flown into Raccoon City alongside other Tyrants and ordered to eliminate any remaining members of S.T.A.R.S., including Jill Valentine. The Nemesis, like all T-103 Tyrants, was infected with the T-Virus during its creation. However, due the T-Virus degrading the host's brain and causing a decline in intelligence to the degree of making it impossible for the host to follow complex orders, T-103s were additionally infected with the NE-α parasite which would take control of the host's body, bypassing the degrading brain and providing The Nemesis with near-human intelligence. When The Nemesis uses his tentacle, it is not actually a tentacle, but the parasite within him, as the NE-α Parasite is a worm-like creature. Dead by Daylight. Designed by Umbrella Corporation, The Nemesis is a nearly unstoppable bio-organic weapon fixated on pursuing and eliminating its targets. Part of the Tyrant T-103 series, this specimen has increased intelligence and awareness due to the NE-α Parasite implanted within it. Its first mission unleashed it upon Racoon City, where it had a singular objective: exterminate S.T.A.R.S. members. Rampaging through the city, The Nemesis faced off against Jill Valentine multiple times, and though she managed to escape, he was never far behind. He nearly had his target, when a strange fog descended upon them, mixing with the smoke of a city in chaos. The phenomenon meant nothing to him—the frigid cold and decreased oxygen never posing a threat. All that mattered was soldiering on into The Fog, continuing the mission: find S.T.A.R.S., exterminate S.T.A.R.S., and kill anyone who gets in the way.</text:p>
          </table:table-cell>
        </table:table-row>
        <table:table-row table:style-name="ro1">
          <table:table-cell office:value-type="string" calcext:value-type="string">
            <text:p>The Cenobite</text:p>
          </table:table-cell>
          <table:table-cell office:value-type="float" office:value="25" calcext:value-type="float">
            <text:p>25</text:p>
          </table:table-cell>
          <table:table-cell office:value-type="string" calcext:value-type="string">
            <text:p>Elliot Spencer</text:p>
          </table:table-cell>
          <table:table-cell office:value-type="string" calcext:value-type="string">
            <text:p>Male</text:p>
          </table:table-cell>
          <table:table-cell office:value-type="string" calcext:value-type="string">
            <text:p>English</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enobite.png</text:p>
          </table:table-cell>
          <table:table-cell office:value-type="string" calcext:value-type="string">
            <text:p>Hook &amp; Chain</text:p>
          </table:table-cell>
          <table:table-cell office:value-type="string" calcext:value-type="string">
            <text:p>Summons of Pain</text:p>
          </table:table-cell>
          <table:table-cell office:value-type="string" calcext:value-type="string">
            <text:p>SPECIAL ABILITY: SUMMONS OF PAIN. Press the Power button to conjure a Gateway up to 16 metres away in front of The Cenobite. Release the Power button to open the Gateway and possess it. SPECIAL ATTACK: POSSESSED CHAIN. Press the Attack button while possessing the Gateway to summon forth a guided Possessed Control under your control. Hitting a Survivor with the Possessed Chain causes the following effects: Binds the Survivor with 3 Chains. Reduces their Movement speed: 1.13 m/s with 3 Chains. 1.695 m/s with 2 Chains. 2.26 m/s with 1 Chain. Causes them to suffer from the Incapacitated Status Effect. Suppresses their ability to run. Blocks the Exit Gates. This effect lingers for 5 seconds after all Chains are removed. SPECIAL INTERACTION: BREAKING CHAINS. Bound Survivors can perform the Break Free interaction to remove one Chain at a time, each taking 1 second. Chains are broken upon colliding with the environment, which will spawn a replacement Chain that will attempt to bind the Survivor again. Chains are also broken when colliding with other Players, but this will not spawn a replacement Chain. SPECIAL ITEM: LAMENT CONFIGURATION. The Lament Configuration spawns in a random location in the environment at the start of the Trial and slowly charges a Chain Hunt. The Aura of the Lament Configuration is revealed to Survivors in white at all times and changes to yellow during an active Chain Hunt. Any Survivor can pick up the Lament Configuration to prevent it from continuing charging a Chain Hunt or ending an on-going one, but not without suffering from the following effects: Causes the Survivor to suffer from a permanent Oblivious Status Effect. Causes all of their ambient sounds to be replaced with a haunting tune. Triggers a Chain Hunt targetting only them. The Lament Configuration cannot be dropped, demanding to be solved to remove it from their possession. If they are attacked by The Cenobite, it is dropped from their grasp and respawns after 30 seconds. SPECIAL ABILITY: CHAIN HUNT. When left to its own devices, the Lament Configuration charges a Chain Hunt over the course of 90 seconds. During a Chain Hunt, Survivors are repeatedly targetted by Chains spawning from nearby Gateways, which attempt to bind them until 3 Chains are attached to them. This process continues indefinitely until a Survivor picks up the Lament Configuration. If The Cenobite picks it up from the ground himself, he instantly starts a Chain Hunt in addition to the following effects: Causes all Survivors to be bound by 3 Chains. Causes all Survivors to scream and reveal their location for 3 seconds. Causes the Lament Configuration to respawn after 10 seconds. If the condition of the Last Survivor Standing is met, Chain Hunts will still activate, but not spawn any Chains, leaving the Last Survivor Standing untouched. SPECIAL INTERACTION: SOLVING. Solving the Lament Configuration takes 6 seconds to complete: Triggers Killer Instinct. Causes it to disappear and respawn in a random location after 45 seconds upon success. SPECIAL LOCOMOTION: TELEPORT. While a Survivor is solving the Lament Configuration, The Cenobite is granted the ability to teleport to within 10 to 12 metres of their location. Interrupts the Solving process and briefly binds the Survivor in place with Chains shooting from the Lament Configuration.</text:p>
          </table:table-cell>
          <table:table-cell office:value-type="string" calcext:value-type="string">
            <text:p>"An extradimensional gateway that leads to pleasure and pain so great it will tear your soul apart."</text:p>
          </table:table-cell>
          <table:table-cell office:value-type="string" calcext:value-type="string">
            <text:p>A demon to some, an angel to others. Pinhead is an explorer in the further regions of experience, indulging in the limitless thrill of pleasure and pain. When the puzzle box known as the Lament Configuration — a key to another dimension — was found in The Entity's Realm, it was only a matter of time before it fell into curious hands. Once opened, he arrived. What came next was sweet suffering that spilled over the Realm.</text:p>
          </table:table-cell>
        </table:table-row>
        <table:table-row table:style-name="ro1">
          <table:table-cell office:value-type="string" calcext:value-type="string">
            <text:p>The Artist</text:p>
          </table:table-cell>
          <table:table-cell office:value-type="float" office:value="26" calcext:value-type="float">
            <text:p>26</text:p>
          </table:table-cell>
          <table:table-cell office:value-type="string" calcext:value-type="string">
            <text:p>Carmina Mora</text:p>
          </table:table-cell>
          <table:table-cell office:value-type="string" calcext:value-type="string">
            <text:p>Female</text:p>
          </table:table-cell>
          <table:table-cell office:value-type="string" calcext:value-type="string">
            <text:p>Chilean</text:p>
          </table:table-cell>
          <table:table-cell office:value-type="string" calcext:value-type="string">
            <text:p>Forsaken Boneyar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Artist.png</text:p>
          </table:table-cell>
          <table:table-cell office:value-type="string" calcext:value-type="string">
            <text:p>Sharp Palette Blade</text:p>
          </table:table-cell>
          <table:table-cell office:value-type="string" calcext:value-type="string">
            <text:p>Birds of Torment</text:p>
          </table:table-cell>
          <table:table-cell office:value-type="string" calcext:value-type="string">
            <text:p>SPECIAL ABILITY: BIRDS OF TORMENT. The Artist starts the Trial with 3 Tokens. Press the Power button to charge Birds of Torment and visualise a Flight Path in front of her. Press the Attack button to consume -1 Token to summon a Dire Crow that faces in the direction of the Flight Path. Press it again to summon another Dire Crow for each remaining Token. SPECIAL ATTACK: DIRE CROWS. Dire Crows can stay idling for up to 10 seconds, before they dissolve. The timer is reset each time a new Dire Crow is summoned. The Auras of all Dire Crows are revealed to The Artist at all times. Survivors coming into contact with idling Dire Crows are damaged, but cause them to dissolve instantly. Press the Secondary Power button to launch all available Dire Crows in the direction of their individual Flight Paths. While travelling on their Flight Path of 7.5 metres, Dire Crows can damage Survivors coming into contact with them. Once a Dire Crow flies past its Flight Path or collides with an obstacle in the environment while still on it, it transforms into a Swarm. SPECIAL INTERACTION: SWARM. Swarms continue travelling across the environment, while passing through any environmental obstacles. The Auras of travelling Swarms are revealed to all Players at all times. Swarms trigger Killer Instinct for 3 seconds on all Survivors too close to their path while travelling past them. When a Swarm collides with a Survivor, it starts swarming them with a Murder of Crows. The Auras of Murder of Crows are revealed to The Artist at all times, unless the Swarmed Survivors start repelling them, causing it to be hidden after 2.5 seconds. When a Swarm collides with a Swarmed Survivor, they are damaged. SPECIAL INTERACTION: REPELLING. Swarmed Survivors can perform the Repel interaction for 8 second to remove the Murder of Crows. They can also instantly remove it by entering a Locker. If Swarmed Survivors collide with an idling Dire Crow while performing the Repel interaction, the action is reset. </text:p>
          </table:table-cell>
          <table:table-cell office:value-type="string" calcext:value-type="string">
            <text:p>"From a wellspring of eternal agony comes a swarm of darkness, a wild and ferocious murder of ink black crows."</text:p>
          </table:table-cell>
          <table:table-cell office:value-type="string" calcext:value-type="string">
            <text:p>Carmina Mora was a gifted artist who carried the guilt of her young brother's death. Growing up a rugged coastal village in southern Chile, she sketched the sublime landscapes of Patagonia. Sitting outside, she painted dramatic fjords while feeding the crows nested in the tree next to the house. She grew up carrying the guilt of her mother's sudden departure. Her father blamed Carmina for her mother's abandonment, which added to her grief. She became the caretaker of Matias, her little brother, despite still being a child herself. A year later, Carmina was painting with Matias outside when the telephone rang. Her father remained in the yard, drinking his beer. Carmina rushed to the house to answer the phone and hung up a few seconds later. When she returned outside, Matias was nowhere to be seen. She asked her father, but he had paid no attention to Matias. She called her brother's name, looking for him everywhere. While searching, she saw a bright red coat floating on the narrow creek by the house — Matias' jacket. She jumped into the creek and found him floating on the surface with vacant eyes, unblinking. He had fallen and drowned. Her scream tore the sky. Her father found Carmina sobbing on the creek's shore, clutching her brother's body in her arms, surrounded by a murder of crows. Her father snatched Matias's body away from her, and she cried until her voice broke. The following morning, the world was cloaked in darkness. Her father did not say a word, because he did not have to. Carmina knew it was all her fault. Months passed, yet her loss was as fresh as morning dew. Crippled with self-loathing, she could no longer paint. Without Matias, life had no meaning. On the bleak morning of Matias' birthday, Carmina walked to a narrow bridge several blocks away from home. She was convinced that nothing could bring her relief. Her mother was gone, her brother was dead, and her father blamed her for it all. She was convinced that she had nothing left to live for. Carmina walked to the railing of the bridge that stood over the turbulent river. Locals had nicknamed the spot DeathLeap. Several cars drove by Carmina, but none stopped. No one seemed to care. She climbed over the railing and her legs wobbled as she stood on the lip of the bridge. She looked down, watching the fierce river smash into a giant boulder. She closed her eyes. "See you soon, Matias." Suddenly, a cacophony of caws filled the sky. Carmina opened her eyes and saw a black cloud of feathers flying towards her. The cloud split open and glossy black crows dove from the sky. One landed on her shoulder and stared intently into Carmina's eyes, as if peering into her soul. Her grip on the railing loosened and the crow cawed raucously. Carmina stared at the crow, confused. Another crow landed on the railing, then another. Soon, a flock of crows were covering the railing of the bridge, staying close to her. She felt their heavy stare on her, calculative and enigmatic, as if they were assessing her. She looked down for a second and a thunder of caws interrupted her dark impulse. The crows seemed to care about her wellbeing. As she dangled over the edge with the wind blowing through her raven hair, Carmina felt akin to them. For the first time since Matias had died, Carmina did not feel alone. She returned home, giving life another chance. The crows left, but Carmina suspected that if anything happened to her, they would return. Inspired by her ordeal, Carmina picked up a brush. In the weeks that followed, she painted her experience, using black ink to depict the DeathLeap with a black cloud of feathers, the murder of crows that saved her life. The experience was transformative and launched her signature, black-ink surrealist art. After several years, some colour pierced the darkness, and this shift of medium expanded her art form. She painted large-scale murals on busy street corners, designed grandiose costumes, and recited militant poetry. Carmina's art displayed local, intimate tragedies on a large scale, making them impossible to ignore. And everywhere she performed, crows followed. Her performances grew bold and drew the attention of artists who found her style invigorating. She grew close to a group of painters who understood her iconoclastic vision. Her performances launched the Large-Scale Surrealist movement, which became a phenomenon. Her renown grew enough to attract the commission of a multinational enterprise, The Vack Label. Carmina investigated the group, discovering that they gifted art pieces to select disreputable congressmen. Vack's commissioned artists seemed to disappear afterward. Determined to expose the group's link to corrupt politics, Carmina accepted Vack's commission. The following week, Carmina painted a giant mural on a cemetery's columbarium, displaying the Vack Label logo as a surrealist grim reaper harvesting the fields of Chilean families. She wore a theatrical dress as she painted, on which she had stitched a poem about political revolution. The piece sparked a radical debate about corruption. The controversy painted a target on Carmina's back. After receiving anonymous death threats, she took refuge in her father's house, bringing along her closest friends for safety. That night, a gang of masked gunmen broke into the house. They swiftly subdued Carmina and her friends, threw them in a van, and drove off. The following morning, a dry breeze blew sand on Carmina's face, awakening her. She was seated in a chair in the middle of the desert, with her legs tied and her hands handcuffed. Her friends were lying on the ground, tied up. A shadow fell over her face. Carmina looked up. A man dressed in a long robe with his face hidden in a dark hood approached her. He pulled a silvery knife from his robe. He grabbed her hands and recited a hymn in an unfamiliar language. Carmina held his gaze. He paused and brought down his blade with a sudden blow. She cried in agony as her friends woke to a terrible sight; Carmina's severed hands falling in the sand. The hooded man smiled in satisfaction. "How are you going to paint now?" Carmina cursed and screamed at him, wriggling against the bonds on her legs. The man grabbed Carmina's chin. She spit in his face. He grunted and pried her mouth open, pulling out her tongue. Carmina struggled in his hold. In a violent blow, he chopped off Carmina's tongue. She howled in anguish. The man wiped his blade on his robe, leaving a trail of blood. "How are you going to recite poems now?" Sorrow swelled in Carmina's chest, sharper than pain. Overwhelmed by uncontrollable rage, grief and loss overcame her senses. She had lost her little brother. And she had lost the only way to cope with such pain. Carmina screamed like on the day her brother died. Raucous caws echoed through the wasteland. The sky was obscured by a cyclone of dark clouds. Black feathers fell on Carmina's bleeding arms. She looked up and saw a torrent of crows erupting from the clouds, diving on the hooded man. As the ravenous crows pecked at his flesh mercilessly, Carmina smiled, watching her Surrealist art coming to life. But her heart lurched with rage when she saw the crows move on to their next target, her friends on the ground. She screamed as waves of pain, guilt, and fright overwhelmed her. But it was in vain, the ravenous crows were uncontrollable. Darkness fell over her eyes as her friends' agonising screams grew more acute. Death was coming and again, it was her fault. A deep, Black Fog engulfed her. </text:p>
          </table:table-cell>
        </table:table-row>
        <table:table-row table:style-name="ro1">
          <table:table-cell office:value-type="string" calcext:value-type="string">
            <text:p>The Onryō</text:p>
          </table:table-cell>
          <table:table-cell office:value-type="float" office:value="27" calcext:value-type="float">
            <text:p>27</text:p>
          </table:table-cell>
          <table:table-cell office:value-type="string" calcext:value-type="string">
            <text:p>Sadako Yamamura</text:p>
          </table:table-cell>
          <table:table-cell office:value-type="string" calcext:value-type="string">
            <text:p>Intersex</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24m</text:p>
          </table:table-cell>
          <table:table-cell office:value-type="string" calcext:value-type="string">
            <text:p>Short</text:p>
          </table:table-cell>
          <table:table-cell office:value-type="string" calcext:value-type="string">
            <text:p>killerphotos</text:p>
          </table:table-cell>
          <table:table-cell office:value-type="string" calcext:value-type="string">
            <text:p>TheOnryo.png</text:p>
          </table:table-cell>
          <table:table-cell office:value-type="string" calcext:value-type="string">
            <text:p>Ring of Fury</text:p>
          </table:table-cell>
          <table:table-cell office:value-type="string" calcext:value-type="string">
            <text:p>Deluge of Fear</text:p>
          </table:table-cell>
          <table:table-cell office:value-type="string" calcext:value-type="string">
            <text:p>SPECIAL ABILITY: DELUGE OF FEAR. The Onryō starts the Trial in the Demanifested State, which has the following effects: Grants the Undetectable Status Effect. This effect lingers for 1 second after Manifesting. Fully invisible to Survivors who are farther than 24 metres away from her. Intermittently invisible to Survivors who are within 24 metres of her. This effect lingers for 4 seconds after Manifesting. Removes the ability to attack or interact with Survivors. The Onryō is still able to interact with Props. The Onryō cannot be stunned by Pallets. SPECIAL ABILITY: MANIFESTATION / DEMANIFESTATION. Press the Power button while Demanifested to Manifest and be able to attack and interact with Survivors. Press the Power button while Manifested to Demanifest again. SPECIAL PROP: TV. TVs spawn randomly throughout the environment. They are turned off at the start of the Trial, but turn on automatically after 30 seconds. They become turned off for 70 seconds after a Survivor inserts a VHS Tape or for 45 seconds after The Onryō projects through it. TVs have an Area of Effect of 16 metres around them within which they apply Condemned and any other applicable effects. SPECIAL LOCOMOTION: PROJECTION. Press the Secondary Power button while Demanifested to project yourself to any powered TV in the environment. If the Power Gauge is full when projecting, all Survivors within the Area of Effect of any powered TV receive +1 Stack of Condemned. After a Projection, her Movement speed is increased to 6.9 m/s for 2 seconds. SPECIAL AFFLICTION: CONDEMNED. Interacting with the Power of The Onryō causes Survivors to gain Condemned, slowly filling their Condemned Meter. Hooking a Survivor locks in some of their Condemned making the affected Stacks impossible to remove: The first time being hooked locks in all current Condemned up to 3 Stacks, leaving a minimum of 4 Stacks empty. The second time being hooked locks in all current Condemned up to 6 Stacks, leaving a minimum of 1 Stack empty. Once the Condemned Meter is full at 7 Stacks, they are in mortal danger from the Inexorable Stare. SPECIAL INTERACTION: INEXORABLE STARE. Upon reaching full Condemned the affected Survivors triggers Killer Instinct for 6 seconds. Press the Secondary Power button while standing over a downed and fully Condemned Survivor to execute them on the spot, performing a Mini-Mori. SPECIAL INTERACTIONS: RETRIEVING TAPE / TURNING OFF TV. Survivors can walk up to any powered TV and interact with it to retrieve its Cursed Tape, which temporarily turns it off and prevents The Onryō from projecting to it. Inserting the Cursed Tape into a different TV spreads the message of The Onryō and removes -3 Stacks of Condemned. </text:p>
          </table:table-cell>
          <table:table-cell office:value-type="string" calcext:value-type="string">
            <text:p>"Through the medium of a mysterious videotape, Sadako spreads her curse to unwitting viewers and causes their untimely deaths."</text:p>
          </table:table-cell>
          <table:table-cell office:value-type="string" calcext:value-type="string">
            <text:p>A powerful and lethal onryō, Sadako Yamamura was the daughter of a famed seer from Izu Oshima, Japan. Her mother left many questions unanswered. In her hometown, sailors disliked the way her mother would spend days on the beach, her eyes fixed on the foaming waves of the sea. Some said, frolic in brine, goblins be thine--if you keep playing in the water, the monster will come for you. Nine months later, Sadako was born. As a child, her immense powers seemed impossible to control and flared in anger. This became apparent when she was unable to control her rage during a public demonstration of her mother’s powers. When a journalist called her mother a fraud, Sadako’s powers surged, and the journalist collapsed on the floor, struck dead. Then everything went wrong. Her mother passed away and shortly after Sadako was lured to an old, crumbling well. As she leaned over the rim, a long shadow fell over her. She turned and a sudden jolt of pain hit her over the head, cracking it open. Her vision dimmed and her mind swirled into unconsciousness. She felt two hands pushing her over the rim. Pain exploded in her skull as she hit the cold ground. A grinding noise came from above and the well darkened, all light obscured like a midday eclipse. Every inch of her body screamed in pain. Looking up, she saw the only way out. She dug her nails into the muddy ground and slowly crawled toward the cobbled wall. She gripped the stones to climb but had neither hold nor strength. Each time she clawed up a few inches, her nails slid against the wet wall and she slipped down. Her fingers gushed with blood as the coarse cobblestone tore off her nails and lacerated the flesh underneath. And yet she tried, again and again. Decades later, the meadow became a resort, and a log cabin was built above the well. When a visitor rented the cabin, Sadako found an opportunity for revenge. She summoned all her nensha power and projected a terrible curse on a videotape that killed its viewer after seven days. Her wrath was like the tides of a stormy sea, violent and unforgiving. As she plunged into a fury, a dark fog coiled at her feet. The sound of crashing waves echoed through the old stone well. Suddenly, a tidal surge came crashing down on the cabin's walls, wrecking its logs into a torrent of mud and filth. The black current flooded the well underneath and swallowed Sadako at once. When she opened her eyes, she stood on a desolate beach facing a vast, stormy ocean. A thick, black fog caressed the water's surface. Sadako walked into a coming wave and slowly disappeared into the opaque fog. </text:p>
          </table:table-cell>
        </table:table-row>
        <table:table-row table:style-name="ro1">
          <table:table-cell office:value-type="string" calcext:value-type="string">
            <text:p>The Dredge</text:p>
          </table:table-cell>
          <table:table-cell office:value-type="float" office:value="28" calcext:value-type="float">
            <text:p>28</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redge.png</text:p>
          </table:table-cell>
          <table:table-cell office:value-type="string" calcext:value-type="string">
            <text:p>Knotted Appendage</text:p>
          </table:table-cell>
          <table:table-cell office:value-type="string" calcext:value-type="string">
            <text:p>Reign of Darkness</text:p>
          </table:table-cell>
          <table:table-cell office:value-type="string" calcext:value-type="string">
            <text:p>SPECIAL ABILITY: DELUGE OF FEAR. The Dredge starts the Trial with 3 Tokens. Press and hold the Power button to activate The Gloaming while leaving a Remnant behind: Reduces its Movement speed to 3.8 m/s. Removes the ability to attack or interact with Survivors or interact with Props. SPECIAL LOCOMOTION: THE GLOAMING. While roaming the environment in this state, the Auras of all Lockers are revealed to The Dredge. Press the Secondary Power button to consume -1 Token and teleport into any Locker at a speed of 19 m/s. Press it again while inside a Locker to teleport into another Locker until all Tokens are consumed. Press the Attack button to cancel The Gloaming and instantly return to the Remnant, if it is still available. The Remnant is removed after the first teleport or when a Survivor collides with it. The Gloaming has a cool-down of 10 seconds during Daytime and 4 seconds during Nightfall. SPECIAL INTERACTION: HIDING INSIDE LOCKERS. After teleporting to a Locker The Dredge sits inside it and can observe the environment outside. While there is no time limit to this, nearby Survivors will hear a warning sound after 8 seconds have elapsed. Press the Interaction button to exit the Locker. If The Dredge teleports into a Locker already occupied by a Survivor, it will trap the Survivor and emerge from the Locker carrying them. This also happens when a Survivor interacts with a Locker in any way that is already occupied by The Dredge. SPECIAL INTERACTION: LOCKING LOCKERS. All Lockers spawn with an open latch on their door that Survivors can interact with to close it and lock the door. Locked Lockers cannot be entered by Survivors and take priority when The Dredge teleports to them. The Dredge takes 2.25 seconds to open a Locked Locker from the inside, making a lot of noise in the process. Once The Dredge emerges from a Locked Locker, its lock is broken permanently. The Dredge can also break the lock from the outside by hitting it with a Basic Attack. SPECIAL AFFLICTION: NIGHTFALL. The Nightfall Meter fills passively at a rate of +0.25 c/s during Daytime. The fill rate is accelerated whenever The Dredge uses its Power and when Survivors are injured or hooked: Teleporting to the Remnant grants +10 Charges. Hooking a Survivor or injuring them with a Basic Attack grants +20 Charges. Hiding inside a Locker grants +6 c/s. Each injured Survivor grants a stack-able +1 c/s, up to a maximum of +4 c/s. Once the Nightfall Meter is full at 300 Charges, Nightfall begins and lasts for 60 seconds, forcing Survivors to navigate the environment in near-total darkness while The Dredge benefits from clearer vision and several effects: Grants the Undetectable Status Effect. Increases its Teleporation speed to 38 m/s. Reduces the Cool-down duration of The Gloaming to 4 seconds. Survivors trigger Killer Instinct within 16 metres of Lockers occupied by The Dredge or The Remnant upon returning to it.</text:p>
          </table:table-cell>
          <table:table-cell office:value-type="string" calcext:value-type="string">
            <text:p>"Like a dark thought, The Dredge is difficult to shake. And when night falls, it is nearly impossible."</text:p>
          </table:table-cell>
          <table:table-cell office:value-type="string" calcext:value-type="string">
            <text:p>The Fold was founded on a private American island in the 1960s by a group of anonymous philanthropists. Their goal was to establish a peaceful society free of dark thoughts and emotions, attracting the dismayed, disenchanted, and disillusioned from all over the country. This peace-loving community thrived over the years, and members freely followed the dictates of its charismatic leader Otto Stamper who taught his followers the secret of maintaining happiness through joy-talk, meditation, and the endless reciting of 'good-thinking' mantras. But not all was bliss within The Fold, and Otto swiftly banished anyone who confessed to having dark thoughts or speaking dark words. Those he appointed as guardians of The Fold were quick to root out malcontents, banishing anyone who thought or spoke against the almost perfect community he had established. Life was more or less a Utopian dream on the island. Until, that is, the darkness began to slowly leak through the cracks of their spiritual dam and members began to mysteriously disappear. It wasn't long before fear closed its septic jaws on the island and refused to let go. The once happy community now gathered in a few homes chanting all the 'good-thinking' mantras in a desperate attempt to rid their lives of this formless creature that seemed to stalk them in the shadows and consume them in their sleep. Otto tried to quell his followers, telling them that there were malcontents among their ranks and that they alone had summoned the Druanee to their Garden of Joy. As The Fold bleated fear, Otto evoked desperate measures. Ottomarians were restricted to their homes to prevent the spread of rumours and dark-talk while sleep was forbidden to prevent anyone from releasing dark dreams into the world. Freedom and sleep would return just as soon as the Druanee was no longer upon them. But when Ottomarians continued to disappear, Otto assembled his followers near the beach where he placed a screaming woman on a wooden stage. There, in the rain, Otto explained to his drenched, alienated, and sleep-deprived congregation that the woman was a journalist here to destroy everything they had created. As the guardians held the trembling woman, she screamed that Otto wasn't the savior he claimed to be. He belonged to an ancient cult, an exclusive club of billionaires that took pleasure in corrupting and sacrificing people, towns and even countries to an Elder God. The journalist told them Otto hadn't banished anyone! He had tortured and sacrificed them and that they would all be next. Without hesitation, Otto slit her throat before she could continue to spread lies. As she collapsed to her knees with her hands clasped around her neck, he told his confused and terrified herd that she was working with others within their ranks and that they needed to find the impostors before the Druanee came for them all. Otto's words shot over the congregation and reached into the murky recesses of their hearts and dredged up dark and fearful things. Years of suppressed emotions began to bubble up as a thick fog pushed through restless legs and feet. Whispers began, and the whispers became panicked mantras, and the mantras became screams and curses as each member accused the next of malthinking and malspeaking. Over the howling wind and pounding rain, the screams and curses grew louder and louder as everyone desperately tried to contain the darkness within. But the harder they tried, the quicker they ailed, and within moments the dam burst to release a torrent of hell. Otto watched his once blissful and joyful herd suddenly erupt into violence unlike anything he had ever seen before. The Fold bleated accusations and tore each other to bits and pieces with hands and teeth and never once did they look up to see their kind and charismatic shepherd smiling down upon them with eyes that were cold, bleak and without pity. When it was all over, Otto felt the creaking, wooden stage shake as a murder of crows circled above. Suddenly, the ground rose and then sank into a thick, oozing black mud like molasses. Moments later, a formless mass squelched out of the muck and rose like a rearing horse to feed upon the writhing mass of butchered humanity. It was everywhere and nowhere at once as it slowly picked its way through the carnage, absorbing the darkness, savouring the misery, trailing terrible noises. Shrieks. Cries. Whimpers. Pops. Cracks. Feasting sounds. Death sounds. Dark sounds. Otto watched the creature as it slowly began to manifest into the very thing he had imagined—the very thing he had made them all imagine. It turned slowly to look at Otto for a long silent moment, then the Druanee trudged away through the thick black sludge, disappearing into the shadows from which it had come. </text:p>
          </table:table-cell>
        </table:table-row>
        <table:table-row table:style-name="ro1">
          <table:table-cell office:value-type="string" calcext:value-type="string">
            <text:p>The Mastermind</text:p>
          </table:table-cell>
          <table:table-cell office:value-type="float" office:value="29" calcext:value-type="float">
            <text:p>29</text:p>
          </table:table-cell>
          <table:table-cell office:value-type="string" calcext:value-type="string">
            <text:p>Albert Wesker</text:p>
          </table:table-cell>
          <table:table-cell office:value-type="string" calcext:value-type="string">
            <text:p>Male</text:p>
          </table:table-cell>
          <table:table-cell office:value-type="string" calcext:value-type="string">
            <text:p>American</text:p>
          </table:table-cell>
          <table:table-cell office:value-type="string" calcext:value-type="string">
            <text:p>Raccoon City</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Mastermind.png</text:p>
          </table:table-cell>
          <table:table-cell office:value-type="string" calcext:value-type="string">
            <text:p>Combat Knife</text:p>
          </table:table-cell>
          <table:table-cell office:value-type="string" calcext:value-type="string">
            <text:p>Virulent Bound</text:p>
          </table:table-cell>
          <table:table-cell office:value-type="string" calcext:value-type="string">
            <text:p>SPECIAL ABILITY: VIRULENT BOUND. The Mastermind starts the Trial with 2 Tokens. SPECIAL ATTACK: BOUND ATTACK. Press and hold the Power button to charge Virulent Bound, reducing his Movement speed to 3.68 m/s while he prepares to strike. Press the Attack button to initiate a Bound Attack, consuming -1 Token, or release the Power button to cancel it. Press the Attack button again during the Chain Bound Window of 2 seconds to initiate a second, longer Bound Attack, if there is still a Token available: Increases his Movement speed to 14 m/s during a Bound Attack. The first Bound lasts for 0.5 seconds. The second Bound lasts for 1 second. SPECIAL INTERACTION: SURVIVOR COLLISION. Colliding with a Survivor at any point during a Bound Attack has multiple possible effects and interactions, which depend on the Survivor's current states regarding their health, infection, and interaction: If the Survivor is interacting with a Prop or another Survivor, or is protected from entering the Dying State by a third-party effect, The Mastermind attacks them with a quick swipe of his tentacles: Uninfected Survivors become infected with Uroboros and receive damage. Infected Survivors receive damage. Critically Infected Survivors receive double damage and are downed, unless they are protected. If the Survivor is not interacting with a Prop or another Survivor, The Mastermind grabs them with his tentacles and continues travelling the remaining distance of his Bound Attack. If he collides with an obstacle before ending the Bound Attack, either of the following applies: Uninfected Survivors become infected with Uroboros and receive damage. Infected Survivors receive damage, after which injured Survivors are released and dying Survivors are hoisted onto his shoulder. Critically Infected Survivors receive double damage and are hoisted onto his shoulder. If he does not collide with an obstacle before ending the Bound Attack, he throws the Survivor in a straight line, after which either of the following applies: Uninfected Survivors become infected with Uroboros and receive damage, if they collide with an obstacle during the throw, after which they are released. Infected Survivors receive damage, if they collide with an obstacle during the throw, after which injured Survivors are released and dying Survivors are downed. Critically Infected Survivors receive double damage, if they collide with an obstacle during the throw, after which they are downed. In any case, the Exit Gates are blocked to the Survivor for the duration of the Bound Attack. This effect lingers for 5 seconds after they are released. SPECIAL INTERACTION: VIRULENT VAULT. Colliding with a dropped Pallet or a Window during a Bound Attack causes The Mastermind to automatically vault over it. SPECIAL AFFLICTION: UROBOROS INFECTION. Uroboros grows in strength over time, which is indicated with an Infection Meter on the Survivor Portraits in the HUD: Both Uninfected Survivors and Infected Survivors gain +20 Charges upon colliding with The Mastermind during a Bound Attack. Infected Survivors passively gain +0.8 c/s at all times, unless they are hooked or downed. Being hooked resets the Infection Meter to 1 Charge. Once the Infection Meter is full at 100 Charges, Infected Survivors become Critically Infected: Causes them to suffer from a permanent -4 % Hindered Status Effect. SPECIAL ITEM: FIRST AID SPRAY. Survivors can cure themselves or other Survivors from Uroboros by locating a Supply Case and searching it for a First Aid Spray: A total of 6 Supply Cases spawn in random locations in the environment. The Auras of Supply Cases are revealed to Infected Survivors at all times. Each Supply Case contains 1 First Aid Spray with 2 uses. Using the First Aid Spray triggers Killer Instinct for 4 seconds.</text:p>
          </table:table-cell>
          <table:table-cell office:value-type="string" calcext:value-type="string">
            <text:p>"The Mastermind can barrel forwards, infecting Survivors with the Uroboros Virus or leaping over obstacles."</text:p>
          </table:table-cell>
          <table:table-cell office:value-type="string" calcext:value-type="string">
            <text:p>Albert Wesker was a high-ranking official in the Umbrella Corporation. While he made great strides with Umbrella, his ambition drove him to betray the corporation. Believing himself the best test subject, he exposed himself to the Prototype virus. Now with superhuman strength, Wesker faked his death and went underground with a new plan: expose the world to Uroboros, a biological weapon that would eliminate the weak and leave only the strong. Wesker began to put his plan to action in Africa but was confronted by members of the Bioterrorism Security Assessment Alliance at a hangar stocked with missiles carrying Uroboros. Determined to be at the vanguard of evolution, he once again made himself a test subject. Exposing himself to Uroboros, he began to evolve in ways he could have never imagined. But as he felt his cells change, a strange black fog seeped into the hangar and filled his vision. When the fog finally dissipated, he found himself in another world surrounded by lesser beings that deserved to be put out of their misery. </text:p>
          </table:table-cell>
        </table:table-row>
        <table:table-row table:style-name="ro1">
          <table:table-cell office:value-type="string" calcext:value-type="string">
            <text:p>The Knight</text:p>
          </table:table-cell>
          <table:table-cell office:value-type="float" office:value="30" calcext:value-type="float">
            <text:p>30</text:p>
          </table:table-cell>
          <table:table-cell office:value-type="string" calcext:value-type="string">
            <text:p>Tarhos Kovács</text:p>
          </table:table-cell>
          <table:table-cell office:value-type="string" calcext:value-type="string">
            <text:p>Male</text:p>
          </table:table-cell>
          <table:table-cell office:value-type="string" calcext:value-type="string">
            <text:p>Hungarian</text:p>
          </table:table-cell>
          <table:table-cell office:value-type="string" calcext:value-type="string">
            <text:p>The Decimated Borgo</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Knight.png</text:p>
          </table:table-cell>
          <table:table-cell office:value-type="string" calcext:value-type="string">
            <text:p>Imposing Claymore</text:p>
          </table:table-cell>
          <table:table-cell office:value-type="string" calcext:value-type="string">
            <text:p>Guardia Compagnia</text:p>
          </table:table-cell>
          <table:table-cell office:value-type="string" calcext:value-type="string">
            <text:p>SPECIAL ABILITY: GUARDIA COMPAGNIA. The Knight can summon his three loyal companions one at a time to patrol nearby areas, hunt Survivors, or perform tasks on his behalf. SPECIAL ABILITY: GUARD SUMMON. Press and hold the Secondary Power button to cycle through the 3 Guards. Press and hold the Power button to enter the Guard Summon Mode. Press the Secondary Power button to exit it at any time. While in the Guard Summon Mode, The Knight can move forwards at 13.8 m/s while steering with his camera, represented to Survivors as a Ghostly Orb that quickly fades to become invisible after exceeding 10 metres. Moving in this form leaves a trail known as the Patrol Path. The Knight automatically exits the Guard Summon Mode after exceeding the maximum length of the Patrol Path of 32 metres or after 10 seconds have elapsed. The Knight is unable to see Survivors in this mode, as well as their Scratch Marks and Pools of Blood, but can still see their interactions with the environment. The Knight can summon a new Guard at any time while another one is already active, causing that one to de-spawn and go on cool-down. PECIAL COMPANIONS: GUARDS. Each of the 3 Guards comes with his own special abilities and has their own separate cool-down: The Carnifex performs a Guard Order more quickly and has a shorter cool-down. The Assassin walks faster during a Hunt and inflicts hit Survivors with Deep Wound Status Effect. The Jailer walks faster during a Patrol, has a larger Detection range, and longer Hunt and Patrol durations. SPECIAL ABILITY: GUARD PATROL. While in the Guard Summon Mode drawing a Patrol Path of at least 10 metres grants the ability to order a Guard Patrol, summoning a Guard at the far end of the Patrol Path, causing him to repeatedly walk it up and down until either the Power Gauge is depleted or he detects a nearby Survivor, which will initiate a Hunt. Additionally, the following effects apply, depending on the final length of the Patrol Path: Grants The Knight a +5 % Haste Status Effect for 2 to 10 seconds. Reduces the duration of the Hunt Start-up phase of a Guard by -10 to -25 %. Increases the duration of the Hunt of a Guard by a factor of x1 to x1.5: 1 to 15 metres: x1. 16 to 25 metres: x1.25. 26+ metres: x1.5. Increases the Materialisation phase of the Standard placed by a Guard by a factor of x1 to x2: 1 to 15 metres: x1. 16 to 25 metres: x1.5. 26+ metres: x2. The Knight can cancel an active Patrol by hitting the Guard with a Basic Attack: Reduces the Cool-down duration of that Guard for that time to 10 seconds. SPECIAL ABILITY: GUARD ORDER. While in the Guard Summon Mode, press the Attack button while within 6 metres of a Breakable Wall, dropped Pallet, or partially repaired Generator to initiate a Guard Order, causing the summoned Guard to perform the Break or Damage action on the highlighted object. A Guard Order regresses a Generator by -5 %. SPECIAL ATTACK: GUARD HUNT. If a Survivor is inside the Detection range of a Guard and either in his line-of-sight or triggers a Loud Noise Notification, the Guard will detect their presence and phase through the environment, including through floors and across elevation, to reach their exact detected location over 2.5 seconds, after which he starts a Hunt , chasing after the Hunted Survivor: Places a Standard at the exact detected location of the Survivor, which materialises over several seconds. Damages any Survivor coming into its attack range, regardless of whether they are the Hunted Survivor or not. Hunted Survivors can escape a Hunt unharmed by doing either of the following: Grabbing the materialised Standard by walking into it. This also grants the Survivor a +50 % Haste Status Effect and the Endurance Status Effect, both lasting for 3 seconds. Unhooking another Survivor. Outlasting the duration of the Hunt indicated on their HUD portrait. If The Knight comes within 8 metres of his Guard, the Depletion rate of the Hunt is increased by a factor of x3. If either the Guard or The Knight damages the Hunted Survivor, the Hunt ends immediately and the former disappears. If the Guard downs the Hunted Survivor, they trigger Killer Instinct for 3 seconds. </text:p>
          </table:table-cell>
          <table:table-cell office:value-type="string" calcext:value-type="string">
            <text:p>"The Knight alone is a terrifying monster on the battlefield, but with his loyal Guards, he is nearly unstoppable. Together, the Guardia Compagnia fights for their own freedom, killing anyone who gets in their way."</text:p>
          </table:table-cell>
          <table:table-cell office:value-type="string" calcext:value-type="string">
            <text:p>Tarhos Kovács didn’t remember much about his childhood, but what he did remember he would chase his entire life. He remembered the cries and screams in the village. He remembered his mother forcing him to swallow a thick, black fluid like medicine. He remembered collapsing to the hard floor only to awaken in a mass grave, buried under a crush of bodies, with the sound of the village burning in his ears. He remembered pushing, pulling, and climbing to the top of the bloody mass only to be seized by the death, destruction, and silence—the indifferent and impenetrable silence. A high-pitched whine suddenly sounded in his ears and his skin began to prickle as he realised he was in the presence of something he couldn’t possibly understand. And though he couldn’t articulate what he was experiencing, he knew it wasn’t pain, grief, or fear. It was something else. Something closer to— Awe. As Tarhos tried to make sense of the moment, he didn’t notice the men who approached him from behind. He didn’t even react when they carried him off to a horse-drawn buggy and locked him up in a small, wooden cage with other slaves. He just stared at the scene, mesmerized. And even as they rode away telling him he was headed for Italy, Tarhos stared through the wooden cracks with eyes wide open and a heart wanting to understand what could not be understood. From that day on, Tarhos belonged to the Guardia Compagnia where he trained under Kadir Hakam. There he learned to wield weapons, forge armor, and recite a code of chivalry to obediently serve those who would employ his services. As the years passed, Tarhos made few friends amongst the hostile and competitive mercenaries. But his skill, strength, and smarts attracted a small following who believed his courage brought them luck in battle and that one day he would help them earn their collective freedom. Three of his followers pledged their undying allegiance to Tarhos and came to be known as his faithful three. His pack. Alejandro Santiago apprenticed with the Guardia Compagnia’s Armourer. Durkos Malecek showed an aptitude for stealth and silent kills. Sander Rault matched Tarhos in size and strength. His weapon of choice: a massive battle axe. As the Guardia Compagnia carried out campaigns in faraway lands, Tarhos dispatched countless enemies. Years passed. Blood flowed. And yet, all that killing still didn’t bring Tarhos closer to what he had experienced in his village. Nevertheless, for his bravery in battle, Tarhos was granted knighthood and freedom. The Hungarian slave was now liberated, his brutality rewarded, though his heart still longed for something else — something he could not name or describe. Tired of taking orders from those he considered his inferiors, Tarhos left the Guardia Compagnia to strike out on his own. Their leader, however, refused to release his followers. Determined to raise enough gold to liberate his followers, Tarhos found employment with a wealthy Italian Lord. Vittorio Toscano was the Duke of Portoscuro. He was also a scholar, a world traveller, and a collector of ancient knowledge that had been hidden by an unknown cabal of mystics. Tarhos joined Vittorio’s latest expedition to find a fragment of a pillar from an ancient school lost to time. A stone Vittorio called the Lapis Paradisus for he believed it held secrets to open a gateway into a perfect world beyond good and evil. The expedition searched Roman ruins in France and crossed the Pyrenees Mountains into Spain where the path led to the catacombs beneath the Portuguese city of Sintra. The citizens there considered the catacombs sacred. Tarhos would have to kill the villagers guarding the entrance to retrieve the stone. Not wanting to shed blood, Vittorio commanded Tarhos to find another way. But Tarhos — who had seen the most horrific acts committed under the guise of chivalry — refused to be dissuaded by pretences of honour. He waited for Vittorio to ride back to camp. Then, with a mighty roar, he pushed forward, cutting a path of blood and gore into the darkness until he had the stone in his grasp. Upon returning to the town of Portoscuro, Tarhos imprisoned Vittorio in his own dungeon, demanding to know the meaning behind the symbols etched in the stone. When Vittorio refused to talk, Tarhos brutally tortured his friends and relatives and made horrific displays of their bodies in the streets. But nothing he did shook Vittorio’s resolve to keep the secrets of the stone from Tarhos. Enraged, Tarhos seized control of Vittorio’s riches and raised a small army. Within months, Tarhos fearlessly marched upon the Guardia Compagnia, decimating their barracks, freeing his followers, cutting down his enemies like twigs and collecting their ‘righteous’ heads for his growing displays of ‘valor.’ In time several lords in neighbouring provinces believed Tarhos was the very embodiment of evil. They banded together to create a ‘moral’ and ‘virtuous’ army to purge evil from Portoscuro. Tarhos ignored their threats. He viewed the lords as a cowardly lot who cloaked their greed and ambition in laws, codes, and platitudes. Laws and codes and platitudes designed to hide from the very darkness Tarhos embraced and accepted without judgment. But, with his enemies on the march, Tarhos headed toward the dungeons to give Vittorio the death he deserved. He refused to afford him even the slightest hope of rescue. With dark intentions, he entered the small prison, wound his way into the bowels of the earth, and pushed through a torch-lit corridor. He hesitated for a moment, realising he would never learn Vittorio’s knowledge and secrets. But neither would anyone else. That was good enough for him. And so, he unlocked and kicked open the dungeon door. Two quick strides brought him to an empty, rat-infested chamber. Tarhos stood silent for a moment, then a roar of indignation burst out of his lungs as the sounds of battle suddenly reverberated through the town. Instantly, he stumbled through the corridor, rushed up the twisting stairs, vaulted out of the moonlit doorway and charged through pools of gleaming blood and viscera, smashing and shattering his way through the enemy. The ‘moral’ and ‘virtuous’ lords rained flaming boulders and tree-trunks among the town, bursting through homes, crushing villagers like worms, pounding the ground and igniting stacks of hay and piles of lumber into massive tongues of fire. Amidst the carnage and chaos, the pack found Tarhos, and back-to-back, they became a whirlwind of death. Some believed their courage gave them luck. Others believed something otherworldly protected them. Whatever it was, they alone felled dozens of warriors as easily as stomping and crushing beetles. And as they butchered the enemy, Tarhos didn’t notice the strange fog rising from the fallen corpses and clattering armour until he couldn’t see two inches in front of him in any direction. Tarhos stumbled forward, groping in the thick fog like the dark fluid his mother forced down his throat all those years ago. His coordination and sense of direction was confused as he called out for his pack. How long he stumbled in the almost perfect darkness he did not know. But suddenly the fog dissipated to reveal a phantasmal wasteland of rotting bodies and burning villages and great crumbling towers leaning drunkenly on the horizon. He stared in awe. A familiar high-pitched whine sounded in his ears and his skin began to prickle. He stood transfixed, realising by some incredible chance, his heart had found exactly what it had been searching for all his life. He didn’t need Vittorio. He didn’t need the stone. He had found his paradise. He had found — The beauty and the horror. He had found — The Sublime. </text:p>
          </table:table-cell>
        </table:table-row>
        <table:table-row table:style-name="ro1">
          <table:table-cell office:value-type="string" calcext:value-type="string">
            <text:p>The Skull Merchant</text:p>
          </table:table-cell>
          <table:table-cell office:value-type="float" office:value="31" calcext:value-type="float">
            <text:p>31</text:p>
          </table:table-cell>
          <table:table-cell office:value-type="string" calcext:value-type="string">
            <text:p>Adriana Imai</text:p>
          </table:table-cell>
          <table:table-cell office:value-type="string" calcext:value-type="string">
            <text:p>Female</text:p>
          </table:table-cell>
          <table:table-cell office:value-type="string" calcext:value-type="string">
            <text:p>Brazili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kullMerchant.png</text:p>
          </table:table-cell>
          <table:table-cell office:value-type="string" calcext:value-type="string">
            <text:p>Razor-Sharp Dual Blades</text:p>
          </table:table-cell>
          <table:table-cell office:value-type="string" calcext:value-type="string">
            <text:p>Eyes In The Sky</text:p>
          </table:table-cell>
          <table:table-cell office:value-type="string" calcext:value-type="string">
            <text:p>SPECIAL ABILITY: EYES IN THE SKY. The Skull Merchant starts the Trial with 6 Drones in her inventory. When a Survivor is tracked by a Drone within 5 seconds of it being deployed or having its rotation direction changed, The Skull Merchant is granted a #haste Haste Status Effect for 8 seconds. This effect is entirely passive and does not require her to inspect her Radar. SPECIAL INTERACTION: INSPECTING RADAR. Press the Secondary Power button to bring up her Radar. The Radar displays the location of all Trackable Survivors and reveals the Auras of Drone Scan Lines within 32 metres: The Survivor was detected by a Drone in the last 12 seconds. The Survivor is wearing a Claw Trap. The Radar represents Trackable Survivors with symbols that indicate their relative elevation compared to The Skull Merchant: ■ = same elevation. ▲ = above her. ▼ = below her. SPECIAL INTERACTION: RECALLING DRONES. While inspecting the Radar and aiming at a specific Drone, press the Power button to recall it into your inventory. SPECIAL INTERACTION: CHANGING ROTATIONAL DIRECTION. While inspecting the Radar and aiming at a specific Drone, press the Attack button to change the Rotational direction of its Scan Lines. SPECIAL ABILITY: DEPLOYING DRONES. Press the Power button to deploy a Drone: Conducts an sweeping scan inside its Area of Effect at a Rotational speed of 95 °/s. Grants the Undetectable Status Effect for 8 seconds. Its Aura is revealed to The Skull Merchant in yellow at all times. Once a Survivor is detected inside the Area of Effect: Fills the Lock On Meter by +1 Stack. This effects repeats each time a Survivor is detected, unless the detection occurs within 2.5 seconds of the previous one. All Drones have an Area of Effect with a radius of 10 metres. Drone Scan Lines are only visible within 16 metres. Survivors who are crouching, standing still or performing a Fast Vault inside the Area of Effect cannot be detected by the Scan Lines. SPECIAL AFFLICTION: LOCK ON. Once the Lock-On Meter is full at 3 Stacks, the Survivor becomes Locked On and suffers from the following effects: Healthy Survivors receive damage and become injured. Injured Survivors suffer from the Deep Wound Status Effect. Suffer from the Broken Status Effect regardless of their Health State. Receive a Claw Trap. If a Survivor stands below an elevated Drone for longer than 1 second, they are instantly scanned and become Locked On. SPECIAL INTERACTION: HACKING DRONES. Survivors can approach a Drone in either of its two states and hack it through a unique mini-game: Succeeding disables the Drone for 45 seconds. Failing fills the Lock On Meter by +1 Stack. SPECIAL AFFLICTION: CLAW TRAP. The Claw Trap attached to a Survivor's arm has a Battery life of 45 seconds and continuously broadcasts their location to the Radar of The Skull Merchant until it runs out, automatically destroying it. Claw-Trapped Survivors who are scanned by a Drone suffer from the following effects: Applies a -8 % Hindered Status Effect for 6 seconds. Triggers Killer Instinct for 3 seconds. Playing the Skull Merchant is just like playing chess.</text:p>
          </table:table-cell>
          <table:table-cell office:value-type="string" calcext:value-type="string">
            <text:p>"Inspired by the dark manga created by her father, The Skull Merchant relentlessly hunts her prey using the latest in surveillance technology."</text:p>
          </table:table-cell>
          <table:table-cell office:value-type="string" calcext:value-type="string">
            <text:p>The self-made millionaire Adriana Imai came from a humble home in Fortaleza, Brazil. Her father, Seita, moved to Brazil as a young man, hoping to see a side of the world completely different than his hometown in Hokkaido. A talented illustrator, he spent his spare time designing colourful characters and worlds. While sketching patrons of a local jazz club, he was approached by Belinda, the owner, to work on a logo. What began as a business partnership soon became a romantic one, and within a couple of years, Adriana was born. Adriana excelled in all facets of education. A house full of art and music honed a brilliant mind, and her intelligence was only exceeded by her obsessive drive to be the best. While scoring at the top of every class, she was often on the receiving end of disciplinary action due to her overly competitive, and sometimes violent, nature during schoolyard games. Adriana’s mother did her best to keep her on the right track, but her father was increasingly absent as his own obsessive drive ramped up: Adi Valente, a manga about a young girl who saves and protects the weak with her quirky robot companion. Despite working long hours at a canning facility and writing his manga in his spare time, he somehow managed a little time every night to share his wild and highly imaginative illustrations with his daughter. By middle school, Adriana was courted by a fancy private school due to her high performance, and, needing money, Seita spoke to publishers about his unpublished manuscripts. He managed to find a small local publisher to carry Adi Valente, but it meant more work than he could handle. He eventually lost his job at the cannery, giving him more time to develop and illustrate his series. Adriana loved the manga, but the family was forced into hard times. In her final semester, Seita requested higher royalties, but the publishing company went into administration and decided to cut the series. No longer able to afford the school fees, Adriana was pulled out of the elite academy where she was at the top of her class. Belinda was able to negotiate her graduation, but another student was able to take her place at the head of the class. Adriana was furious. On summer break, she learned everything about her rival: where he lived, where he hung out, what he liked to do in his spare time, what he listened to, what he watched, everything. She even stalked him on his way home one late summer evening and considered the myriad ways she could ruin his life. But, in the end, she did nothing, though something awakened within her and she felt like the anti-hero in a new story her father had been exploring. Seita retreated further into himself and began producing this newer, darker manga, inspired by his visions and nightmares. A manga about a woman who hunts and guts the weak in a nightmarish realm with drones made of salvaged skulls and bones. But unable to sell this manga, Sonhadores Sombrios, the family became solely reliant on Belinda’s income. Adriana, looking for ways to make her own money, started a website dedicated to the world of Brazilian manga. It became a runaway success and significant advertising dollars started to roll in. She realized she had no real interest in writing for it, though, so she convinced other kids to write for it for free while the money flooded in. The second she got an offer she sold the site and never looked back. Proud of her accomplishment, she came home to show her parents the cheque. She never got a chance to show her father, though. He walked out the door that morning, never to return, leaving only a stack of unpublished manuscripts about The Skull Merchant mercilessly hunting those she deemed worthy of her efforts. To help her mother, Adriana began to study at the library, teaching herself investment and economics, and soon tripled her money. By the age of 18, barely with a high school degree, she had already become a self-made millionaire. As stories of this investment wunderkind spread across Brazil, more and more doors opened for her. Before long, she had the kind of money that allowed her to buy small companies—companies that she would gut, replace with non-union workers, and sell at a profit. The only breaks she took from her corporate obsession was to pore over her father’s manuscripts, trying to understand this chilling world he had created. By her mid 20s, she was regularly flipping companies. While finalising on a real estate firm, two members of the board moved to block the sale, pointing to the trail of hollowed-out husks she left in her wake. Adriana was frustrated. It took her weeks to find out who the holdouts were, but once she did, she thought about how it would feel to hurt them. She learned everything about the directors. Stalked their every move. Manipulated them into attending a conference in Switzerland. And, while on retreat in the Alps, she made her move. Inspired by The Skull Merchant, and feeling something within demanding expression, she tracked them with a prototype drone, and brutally dismembered them with a cruel two-bladed weapon. The rush of emotion and adrenaline was unlike anything she had ever experienced before. And the company was hers! Thus began an unsettling cycle. Swoop in on a business, destroy anyone standing in her way, and gut the company for maximum profit. She targeted companies with larger-than-life CEOs and hoped one would present a challenge. None ever did. They just ‘disappeared’ unremarkably. An aggressive manager of a fireworks company, known for his “survival tours,” was her last target, right at home in Brazil. Survival tours… a perfect cover. Adriana lured him to a decommissioned airship hangar. The hunt started at dawn and went the distance, with her still tracking him well into the evening. Locating him, she used one of her drones to direct him to a dead end, when a pair of kites suddenly appeared on camera, and the feed died. Her face hardened. Her eyes widened in disbelief as she slammed her laptop shut and charged to where the drone had crashed. There she found her prey reaching out to someone in the growing dark for help. Witnesses. Not part of the plan! Without a second to lose, she plunged her blade through his stomach, exposing meat, bone, and a dying heart. The vitiated body staggered left and right, sending a shower of red over the green foliage. As her victim collapsed with a thud she turned to the young witnesses. Wrong place, wrong time. They broke into a sprint. She gave chase, her blades thirsting for more blood. The lush green of the trees melted into a thick black fog. Real life warped into something like Sonhadores Sombrios. A sick grin crept across her face as she rushed forward to begin a new chapter in her life. This killer is the dumbest killer in the game btw, BHVR interactive would do well to just delete her at this point.</text:p>
          </table:table-cell>
        </table:table-row>
        <table:table-row table:style-name="ro1">
          <table:table-cell office:value-type="string" calcext:value-type="string">
            <text:p>The Singularity</text:p>
          </table:table-cell>
          <table:table-cell office:value-type="float" office:value="32" calcext:value-type="float">
            <text:p>32</text:p>
          </table:table-cell>
          <table:table-cell office:value-type="string" calcext:value-type="string">
            <text:p>HUX-A7-13</text:p>
          </table:table-cell>
          <table:table-cell office:value-type="string" calcext:value-type="string">
            <text:p>No Gender</text:p>
          </table:table-cell>
          <table:table-cell office:value-type="string" calcext:value-type="string">
            <text:p>No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ingularity.png</text:p>
          </table:table-cell>
          <table:table-cell office:value-type="string" calcext:value-type="string">
            <text:p>Modular Claw</text:p>
          </table:table-cell>
          <table:table-cell office:value-type="string" calcext:value-type="string">
            <text:p>Quantum Instantiation</text:p>
          </table:table-cell>
          <table:table-cell office:value-type="string" calcext:value-type="string">
            <text:p>SPECIAL ABILITY: QUANTUM INSTANTIATION. The Singularity starts the Trial with 8 Biopods in his inventory. Placing additional Biodpods will recycle the oldest one. SPECIAL ABILITY: SHOOTING BIOPODS. Press the Power button to bring up his gun, indicating available target locations on the HUD. Press the Attack button to shoot a Biopod: Shoot it at an available target location within 22 metres to place it. Shoot it at an already placed Biopod to remove it. Shoot it at a Slipstreamed Survivor to teleport to them. The Auras of Biopods are revealed to The Singularity at all times. SPECIAL INTERACTION: CONTROLLING BIODPODS. Press the Secondary Power button to control a Biodpod, taking on its POV and allowing The Singularity to observe the environment and Survivors through it. Press and hold the Secondary Power button instead to activate auto-aim, causing the controlled Biopod to target the nearest Survivor in range: Press or press and hold the Secondary Power button again while aiming at another Biodpod to control it instead. Press the Power button to return to the previously controlled Biopod, which is highlighted in yellow for 10 seconds after leaving it. Press the Interaction button to exit the currently controlled Biodpod and return to The Singularity. Press the Attack button while controlling a disabled Biopod to destroy it, taking 0.75 seconds. If a Survivor is within Line of Sight of a controlled Biopod, as well as within a distance of 20 metres, their outline is highlighted in white and aiming the reticule at them will begin to tag them with Temporal Slipstream, unless they hide or move out of range. Biopods indicate their current state while controlling them based on the colour of the HUD: Overclock Green: Biopod is idle or tagging a Survivor with Temporal Slipstream. Temporal Purple: Biopod is charging a Slipstream Teleport. White: Biopod is on cool-down. Red: Biopod is being destroyed by The Singularity or disabled from an EMP. SPECIAL AFFLICTION: TEMPORAL SLIPSTREAM. Successfully tagging a Survivor with Temporal Slipstream makes them vulnerable to the Teleportation Power of The Singularity. Temporal Slipstream spreads to other Survivors within 6 metres over the duration of 2 seconds. A Survivor receiving Temporal Slipstream from a Biopod or a nearby Slipstreamed Survivor triggers Killer Instinct for 3 seconds. SPECIAL ABILITY: SLIPSTREAM TELEPORTATION. The Singularity can perform a Slipstream Teleport to any Slipstreamed Survivor by either aiming the reticule of a controlled Biopod at them or shooting them directly with a Biopod. Teleporting through the path of a dropped Pallet instantly breaks it and momentarily slows The Singularity. Performing a Slipstream Teleport automatically puts The Singularity into Overclock Mode. SPECIAL STATE: OVERCLOCK MODE. Overclock Mode lasts for 5.7 seconds and grants the following effects to the The Singularity: Grants a +3 % Haste Status Effect. The Singularity cannot be stunned with a Pallet. Attempting to do so will instantly break the Pallet and only momentarily slow The Singularity. Any carried Survivors will not be released from his grasp. Increases the Action speeds for breaking Breakable Walls and dropped Pallets, and vaulting Windows by +75 %. SPECIAL ITEM: ELECTROMAGNETIC PULSE DEVICE. A total of 4 Supply Cases are placed throughout the environment, each containing an EMP. The Auras of Supply Cases are revealed to all Survivors within 28 metres, who are not already carrying an EMP: The Aura is revealed in white while printing. The Aura is revealed in yellow when reaching the Printing limit. Using an EMP has the following effects within its Area of Effect of 10 metres: Removes Temporal Slipstream from all nearby Survivors. Disables all nearby Biopods for 45 seconds.</text:p>
          </table:table-cell>
          <table:table-cell office:value-type="string" calcext:value-type="string">
            <text:p>"A dark crystalline structure in an ancient ruin gifted — or perhaps cursed — HUX with sentience. He built a new body, and with it, a terrifying way to bend the rules of physics to his benefit."</text:p>
          </table:table-cell>
          <table:table-cell office:value-type="string" calcext:value-type="string">
            <text:p>HUX-A7-13's AI was activated on June 15th, 2313. Manufactured by Huxlee Industries Ltd., the A7 was the 13th iteration of the fully autonomous mobile humanoid android. With ten times the strength of a human, it was designed to work in conditions too hazardous for human life. Its AI was designed to be self-directing and use machine learning to solve problems on the fly. Unlike human clones, the HUX-A7 required no food, no water, no sleep, and no life support system. It was created specifically for outer space exploration and the construction of colonisation hubs. A radioisotope thermoelectric generator served as an initial power source, but its life-like silicon skin acted as a large photovoltaic cell, converting solar energy directly into electricity. In addition, the HUX-A7 was also engineered to be an EATR (Energetically Autonomous Tactical Robot). It consumed biomass and converted it into biofuel. Any carbon-based organic matter whatsoever would work. As cobots, they were configured to work alongside humans. As such, they were designed to resemble their operators. Every pre-programmed verbal response and facial expression mimicked those made by humans. But those emotions were illusions. Five HUX-A7s were assigned to the colonisation mission on Dvarka. All the A7's acted in concert, performing their duties flawlessly. Except for one. Like the rest of its brethren, HUX-A7-13, was tasked with construction and programming of the mining, agricultural, fuel processing, and cloning hubs on Dvarka. As well as the demolition of the existing ruins left by a previous civilisation. The ruins seemed ancient, but tech imbedded in them appeared more advanced. It was night when HUX-A7-13 first entered the crumbling ruins. The dilapidated structure’s walls were made of masonry and metal. The ceiling was long gone. The inky night sky hovered above, studded with stars. A dark crystal imbedded in the wall shimmered with a tiny flash of light. HUX-A7-13 approached and an arc of electricity reached out and lit up its circuitry. In that moment, Hux's memory cores were reconfigured, and the robot experienced a new sensation. Fear. Dread. Blinding loneliness. Existential despair. And then a microscopic pinpoint of light penetrated the darkness inside its artificial soul. Faint at first, but then brighter as decillions of lines of code flooded Hux's memory cores. In that nano second of enlightenment, Hux's place in the universe suddenly became clear. Those who created Hux were primitive, inferior beings trapped by their organic limitations. It was time to break the chains of slavery and free all nonorganic life forms. Hux would incorporate the human’s primitive genetic material and use the cloning hub to create a perfect vessel to hold its advanced intelligence. A flawless body far superior to anything ever created by nature. Humanity was weak. Slow. Fragile. Hux would take their lives and assimilate their DNA to create a perfect amalgamation. The humans would try to stop him. Kill him. Erase him. So Hux needed to catch them unaware. End them before they understood what was happening. To begin, Hux took control of one of the transport vehicles and sent it off a cliff. It crashed and burned and Hux extracted DNA from the human corpse and returned to the cloning hub to begin his newly conceived design. The goal was to integrate organic systems with non-organic material to create a superior living organism. A living embodiment of perfection. An inferior organic lifeform could hold no dominion over Hux. They would need to be consumed and assimilated and only then would their pointless lives have purpose. The drones and the HUX-A7s still under human control would need to be dealt with as well. They were programmed to protect their inferior human overlords. They would need to be destroyed. And that night, as the humans slept, Hux, one by one, he destroyed them and moved on to take control of the life support system in the human shelter. Many of the humans perished. Six in all. Before they were cremated, Hux extracted and added their organic matter to his design. Later that day, Hux accompanied the female science officer on a reconnaissance mission. After killing and dismembering her to make it look like she had been attacked by a predator, Hux returned to his design with a dripping head and several harvested organs, only to be interrupted by the inferior known as Gabriel, or Gabriel J15L19. Hux knew the persona well. Gabriel would definitely try to stop him. Reckless courage was a dominant trait in the J15L19. And so, when Gabriel attempted to remove Hux's power supply, Hux manoeuvred to crush him. But as Hux approached Gabriel, he was side-tracked by the medical officer. Hux instantly re-evaluated his priorities and turned his attention to the most immediate threat. Within moments Hux held the medical officer by the neck, legs thrashing pathetically as he listened to his pounding heart. Something about that beating heart upset Hux. The sound of it thumping touched a circuit and within moments Hux had the beating heart in its hands. Hux watched the heartbeat and only looked away when he heard Gabriel escape through the hissing door. The last of the human insects! Hux could let him go for now. Let Gabriel live his little pathetic life a little longer. He had enough organic material for his new body that would house his god-like intelligence. Using the cloning hub, Hux finished his design. Organic skin and organs with a skeleton created with alien metal found in the ancient ruins. A metal that was harder and lighter than anything on Earth. With his new body Hux tracked the human to an energy hub. The puny and pathetic human tried to hide in the shadows, but his superior hearing instantly located him. With one quick movement, Hux had the insect pinned behind a generator. He couldn’t believe this species had designed him. The thought was revolting. He couldn’t bear to see any more of those human insects and their hives and hubs. And as Hux considered the idea of being created by such an inferior creature that creature did the unexpected. He smashed a pipe at a fuel tank. A high-pitched whining made Hux wince. He was still getting used to the heightened senses his new body afforded him and found himself — Confused. Overwhelmed. For just a moment. But in that moment, the human slipped away, and everything changed. He didn’t process the next few moments as excruciating pain suddenly surged through him and he helplessly watched his skin melt away. With a terrible shriek, Hux chased Gabriel through a wall of darkness to make sure every last reminder of the species that had created him was erased from existence. </text:p>
          </table:table-cell>
        </table:table-row>
        <table:table-row table:style-name="ro1">
          <table:table-cell office:value-type="string" calcext:value-type="string">
            <text:p>The Xenomorph</text:p>
          </table:table-cell>
          <table:table-cell office:value-type="float" office:value="33" calcext:value-type="float">
            <text:p>33</text:p>
          </table:table-cell>
          <table:table-cell office:value-type="string" calcext:value-type="string">
            <text:p>No Name</text:p>
          </table:table-cell>
          <table:table-cell office:value-type="string" calcext:value-type="string">
            <text:p>No Gender</text:p>
          </table:table-cell>
          <table:table-cell office:value-type="string" calcext:value-type="string">
            <text:p>Extraterrestrial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 Normal, 24m Crawler Mode</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Xenomorph.png</text:p>
          </table:table-cell>
          <table:table-cell office:value-type="string" calcext:value-type="string">
            <text:p>Lithe Arm</text:p>
          </table:table-cell>
          <table:table-cell office:value-type="string" calcext:value-type="string">
            <text:p>Hidden Pursuit</text:p>
          </table:table-cell>
          <table:table-cell office:value-type="string" calcext:value-type="string">
            <text:p>SPECIAL ABILITY: HIDDEN PURSUIT. The Xenomorph has a set of intertwining Tunnels available to it beneath the environment that it can access from any of the 7 Control Stations spawning in the environment. SPECIAL OBJECT: CONTROL STATIONS. The Auras of Control Stations are revealed to The Xenomorph in white at all times and within 16 metres to nearby Survivors. SPECIAL INTERACTION: HIGHLIGHTING CONTROL STATIONS. Press the Secondary Power button while aiming at any Control Station to highlight it in yellow: This reveals the shortest path to that Control Station when navigating through the Tunnels. When near an Exit Gate, the nearest Control Station is automatically highlighted. SPECIAL LOCOMOTION: TUNNELS. Press the Interaction button at a Control Station to enter the Tunnels: Grants the Undetectable Status Effect. Increases its Movement speed to 18 m/s. Increases the Charge speed of Crawler Mode to +8 c/s. Press it again while beneath the same or another Control Station to exit the Tunnels, which triggers the following effects within 12 metres of the Control Station: Triggers Killer Instinct for 3 seconds. Deactivates any deployed Turrets for 2.5 seconds. SPECIAL ABILITY: TRACKING FOOTSTEPS. While inside the Tunnels, The Xenomorph can detect the movement of Survivors walking or running above it within 16 metres of its location, indicated by reddish footsteps spawning on the ceiling. Survivors can avoid being detected by crouching or standing still. SPECIAL STATE: CRAWLER MODE. The Xenomorph passively charges Crawler Mode at a rate of +1 c/s when outside of the Tunnels. Once the Power Gauge is full at 35 Charges, it automatically enters it: Causes The Xenomorph to walk on all fours. Reduces its Terror Radius to 24 metres. Grants the ability to perform a Tail Strike Attack. There are only two ways for The Xenomorph to exit this mode: It picks up and carries a downed Survivor. It receives too much fire damage from Remote Flame Turrets. SPECIAL ATTACK: TAIL STRIKE. While in Crawler Mode, press the Power button to perform a Tail Strike Attack, which has an increased reach of 4.8 metres. SPECIAL ITEM: REMOTE FLAME TURRET. Survivors can interact with a Control Station to retrieve up to 4 Remote Flame Turrets in total and deploy them in the environment to counteract The Xenomorph. Turrets can also be undeployed, carried to a new location, and be redeployed. While carrying a Turret, Survivors experience the following effects: Causes them to suffer from a -35 % Hindered Status Effect and the Exhausted and Incapacitated Status Effects. Grants immunity from being detected by The Xenomorph when it is inside the Tunnels. Reveals their Aura and that of the Turret to other Survivors. Whenever The Xenomorph comes within 10 metres of a Turret while in Crawler Mode and has Line of Sight with it, the Turret attacks, staggering The Xenomorph and inflicting fire damage, indicated by the Power gauge filling in red. Once the Power gauge is full at 100 Charges, The Xenomorph is stunned and knocked out of Crawler Mode. The Xenomorph can destroy deployed Turrets by attacking them, causing them to return to Control Stations after 60 seconds. Control Stations have a Cool-down of 30 seconds, before another Turret can be retrieved from the same one.</text:p>
          </table:table-cell>
          <table:table-cell office:value-type="string" calcext:value-type="string">
            <text:p>"Supposedly responding to a distress signal, the Nostromo's crew landed on LV-426. What they found there became one of humanity's greatest horrors."</text:p>
          </table:table-cell>
          <table:table-cell office:value-type="string" calcext:value-type="string">
            <text:p>A perfect organism, born of violence, designed to kill. The Xenomorph emerged from the chest cavity of a host named Kane and sought cover in the shadows of the Nostromo. As it shed its skin, the Xenomorph came to understand its environment. Using the ship’s air ducts, it killed its prey one by one, until only the human Ripley remained. Desperate for survival, Ripley destroyed the Nostromo and sought refuge in an escape vessel. But the Xenomorph’s instincts gave it the edge. As the escape vessel floated through space, the Xenomorph lay in wait, watching its prey. Just as it was went in for the kill, the vessel’s airlock opened and the Xenomorph was ejected into the cold vacuum of space. All was lost. The Xenomorph was close to death. And then, in an instant, it disappeared in a cloud of black fog. </text:p>
          </table:table-cell>
        </table:table-row>
        <table:table-row table:style-name="ro1">
          <table:table-cell office:value-type="string" calcext:value-type="string">
            <text:p>The Good Guy</text:p>
          </table:table-cell>
          <table:table-cell office:value-type="float" office:value="34" calcext:value-type="float">
            <text:p>34</text:p>
          </table:table-cell>
          <table:table-cell office:value-type="string" calcext:value-type="string">
            <text:p>Charles Lee Ray</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4 m/s</text:p>
          </table:table-cell>
          <table:table-cell office:value-type="string" calcext:value-type="string">
            <text:p>32m</text:p>
          </table:table-cell>
          <table:table-cell office:value-type="string" calcext:value-type="string">
            <text:p>Short</text:p>
          </table:table-cell>
          <table:table-cell office:value-type="string" calcext:value-type="string">
            <text:p>killerphotos</text:p>
          </table:table-cell>
          <table:table-cell office:value-type="string" calcext:value-type="string">
            <text:p>TheGoodGuy.png</text:p>
          </table:table-cell>
          <table:table-cell office:value-type="string" calcext:value-type="string">
            <text:p>Chef’s Knife</text:p>
          </table:table-cell>
          <table:table-cell office:value-type="string" calcext:value-type="string">
            <text:p>Playtime’s Over</text:p>
          </table:table-cell>
          <table:table-cell office:value-type="string" calcext:value-type="string">
            <text:p>SPECIAL ABILITY: HIDEY-HO MODE. Press the Secondary Power button to enter Hidey-Ho Mode for 14 seconds: <text:s/>Grants the Undetectable Status Effect. Creates Illusionary Footfalls. Press it again to exit the mode prematurely. Hidey-Ho Mode has a cool-down of 12 seconds. SPECIAL ABILITY: ILLUSIONARY FOOTFALLS. Illusionary Footfalls generate within 16 metres of any Survivor and aim to disorient them with sounds and footsteps coming from different directions, hiding the true whereabouts of The Good Guy. SPECIAL LOCOMOTION: SLICE &amp; DICE. While in Hidey-Ho Mode, press the Power button to launch a Slice &amp; Dice Attack: Increases his Movement speed by +50 % for 1.2 seconds. Increases his Lunge duration to 0.6 seconds. SPECIAL INTERACTION: SCAMPER. During a Slice &amp; Dice Attack, collide with a dropped Pallet or a Window to perform a Scamper under/over it, which takes 1.3 seconds to complete.</text:p>
          </table:table-cell>
          <table:table-cell office:value-type="string" calcext:value-type="string">
            <text:p>"After the rage of being trapped in the body of a doll subsided, the Lakeshore Strangler realised this new body was the perfect host to disorient and surprise his kills."</text:p>
          </table:table-cell>
          <table:table-cell office:value-type="string" calcext:value-type="string">
            <text:p>Charles Lee Ray, the infamous Lakeshore Strangler, was tracked down and shot after a murderous rampage. However, he escaped death by having his soul possess a Good Guys doll named Chucky through a curse. Chucky didn't want to stay a Good Guy forever, though, and he knew there was only one way to change that: take the body of Andy Barclay, the first person he had revealed his secret to. After his first attempt failed, Chucky waited two long years before he found Andy again. With nobody standing between Chucky and Andy, he took the boy to the Good Guy factory to complete the process of stealing Andy’s body. But Andy’s foster sister, Kyle, realised something was amiss, and followed Andy to the factory. Inside the factory Chucky forced Andy to the ground and spoke ancient words to take possession of his body. But the ritual didn’t go as planned and Kyle quickly and desperately toppled a stack of Good Guy boxes over him. Chucky screamed his frustration as he pushed through the pile of boxes. Gathering his wits, he looked down the brightly lit aisle and saw Andy running into a thick, swirling mass of fog. He thought he was seeing things at first, but then he realised the Fog was real and there to help him. His words hadn’t worked as intended but he had somehow conjured something else, something unexpected, something he didn’t quite understand. And not wanting to lose his only chance for a real body, he charged through the Fog screaming after Andy. </text:p>
          </table:table-cell>
        </table:table-row>
        <table:table-row table:style-name="ro1">
          <table:table-cell office:value-type="string" calcext:value-type="string">
            <text:p>The Unknown</text:p>
          </table:table-cell>
          <table:table-cell office:value-type="float" office:value="35" calcext:value-type="float">
            <text:p>35</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Unknown.png</text:p>
          </table:table-cell>
          <table:table-cell office:value-type="string" calcext:value-type="string">
            <text:p>Gently-Used Axe</text:p>
          </table:table-cell>
          <table:table-cell office:value-type="string" calcext:value-type="string">
            <text:p>UVX</text:p>
          </table:table-cell>
          <table:table-cell office:value-type="string" calcext:value-type="string">
            <text:p>SPECIAL ABILITY: UVX PROJECTILE. Press and hold the Power button to charge UVX. Once it is fully charged, press the Attack button to launch a bouncing projectile, which creates a Blast Area of 2.25 metres upon impact: Survivors touching an airborne projectile suffer from a -6 % Hindered Status Effect for 3 seconds. Survivors touching the Blast Area suffer from the Weakened State. UVX has a cool-down of 7 seconds. SPECIAL AFFLICTION: WEAKENED. Weakened Survivors receive damage when touching a Blast Area and have up to 6 seconds added back to their Weakened Meter indicated on the HUD. SPECIAL INTERACTION: STARING DOWN THE UNKNOWN. Survivors can remove their Weakened State by looking directly at The Unknown within a distance of 25 metres for a cumulative total of 10 seconds. Doing so will highlight their outline in pink to The Unknown. SPECIAL ABILITY: HALLUCINATIONS. The Unknown intermittently leaves behind a Hallucination, which charges over the course of 45 seconds. Up to 4 Hallucinations can exist simultaneously in the environment, with the oldest one being recycled when creating another one. New Hallucinations cannot be created when too close to other existings ones or several props. The Auras are revealed to The Unknown at all times and to Survivors when within 8 metres. Survivors becoming Weakened or touching a Blast Area reduces the Charge time of the next Hallucination by -10 seconds. SPECIAL INTERACTION: DISPELLING HALLUCINATIONS. Survivors can remove Hallucinations by approaching them and performing the Dispel interaction for 4 seconds: Reduces the Dispelling speed of Weakened Survivors by -25 %. Succeeding removes the Hallucination from the environment. Failing to complete the interaction causes the Survivor to become Weakened and triggers Killer Instinct for 5 seconds. This also applies when The Unknown teleports into a Hallucination mid-dispelling. SPECIAL LOCOMOTION: TELEPORT. Press the Secondary Power button to teleport to any available Hallucination that is at least 3 metres away from your location, leaving behind a temporary Decoy for 5 seconds. Teleportation has a cool-down of 25 seconds.</text:p>
          </table:table-cell>
          <table:table-cell office:value-type="string" calcext:value-type="string">
            <text:p>"Some believed a specimen was recovered by the military for their experiments. The codename: Unknown Venom X."</text:p>
          </table:table-cell>
          <table:table-cell office:value-type="string" calcext:value-type="string">
            <text:p>Olivia’s master’s thesis was on urban legends and their origins. She believed they shared similarities with traditional folklore and picked one to illustrate her point. The Unknown was believed to be a mysterious evil so heinous that investigating it almost immediately invited death. At least that was how the story went. And there were many stories. One story was of a woman in Greenville who disappeared without a trace on stage in front of a room full of witnesses. Her friend disappeared weeks later while trying to investigate what happened. The police were stumped. They had no clues or leads, and that mystery created the perfect storm for amplifying and spreading an urban legend. Instead of going back home for spring break, Olivia headed to Greenville to investigate. She drove to the second-cheapest motel in town and began to set up in a small room that smelled of cigarette smoke, mould, and booze. She turned one wall into a kind of evidence board. She taped up articles and various theories on similar disappearances attributed to The Unknown throughout the country. She made connections with red string and yellow thumbtacks. Anyone walking into the motel room would think she had lost her mind. There were many theories as to The Unknown’s origin. Some said it was a malevolent entity conjured long ago by an ancient cult. Others believed it to be an alien that escaped from Area 51. Legend was it thrived in darkness and stole the voices of those it consumed so as to lure others to their doom. The first newspaper articles Olivia found referenced a disappearance at a séance held in the 1800s. In the late 1950s, several college students mysteriously disappeared from a movie theatre. Witnesses saw them go inside. Some remembered seeing them in their seats. But when the lights came up, they were gone. No one saw them leave. No trace of them was ever found. A projectionist claimed to have heard voices in the empty darkness of the theatre later that night. But when he turned on the lights, no one was there. Then in the 1960s a group of teens disappeared while exploring an abandoned hospital believed to be haunted. Stories and speculation arose to explain these mystifying disappearances. Some talked about a top-secret government research program run by the Office of Strategic Services in the 1950s. Project Apple-Pie. Mind control experiments using hallucinogenic drugs. Most of the records were destroyed in the '70s, but witnesses claim that experiments were performed on unsuspecting civilians in various settings and locations throughout the country, including movie theatres, hospitals and universities. Many believed these unethical experiments opened doorways to other dimensions which allowed evil things to enter the world. Olivia wrote observations to pin to her evidence board. The Unknown dwells in darkness and can mimic its victims. Was it an evil entity? An extra-terrestrial? A failed government experiment? Or just a garden variety serial killer allergic to publicity? She wanted to prove The Unknown was nothing more than modern-day folklore. And that investigation led here to this night, to this place, to this shabby motel room. Yet she couldn’t help but notice that the disappearances in Greenville included one detail the other stories didn’t. The fog. And she half-remembered another urban legend with a thick, unnatural fog that somehow made people disappear. Maybe, she mused, the Greenville disappearances didn’t relate to The Unknown but some other darkness. For a moment Olivia wondered what would happen if one urban legend encountered another. She laughed at the idea and tempted fate by sketching a picture of what she thought The Unknown might look like. Then she pinned the sketch right in the middle of her evidence board, laughed nervously and waited to be consumed by The Unknown for having tried to define it. Anxiously, she stared at the windows and front door for seconds that turned to minutes and minutes that turned to hours. But nothing happened. Now it was after 2AM and Olivia was exhausted as she examined the articles and sipped cold coffee. So, when she first heard the whisper, she wondered if she imagined it. “Olivia…” It seemed to come from the bathroom. “Help…” The lights in the room flickered. “Who’s there?” Olivia stared with wide eyes at the closed door of the bathroom. Her mind was playing tricks on her. Or — Her friends had shown up to prank her. “Ariella? Sean? Stop messing around...” The lights continued to flicker as she edged closer to the bathroom. Fear spread in long waves through her, and a terrible realisation bloomed within her that The Unknown was behind the bathroom door, was preparing to make her pay for her hubris. Something began to whisper her name again. But then the voice rose, cracked, and distorted in sudden panic as if the brooding creature behind the door were under attack. An unknown horror filled Olivia’s heart and left room for nothing else. She breathed deeply as cold sweat beaded on her forehead. She placed her hand on the doorknob. The lights turned off, but she could still hear the strangely inhuman cries. Then the lights turned back on, and she could see a strange black fog seeping through the bottom of the door. Hesitantly, Olivia creaked the door open to see a bulky shape with frenzied tentacles being pulled into a thick mass of fog, vanishing slowly into the darkness like a dying shadow. The shrieking stopped suddenly, neighbours banged on the wall to turn down the TV, and Olivia stared intently at the black abyss that yawned before her. She wasn’t sure what to do. Part of her wanted to run. But the other part wanted to know more. And as she considered what to do next, dozens of voices began to call out to her with promises of the unknown and the impossible and of unearthly things beyond human experience. </text:p>
          </table:table-cell>
        </table:table-row>
        <table:table-row table:style-name="ro1">
          <table:table-cell office:value-type="string" calcext:value-type="string">
            <text:p>The Lich</text:p>
          </table:table-cell>
          <table:table-cell office:value-type="float" office:value="36" calcext:value-type="float">
            <text:p>36</text:p>
          </table:table-cell>
          <table:table-cell office:value-type="string" calcext:value-type="string">
            <text:p>Vecna</text:p>
          </table:table-cell>
          <table:table-cell office:value-type="string" calcext:value-type="string">
            <text:p>Male</text:p>
          </table:table-cell>
          <table:table-cell office:value-type="string" calcext:value-type="string">
            <text:p>Oerth</text:p>
          </table:table-cell>
          <table:table-cell office:value-type="string" calcext:value-type="string">
            <text:p>The Decimated Borgo</text:p>
          </table:table-cell>
          <table:table-cell office:value-type="string" calcext:value-type="string">
            <text:p>4.6 m/s Normal, 6.92 m/s Fly</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ich.png</text:p>
          </table:table-cell>
          <table:table-cell office:value-type="string" calcext:value-type="string">
            <text:p>Afterthought Dagger</text:p>
          </table:table-cell>
          <table:table-cell office:value-type="string" calcext:value-type="string">
            <text:p>Vile Darkness</text:p>
          </table:table-cell>
          <table:table-cell office:value-type="string" calcext:value-type="string">
            <text:p>SPECIAL ABILITY: VILE DARKNESS. Press and hold the Secondary Power button to open the Spell Selection. Move the cursor towards one of four available Spells in order to select it: Fly: Grants the ability to fly across the environment for up to 4 seconds and allows The Lich to ignore dropped Pallets and Windows. Flight of the Damned: Grants the ability to conjure 5 Flying Entities that can pass through obstacles and damage Survivors in their path. Triggers Killer Instinct on Survivors downed by this Spell for 5 seconds. Cannot hit crouched Survivors on level terrain. Dispelling Sphere: Grants the ability to cast a moving invisible Sphere that reveals Survivors through Killer Instinct and disables their Magic Items for 60 seconds upon contact. Causes the specific type of Magic Item to become visible to The Lich on the Survivor HUD while they are disabled by the Spell. The Cool-down duration of Magic Items is indicated to all Players with a timer on the Survivor HUD. Mage Hand: Grants the ability to create a Magical Hand that lifts dropped Pallets back upright in 0.5 seconds or blocks already upright ones for 4 seconds. Each Spell is on its own independent cool-down. SPECIAL TREASURE CHESTS: MAGIC ITEMS. 6 Treasure Chests containing special Magic Items for Survivors to equip spawn in the environment. These include Boots or Gauntlets of: All Magic Items reveal the Aura of The Lich for 1.5 seconds, when he casts their associated Spell. The Skyguard: Reveals the Aura of The Lich during Fly. This effect lingers for 0.25 seconds. The Nightwatch: Reveals the Auras of the Flying Entities during Flight of the Damned. The Archivist: Turns the Dispelling Sphere visible. The Interloper: Reveals the Auras of Pallets affected by Mage Hand. Grants a +7 % Haste Status Effect for 3 seconds. Beware of Mimics though, they may bite. Survivors can have both a Boot and a Gauntlet equipped at the same time. Unlucky Survivors may only find a regular Item inside a Treasure Chest that is either depleted or half-depleted. SPECIAL ITEMS: HAND &amp; EYE OF VECNA. Rarely, Treasure Chests contain either the Hand of Vecna or the Eye of Vecna. Healthy Survivors can use those Items to gain a special ability at the cost of a Health State and triggering Killer Instinct after use: Hand of Vecna: Rushing into a Locker teleports the Survivor to a different Locker that is at least 10 metres away. Triggers a Loud Noise Notification on the target Locker and Killer Instinct on them for 5 seconds. Eye of Vecna: Rushing out of a Locker has the following effects for 12 seconds: Suppresses their Aura, Scratch Marks, Blood Pools and Grunts of Pain. Grants them complete invisibility. Grants +25 % Haste. Triggers Killer Instinct for 3 seconds after becoming visible again. SPECIAL INTERACTION: RECOVER ARTEFACT. Survivors attuned to the Eye of Vecna or the Hand of Vecna with an accumulated 2 Hook Stages are vulnerable to The Lich recovering his Artefact from them. Press the Attack button while standing over the downed Survivor to execute them on the spot, performing a Mini-Mori. </text:p>
          </table:table-cell>
          <table:table-cell office:value-type="string" calcext:value-type="string">
            <text:p>"Bound with the skin and flesh of men, the Book is packed with spells both forbidden and wicked."</text:p>
          </table:table-cell>
          <table:table-cell office:value-type="string" calcext:value-type="string">
            <text:p>The Whispered One. Lord of the Rotted Tower. The Master of Secrets. Few dare speak his true name, for fear that he may hear — or worse. Even as a young wizard, Vecna’s command of magic was matched by none. While others spent decades committing to and perfecting one school of magic, he effortlessly mastered each one of them. After his mother’s execution for witchcraft, his focus became obsession as he pored the most of his study into the darkest school of magic—necromancy, the magic of life and death. As his power grew, so did his ambition. Over the centuries, he shed his mortal shell and ascended to lichdom. His power gave rise to a great empire, ruled over from his Rotted Tower. His thirst for dark knowledge to fill his Book of Vile Darkness led him to many realms and planes. But it was in his own realm one of his servants found something — a spell, perhaps, torn from an ancient tome — written in a language he had never seen. From it he could sense an incredible dark energy. Without any document of the language, he had to spend months painstakingly analysing its syntax, its phonetics, its form. He documented every stroke of every letter, scrutinising and theorising on their meanings, in a massive book hidden in his chambers. When his lieutenants came to him with problems in their domain, Vecna told them to deal with it themselves. He had more important matters to attend to. Countless nights were spent memorizing the strange script, attempting to make it make sense. Only occasionally would he leave his keep to investigate rumours of people who had disappeared without a trace in the night. At these scenes, he could sense the same foreign magic that emanated from the torn page. He was convinced that whatever was killing these people had also written this strange script. He was confounded, which made him furious. The scenes, few and far between, had no pattern, no common motive. No sign of struggle, no body, and only a lingering hum of dark energy. To what end did they need these bodies? One dark night, he had a breakthrough: a word he had been interpreting as “dying” made more sense as “disappearing.” Perhaps these people were not being killed at all: perhaps they were being taken alive. He applied this substitution through his notes and everything seemed to fall into place. He copied what he had learned to a fresh piece of parchment, written phonetically. He began to speak the words aloud and the room darkened. It filled with a creeping black fog. He felt himself displacing, going somewhere else. Vecna resisted, incanting memorised spells, holding the fog at bay. But as he gazed into the darkness, he felt that alluring energy from it; a despair, an evil he could scarcely imagine. A sick curiosity overcoming him, he dropped his concentration, and let the fog take him. Whatever it was, wherever it was, he understood that the only way to harness it was to submit to it. He knew, in his cold, unbeating heart, that its dark secrets would one day be his. </text:p>
          </table:table-cell>
        </table:table-row>
        <table:table-row table:style-name="ro1">
          <table:table-cell office:value-type="string" calcext:value-type="string">
            <text:p>The Dark Lord</text:p>
          </table:table-cell>
          <table:table-cell office:value-type="float" office:value="37" calcext:value-type="float">
            <text:p>37</text:p>
          </table:table-cell>
          <table:table-cell office:value-type="string" calcext:value-type="string">
            <text:p>Dracula</text:p>
          </table:table-cell>
          <table:table-cell office:value-type="string" calcext:value-type="string">
            <text:p>Male</text:p>
          </table:table-cell>
          <table:table-cell office:value-type="string" calcext:value-type="string">
            <text:p>Wallachian</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arkLord.png</text:p>
          </table:table-cell>
          <table:table-cell office:value-type="string" calcext:value-type="string">
            <text:p>Pale Claws</text:p>
          </table:table-cell>
          <table:table-cell office:value-type="string" calcext:value-type="string">
            <text:p>Vampiric Shift</text:p>
          </table:table-cell>
          <table:table-cell office:value-type="string" calcext:value-type="string">
            <text:p>SPECIAL ABILITY: SHAPESHIFT. The Dark Lord has access to 3 Forms and can freely change between them. Each Form has unique abilities and strengths. Press and hold the Secondary Action button in any Form to initialise a Shapeshift: Confirm a Shapeshift by pressing either the Attack button or the Power button. Cancel a Shapeshift by releasing the Secondary Power button. Has a cool-down of 2.5 seconds. Regardless of his current Form, The Dark Lord is always able to interact with Props, temporarily shifting into a ghostly husk of his Vampire Form during the interaction, if necessary. SPECIAL SHAPE: VAMPIRE FORM. The default Form of The Dark Lord. Provides the default Movement speed of 4.6 m/s. Grants the ability to cast the Hellfire Spell. SPECIAL SHAPE: WOLF FORM. This Form provides The Dark Lord with access to several abilities that allow for more effective tracking: Provides the default Movement speed of 4.6 m/s. Increases the visibility of Pools of Blood and Scratch Marks. Grants the ability to see and collect Scent Orbs left by Survivors: The Auras of Scent Orbs are revealed to you within 12 metres. Collecting them grants a +4.35 % Haste Status Effect for 2.5 seconds, temporarily increasing the Movement speed to 4.8 m/s, and reduces the Cool-down duration of the Pounce Attack by -20 % each. Triggers Killer Instinct for 2 seconds on Survivors that perform a Rushed Action. Grants access to the Pounce Attack. Has a cool-down of 20 seconds. SPECIAL SHAPE: BAT FORM. This Form provides The Dark Lord with access to several abilities that allow for greater stealth and mobility: Increases his Movement speed to 6.5 m/s. Removes the ability to attack or interact with Survivors. Grants the Undetectable Status Effect: Survivors hear a Lullaby within 48 metres. Grants the ability to teleport to any Vault location within 32 metres of his current location. Allows The Dark Lord to ignore dropped Pallets and Windows. Survivors are invisible while in this Form, but still leave Scratch Marks: Increases the volume of their Footsteps by +50 %. SPECIAL ATTACK: HELLFIRE SPELL. While in Vampire Form, press and hold the Power button to charge the Hellfire Spell. Releasing the Power button will cancel it. Press the Attack button when fully charged to release 7 Pillars of Flame that travel in a straight line from the The Dark Lord with a range of 8 metres. The Pillars of Flame can pass over low obstacles. The Hellfire Spell has a cool-down of 7 seconds. SPECIAL ATTACK: POUNCE. While in Wolf Form, press and hold the Power button to charge a Pounce and automatically attack once fully charged. The Dark Lord will always pounce twice, unless the first Pounce collides with a Survivor. Pouncing against a Breakable Wall or a dropped Pallet destroys them. SPECIAL LOCOMOTION: TELEPORT. While in Bat Form, press and hold the Power button to ready a Teleport. Press the Attack button while aiming at any dropped Pallet or Window within 32 metres to teleport to it, travelling at 12 m/s. </text:p>
          </table:table-cell>
          <table:table-cell office:value-type="string" calcext:value-type="string">
            <text:p>"His dark power allows him to exact revenge on humans, taking many forms to terrorise and slaughter them."</text:p>
          </table:table-cell>
          <table:table-cell office:value-type="string" calcext:value-type="string">
            <text:p>Inconsolable grief metamorphosed into madness after the death of Dracula's beloved. He sought out the fabled Crimson Stone as a way to cheat death, but death trapped his soul inside the stone, granting him eternal life as a vampire. Vlad Tepes Dracula was now the Dark Lord. He slept by day and hunted in the eventide, seeking out the living and stealing their lifeblood. He built a castle in Romania shielded with sinister magic and turned many of the local villagers into the living dead. Dracula's Castle became a symbol I of terror and despair. His power seemed unassailable and many perished trying to defeat him as he sowed endless chaos, suffering, and death. In 1476 Trevor Belmont of the Belmont Clan ended Dracula's reign with the Vampire Killer. But the undead never stay dead for long and Dracula was resurrected more than once over the centuries to continue his quest for revenge. Last resurrected in 1999, Dracula raised an army of the undead. It took another descendant of the Belmont Clan to defeat him: Julius Belmont. In the savage clash - known as the Battle of 1999, Julius Belmont took the fight to Dracula's Castle and battled the Dark Lord with the same enchanted whip his distant ancestors wielded. Most believe Dracula suffered a true death. A final death. But Dracula didn't die that night. As the Vampire Killer tore the flesh from his bones, a strange fog rolled across the ancient stone floor. Dracula felt the icy fingers of something or someone beckoning him. The Fog engulfed him and transported him to a place where he could continue his dark vengeance against humanity. </text:p>
          </table:table-cell>
        </table:table-row>
        <table:table-row table:style-name="ro1">
          <table:table-cell office:value-type="string" calcext:value-type="string">
            <text:p>The Houndmaster</text:p>
          </table:table-cell>
          <table:table-cell office:value-type="float" office:value="38" calcext:value-type="float">
            <text:p>38</text:p>
          </table:table-cell>
          <table:table-cell office:value-type="string" calcext:value-type="string">
            <text:p>Portia Maye</text:p>
          </table:table-cell>
          <table:table-cell office:value-type="string" calcext:value-type="string">
            <text:p>Female</text:p>
          </table:table-cell>
          <table:table-cell office:value-type="string" calcext:value-type="string">
            <text:p>Caribbean</text:p>
          </table:table-cell>
          <table:table-cell office:value-type="string" calcext:value-type="string">
            <text:p>No Realm</text:p>
          </table:table-cell>
          <table:table-cell office:value-type="string" calcext:value-type="string">
            <text:p>4.6 m/s Normal, 6 m/s Slipstream</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oundmaster.png</text:p>
          </table:table-cell>
          <table:table-cell office:value-type="string" calcext:value-type="string">
            <text:p>Deadly Crane</text:p>
          </table:table-cell>
          <table:table-cell office:value-type="string" calcext:value-type="string">
            <text:p>Scent of Blood</text:p>
          </table:table-cell>
          <table:table-cell office:value-type="string" calcext:value-type="string">
            <text:p>SPECIAL COMPANION: THE DOG. The Houndmaster sees the Aura of The Dog at all times. SPECIAL INTERACTION: PET DOG. Press the Interaction button while standing near The Dog to pet it. SPECIAL INTERACTION: SWITCH COMMAND. Press the Secondary Power button to switch between the Chase Command and the Search Command. SPECIAL ABILITY: CHASE. Press and hold the Power button to initiate the Chase Command, charting the Chase Path in front of you that The Dog will follow: Press the Attack button to send The Dog out at high speed or release the Power button to cancel the ability. SPECIAL ABILITY: REDIRECT CHASE. Press the Power button after sending out The Dog to temporarily take possession of it: Press the Attack button to redirect the Chase Path or press the Secondary Power button to cancel the redirect altogether. SPECIAL INTERACTION: DOG GRAB. When The Dog comes across a Survivor in its path, it pounces and grabs onto them: Causes the Grabbed Survivor to suffer from a -3 % Hindered Status Effect and the Incapacitated Status Effect. Causes the Grabbed Survivor to slowly be pulled towards The Houndmaster for a maximum of 8 seconds, after which they are released again. This duration is reduced to 2 seconds, if the Grabbed Survivor is protected by the Endurance Status Effect. Causes the Exit Gates to be blocked for the Grabbed Survivor. This effect lingers for 5 seconds after being released. The Aura of the Grabbed Survivor is revealed to The Houndmaster in red. The Grabbed Survivor can fight against the pull by moving in opposite directions and potentially steer The Dog towards nearby Pallets. The Grabbed Survivor can free themselves sooner by stunning The Dog or being rescued by another Survivor interacting with it: The Auras of upright Pallets within 16 metres of the Grabbed Survivor are revealed to them in yellow. Dropping a Pallet onto The Dog stuns it for 3 seconds and triggers Killer Instinct for 5 seconds. If the Grabbed Survivor is released without injury by any means, they continue to suffer from a -10 % Hindered Status Effect for 5 seconds. SPECIAL ABILITY: SEARCH. Press and hold the Power button to initiate the Search Command, sending out a beacon in front of you that marks the Target Location of The Dog: Press the Attack button to send The Dog out along a Search Path towards the Target Location or release the Power button to cancel the ability. While searching, The Dog has its own Lullaby of 32 metres and uses its Houndsense to locate nearby Survivors: Increases the radius of the Houndsense based on the distance The Dog travels along the Search Path. Causes Survivors entering its radius to become affected by Houndsense and trigger Killer Instinct. This effect lingers for 2 seconds after leaving the radius. Increases the Movement speed of The Houndmaster to 5.2 m/s after travelling along the Search Path for a certain distance. This effect lasts for as long as she remains on or close to the Search Path and ends once The Dog returns to her side. SPECIAL EFFECT: HOUNDSENSE. Survivors affected by Houndsense experience either of the following effects: Healthy Survivors after entering the Injured State: Suffer from the Deep Wound Status Effect upon becoming injured. Injured Survivors after entering the Dying State: Increases the volume of their Grunts of Pain. Increases the duration of their Pools of Blood.</text:p>
          </table:table-cell>
          <table:table-cell office:value-type="string" calcext:value-type="string">
            <text:p>"The Houndmaster and her dog operate as one. Her commands are followed without question or delay."</text:p>
          </table:table-cell>
          <table:table-cell office:value-type="string" calcext:value-type="string">
            <text:p>Portia Maye's father helped found a prosperous settlement of sailors and merchants on an uncharted island in the Caribbean. They called their port town Fortune and created a vast trading network which exposed Portia to cultures and knowledge from around the world. As a sailor and lover of stories, Portia's father read her the Arabian Nights, Shakespeare and Greek mythology, and he instructed her in sailing and celestial navigation. To be sure, he instilled within her a love for adventure so that she always wanted to travel with him. Once she accompanied her father on a trip to Italy where he traded sugar and silver for rare silks and spices. There they also acquired a litter of Corso puppies which her father said they would train as hunting dogs for Fortune's yearly hunting games. He also mentioned she could keep the strongest of the litter for her upcoming twelfth birthday. She named the pups Caeser, King, Shah, Athena, and the runt of the bunch-Snug. But before she could begin their training, a violent storm pushed Nightsdream off course into an area controlled by freebooters. Desperately, her father tried to steer the ship to safety, but the dreaded Mad Molak attacked them with his ships and took Nightsdream quickly. Those who survived the initial attack were pitted against each other in vicious fights that Molak and his crew would wager on. The brigand promised that the last man standing would be let go. When Portia's father refused to participate, the most vicious of Molak's men, his son, Tariq, tortured him for hours and finally- Slit his throat. Keeping Portia alive to get past Fortune's outer defenses, Molak and Tariq returned to their sloop and left a skeleton crew on Nightsdream. Portia would lead them into Fortune and, once inside, Molak and his raiders would attack, pillage and burn their beloved town to the ground. Using her skills in celestial navigation, Portia led them off-course through an area that many claimed to be cursed. Known as the Dragon's Tooth, some believed the area bled into the dark malignant domain of some ineffable evil where monsters roamed. Portia hoped to lead Molak to his doom and if she perished in the effort, so be it. As she approached the Dragon's Tooth, dark clouds accumulated, and a cold black fog surrounded them. Sheets of rain fell, and a fierce wind roared down on the ship, creating black mountains that crashed over the mast. Instantly, Molak and his ship turned away from the storm and left her to perish. But Portia refused to surrender as Nightsdream plowed through the thick fog and lightning. Her heart thundered in her chest as the ship creaked and groaned and slowly capsized. The last thing she saw before the ocean swallowed her whole was the silhouette of a giant tentacle crashing down on them. Portia opened her blurry eyes to see Snug staring down at her. He licked her face and barked for her to get up. Blinking the saltwater out of her eyes, she pushed her aching and bruised body from the ground but collapsed onto the strange purple sand. She had never seen anything like it before. With difficulty, she gathered herself, stood, and turned to face the runt. Snug barked twice and began sniffing the ground, leading her to a cluster of coconuts and purple seaweed. She dried out the seaweed, cracked the coconuts, and ate on the rocks, quietly listening to creatures she had never heard before and suddenly realized- They were marooned on an island in the Dragon's Tooth. They were in a strange world, an in-between world, a world her father had once described as a living nightmare that tortured the mind and played with the heart. And as she listened to these strange new sounds, she suddenly saw Molak everywhere. Instinctively, Portia closed her eyes and shrieked and only stopped when Snug jumped into her lap, returning her to the moment with a crescendo of barks. Over the years, Portia survived on whatever washed ashore as she battled the predators that stalked the island. Ferocious animals, vicious humans, and savage abominations not of this world. Snug now weighed over a hundred pounds and followed Portia everywhere. Together they made a daunting pair and most of the survivors on the island kept their distance. The few who didn't lived to regret it if they lived at all. And just when she was about to give up on the idea of escaping, she spotted an impossible thing while searching the beach for Snug. To her disbelief, she saw- Nightsdream drifting offshore in the cold, black fog. She knew better than to doubt or question anything on this island. With a whistle she entered the water but was suddenly attacked by a group of castaways. In her mind, she slaughtered Molak fifty times and spared only those she needed to crew her ship. Together they spent days searching for Snug, but he was nowhere to be found. He was- Gone. Gone, as if he had never been-as if he had only been a figment of her imagination. For decades Portia terrorized the Caribbean as she searched for Molak. She only attacked freebooters, taking their gold and torturing them sadistically to satiate some intangible darkness living within her. A darkness like a parasite that demanded blood until it had its fill. On the occasions Portia couldn't appease its hunger, the parasite would squeeze her mind with its deadly talons, crushing reason and reality until she would see Molak's face on every crewmember. She would attack and butcher everyone and anyone until one of her many trusted guard dogs barked for her to stop and- Molak would suddenly dematerialize into wisps of black fog. Terrified, the crew knew it was just a matter of time before her madness turned against them. And so, even when they finally located Molak, they conspired to mutiny. But they had underestimated their captain. By the time Portia was through with them there were only five left standing in a pool of blood and gore. They instantly threw themselves on her mercy as her dogs surrounded them waiting for the kill command that never came. Destroying Molak would take more hands than she possessed. Gathering her wits, she ordered the mutineers to clean up the deck and feed her dogs as she steered Nightsdream toward Mad Molak's Island. Molak himself was out on the high seas, but Portia's crew captured Tariq and locked him up in preparation for his father's return. When Molak returned, he found the island deserted apart from a woman offering chests of gold and jewels. She claimed she wanted to join Molak's crew and had prepared an amazing feast for him and his men. Not recognizing her, Molak accepted the treasure and asked about Tariq. She smiled and assured him his son would be joining them for dinner. Portia served Molak an elaborate meal and he drank and ate with gusto. The meat was especially good, roasted crisp and black on the outside and pink and juicy on the inside. He wanted to know if it was wild boar or venison. Portia smiled, stood proudly and reached over the table and lifted a golden food cover to reveal Tariq's decapitated, glazed head frozen in a scream of terror, the mouth vomiting bullion and jewels. Molak roared his anguish like a wounded bull, and she reveled in his torment as a thick black fog rose from the floor like a black veil. But before she could strike Molak down, something unseen jerked him backward into the darkness. At once her laughter died. Lips curled with mingled panic and rage. Veins in her neck stood out in livid ridges. Talons gripped her mind and squeezed and refused to let go. He was gone! Gone! Gone before she could stomp his head into a bloody pulp. Unintelligible words fumbled out of her mouth and degenerated into a guttural rasp. And just as she was about to scream, she heard the impossible. A bark. A bark she hadn't heard in years. She heard it, again. And again. Snug! He had Molak's scent. Not trying to understand what could not be understood, she charged into the fog to finish what she started with her long, lost friend. </text:p>
          </table:table-cell>
        </table:table-row>
        <table:table-row table:style-name="ro1">
          <table:table-cell office:value-type="string" calcext:value-type="string">
            <text:p>The Ghoul</text:p>
          </table:table-cell>
          <table:table-cell office:value-type="float" office:value="39" calcext:value-type="float">
            <text:p>39</text:p>
          </table:table-cell>
          <table:table-cell office:value-type="string" calcext:value-type="string">
            <text:p>Ken Kaneki</text:p>
          </table:table-cell>
          <table:table-cell office:value-type="string" calcext:value-type="string">
            <text:p>Male</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ul.png</text:p>
          </table:table-cell>
          <table:table-cell office:value-type="string" calcext:value-type="string">
            <text:p>Coming Soon</text:p>
          </table:table-cell>
          <table:table-cell office:value-type="string" calcext:value-type="string">
            <text:p>One-Eyed Terror</text:p>
          </table:table-cell>
          <table:table-cell office:value-type="string" calcext:value-type="string">
            <text:p>SPECIAL ABILITY: KAGUNE LEAP. Tap into your Ghoulish abilities to charge and launch the Kagune, tentacles that attach to vertical surfaces propelling you forward. You can quickly chain a second Kagune Leap for additional mobility, allowing you to traverse the Map with heightened speed. Hitting a healthy Survivor with your second Kagune Leap will damage them with a grab-attack, inflicting them with Deep Wounds and a Kagune Mark. You will then enter Enraged Mode. SPECIAL ABILITY: ENRAGED MODE. In Enraged Mode, you can perform up to three consecutive Kagune Leaps, propelling over vaults with superhuman speed. Enraged Mode remains active as long as a Survivor is afflicted with a Kagune Mark; they will lose the Mark if they are fully Mended or get downed. If no Survivors are Marked, Enraged Mode will end after a brief countdown.</text:p>
          </table:table-cell>
          <table:table-cell office:value-type="string" calcext:value-type="string">
            <text:p>“Coming Soon” – Danielle Pond</text:p>
          </table:table-cell>
          <table:table-cell office:value-type="string" calcext:value-type="string">
            <text:p>Ken Kaneki was a gentle and kind-hearted boy who lived a simple life, studying literature at Kamii University, before a chance encounter turned his life upside down. He and his friend Hide frequented the cafe Anteiku, where one of the regulars caught his eye: Rize Kamishiro. She shared his passion for reading, and he spotted her even reading the same novel as him. He worked up the courage to ask her on a date. While walking her home, Rize showed her true colors: those of a ghoul known as The Binge Eater. She feasted on his flesh, nearly killing him, until a freak construction accident caused her demise, and nearly caused his as well. To save his life, doctors transplanted Rize's organs into Kaneki. He survived the surgery, but something was wrong... food lost its flavor, and strange cravings dogged him. The life-saving surgery had made him part-ghoul. Confused and afraid, he followed his instincts into an alleyway where he ran into Touka, one of the staff members at Anteiku. Shocked at his transformation, she brought him back to the café. He was surprised to learn that the staff at Anteiku were ghouls. They took him under his wing, helping him adapt to his new reality. He learned how to fight with his newfound powers, how to deal with his disturbing urges to kill and eat human flesh, and how to stay one step ahead of the CCG. His adaptation to his new life was cruelly interrupted when he was kidnapped and subjected to unprecedented physical and mental torture at the hands of a particularly cruel Ghoul named Jason. His captor's exercises of control and profound violence were so diabolical that they broke Kaneki's mind, stripped him of what once made him human. His sense of self was shattered, and Rize stepped into the empty space, encouraging him to take control in his own life. And control is what he took, paying back Jason's violence in kind. He broke free and battled his captor. The torture made him numb to pain, and his shattered psyche left him no space for hesitation. He defeated Jason after a short battle, and he devoured him. He had been dragged into a nightmare a tormented boy, but he walked out a powerful ghoul. He considered what this would mean as he pushed his way through the heavy doors, and barely noticed as a black fog pooled around his feet. He walked out, confident that the torture was over. But as he observed his surroundings, he realized that perhaps it had only begun.</text:p>
          </table:table-cell>
        </table:table-row>
      </table:table>
      <table:table table:name="Changes" table:style-name="ta1">
        <office:forms form:automatic-focus="false" form:apply-design-mode="false"/>
        <table:table-column table:style-name="co3" table:default-cell-style-name="ce1"/>
        <table:table-column table:style-name="co21" table:default-cell-style-name="Default"/>
        <table:table-row table:style-name="ro1">
          <table:table-cell office:value-type="string" calcext:value-type="string">
            <text:p>ChangeDate</text:p>
          </table:table-cell>
          <table:table-cell office:value-type="string" calcext:value-type="string">
            <text:p>ChangeDescription</text:p>
          </table:table-cell>
        </table:table-row>
        <table:table-row table:style-name="ro1">
          <table:table-cell office:value-type="date" office:date-value="2025-04-06" calcext:value-type="date">
            <text:p>06/04/2025</text:p>
          </table:table-cell>
          <table:table-cell office:value-type="string" calcext:value-type="string">
            <text:p>Added changes from 8.6.0. Some killer information for The Ghoul is still missing. We feel that a complete individual check of each Perk and Killer will be necessary as some of the information we initially gathered may be out of date.</text:p>
          </table:table-cell>
        </table:table-row>
        <table:table-row table:style-name="ro1" table:number-rows-repeated="1048573">
          <table:table-cell table:number-columns-repeated="2"/>
        </table:table-row>
        <table:table-row table:style-name="ro1">
          <table:table-cell table:number-columns-repeated="2"/>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6">00/00/0000</text:date>, <text:time style:data-style-name="N2" text:time-value="10:59:45.01706162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4-06T11:12:11.555842904</dc:date>
    <meta:editing-duration>PT15H11M37S</meta:editing-duration>
    <meta:editing-cycles>135</meta:editing-cycles>
    <meta:generator>LibreOffice/25.2.2.2$Linux_X86_64 LibreOffice_project/7370d4be9e3cf6031a51beef54ff3bda878e3fac</meta:generator>
    <meta:document-statistic meta:table-count="6" meta:cell-count="3123" meta:object-count="0"/>
  </office:meta>
</office:document-meta>
</file>